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0.61pt"/>
    </style:style>
    <style:style style:name="co8" style:family="table-column">
      <style:table-column-properties fo:break-before="auto" style:column-width="26.16pt"/>
    </style:style>
    <style:style style:name="co9" style:family="table-column">
      <style:table-column-properties fo:break-before="auto" style:column-width="51.25pt"/>
    </style:style>
    <style:style style:name="co10" style:family="table-column">
      <style:table-column-properties fo:break-before="auto" style:column-width="32.6pt"/>
    </style:style>
    <style:style style:name="co11" style:family="table-column">
      <style:table-column-properties fo:break-before="auto" style:column-width="16.1pt"/>
    </style:style>
    <style:style style:name="co12" style:family="table-column">
      <style:table-column-properties fo:break-before="auto" style:column-width="23.24pt"/>
    </style:style>
    <style:style style:name="co13" style:family="table-column">
      <style:table-column-properties fo:break-before="auto" style:column-width="33.59pt"/>
    </style:style>
    <style:style style:name="co14" style:family="table-column">
      <style:table-column-properties fo:break-before="auto" style:column-width="32.51pt"/>
    </style:style>
    <style:style style:name="co15" style:family="table-column">
      <style:table-column-properties fo:break-before="auto" style:column-width="31.41pt"/>
    </style:style>
    <style:style style:name="co16" style:family="table-column">
      <style:table-column-properties fo:break-before="auto" style:column-width="53.6pt"/>
    </style:style>
    <style:style style:name="co17" style:family="table-column">
      <style:table-column-properties fo:break-before="auto" style:column-width="34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style:font-name="Liberation Sans" fo:language="en" fo:country="US" style:font-name-asian="WenQuanYi Micro Hei" style:language-asian="zh" style:country-asian="CN" style:font-name-complex="Lohit Hindi" style:font-size-complex="10pt" style:language-complex="hi" style:country-complex="IN"/>
    </style:style>
    <style:style style:name="ce6" style:family="table-cell" style:parent-style-name="Default">
      <style:table-cell-properties fo:background-color="#33cc66" style:text-align-source="fix" style:repeat-content="false" fo:border="non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weight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7" style:family="table-cell" style:parent-style-name="Default">
      <style:table-cell-properties fo:background-color="#99ccff" style:text-align-source="fix" style:repeat-content="false" fo:border="none" style:vertical-align="automatic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pt"/>
      <style:text-properties style:font-name="Liberation Sans"/>
    </style:style>
    <style:style style:name="ce1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weight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/>
    </style:style>
    <style:style style:name="ce49" style:family="table-cell" style:parent-style-name="Default">
      <style:table-cell-properties fo:background-color="#b2b2b2"/>
    </style:style>
  </office:automatic-styles>
  <office:body>
    <office:spreadsheet>
      <table:table table:name="small_LOCAL_alignment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005" table:default-cell-style-name="ce3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" table:formula="of:=MAX(0;[.B3]-2;[.C2]-2;IF([.$A3]=[.C$1];[.B2]+1;[.B2]-1))" office:value-type="float" office:value="1" calcext:value-type="float">
            <text:p>1</text:p>
          </table:table-cell>
          <table:table-cell table:style-name="ce5" table:formula="of:=MAX(0;[.C3]-2;[.D2]-2;IF([.$A3]=[.D$1];[.C2]+1;[.C2]-1))" office:value-type="float" office:value="0" calcext:value-type="float">
            <text:p>0</text:p>
          </table:table-cell>
          <table:table-cell table:style-name="ce5" table:formula="of:=MAX(0;[.D3]-2;[.E2]-2;IF([.$A3]=[.E$1];[.D2]+1;[.D2]-1))" office:value-type="float" office:value="0" calcext:value-type="float">
            <text:p>0</text:p>
          </table:table-cell>
          <table:table-cell table:style-name="ce5" table:formula="of:=MAX(0;[.E3]-2;[.F2]-2;IF([.$A3]=[.F$1];[.E2]+1;[.E2]-1))" office:value-type="float" office:value="1" calcext:value-type="float">
            <text:p>1</text:p>
          </table:table-cell>
          <table:table-cell table:style-name="ce5" table:formula="of:=MAX(0;[.F3]-2;[.G2]-2;IF([.$A3]=[.G$1];[.F2]+1;[.F2]-1))" office:value-type="float" office:value="0" calcext:value-type="float">
            <text:p>0</text:p>
          </table:table-cell>
          <table:table-cell table:style-name="ce5" table:formula="of:=MAX(0;[.G3]-2;[.H2]-2;IF([.$A3]=[.H$1];[.G2]+1;[.G2]-1))" office:value-type="float" office:value="0" calcext:value-type="float">
            <text:p>0</text:p>
          </table:table-cell>
          <table:table-cell table:style-name="ce5" table:formula="of:=MAX(0;[.H3]-2;[.I2]-2;IF([.$A3]=[.I$1];[.H2]+1;[.H2]-1))" office:value-type="float" office:value="1" calcext:value-type="float">
            <text:p>1</text:p>
          </table:table-cell>
          <table:table-cell table:style-name="ce5" table:formula="of:=MAX(0;[.I3]-2;[.J2]-2;IF([.$A3]=[.J$1];[.I2]+1;[.I2]-1))" office:value-type="float" office:value="0" calcext:value-type="float">
            <text:p>0</text:p>
          </table:table-cell>
          <table:table-cell table:style-name="ce5" table:formula="of:=MAX(0;[.J3]-2;[.K2]-2;IF([.$A3]=[.K$1];[.J2]+1;[.J2]-1))" office:value-type="float" office:value="0" calcext:value-type="float">
            <text:p>0</text:p>
          </table:table-cell>
          <table:table-cell table:style-name="ce5" table:formula="of:=MAX(0;[.K3]-2;[.L2]-2;IF([.$A3]=[.L$1];[.K2]+1;[.K2]-1))" office:value-type="float" office:value="1" calcext:value-type="float">
            <text:p>1</text:p>
          </table:table-cell>
          <table:table-cell table:style-name="ce5" table:formula="of:=MAX(0;[.L3]-2;[.M2]-2;IF([.$A3]=[.M$1];[.L2]+1;[.L2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5" table:formula="of:=MAX(0;[.B4]-2;[.C3]-2;IF([.$A4]=[.C$1];[.B3]+1;[.B3]-1))" office:value-type="float" office:value="0" calcext:value-type="float">
            <text:p>0</text:p>
          </table:table-cell>
          <table:table-cell table:style-name="ce5" table:formula="of:=MAX(0;[.C4]-2;[.D3]-2;IF([.$A4]=[.D$1];[.C3]+1;[.C3]-1))" office:value-type="float" office:value="2" calcext:value-type="float">
            <text:p>2</text:p>
          </table:table-cell>
          <table:table-cell table:style-name="ce5" table:formula="of:=MAX(0;[.D4]-2;[.E3]-2;IF([.$A4]=[.E$1];[.D3]+1;[.D3]-1))" office:value-type="float" office:value="1" calcext:value-type="float">
            <text:p>1</text:p>
          </table:table-cell>
          <table:table-cell table:style-name="ce5" table:formula="of:=MAX(0;[.E4]-2;[.F3]-2;IF([.$A4]=[.F$1];[.E3]+1;[.E3]-1))" office:value-type="float" office:value="0" calcext:value-type="float">
            <text:p>0</text:p>
          </table:table-cell>
          <table:table-cell table:style-name="ce5" table:formula="of:=MAX(0;[.F4]-2;[.G3]-2;IF([.$A4]=[.G$1];[.F3]+1;[.F3]-1))" office:value-type="float" office:value="0" calcext:value-type="float">
            <text:p>0</text:p>
          </table:table-cell>
          <table:table-cell table:style-name="ce5" table:formula="of:=MAX(0;[.G4]-2;[.H3]-2;IF([.$A4]=[.H$1];[.G3]+1;[.G3]-1))" office:value-type="float" office:value="0" calcext:value-type="float">
            <text:p>0</text:p>
          </table:table-cell>
          <table:table-cell table:style-name="ce5" table:formula="of:=MAX(0;[.H4]-2;[.I3]-2;IF([.$A4]=[.I$1];[.H3]+1;[.H3]-1))" office:value-type="float" office:value="0" calcext:value-type="float">
            <text:p>0</text:p>
          </table:table-cell>
          <table:table-cell table:style-name="ce5" table:formula="of:=MAX(0;[.I4]-2;[.J3]-2;IF([.$A4]=[.J$1];[.I3]+1;[.I3]-1))" office:value-type="float" office:value="2" calcext:value-type="float">
            <text:p>2</text:p>
          </table:table-cell>
          <table:table-cell table:style-name="ce5" table:formula="of:=MAX(0;[.J4]-2;[.K3]-2;IF([.$A4]=[.K$1];[.J3]+1;[.J3]-1))" office:value-type="float" office:value="0" calcext:value-type="float">
            <text:p>0</text:p>
          </table:table-cell>
          <table:table-cell table:style-name="ce5" table:formula="of:=MAX(0;[.K4]-2;[.L3]-2;IF([.$A4]=[.L$1];[.K3]+1;[.K3]-1))" office:value-type="float" office:value="0" calcext:value-type="float">
            <text:p>0</text:p>
          </table:table-cell>
          <table:table-cell table:style-name="ce5" table:formula="of:=MAX(0;[.L4]-2;[.M3]-2;IF([.$A4]=[.M$1];[.L3]+1;[.L3]-1)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5" table:formula="of:=MAX(0;[.B5]-2;[.C4]-2;IF([.$A5]=[.C$1];[.B4]+1;[.B4]-1))" office:value-type="float" office:value="0" calcext:value-type="float">
            <text:p>0</text:p>
          </table:table-cell>
          <table:table-cell table:style-name="ce5" table:formula="of:=MAX(0;[.C5]-2;[.D4]-2;IF([.$A5]=[.D$1];[.C4]+1;[.C4]-1))" office:value-type="float" office:value="0" calcext:value-type="float">
            <text:p>0</text:p>
          </table:table-cell>
          <table:table-cell table:style-name="ce5" table:formula="of:=MAX(0;[.D5]-2;[.E4]-2;IF([.$A5]=[.E$1];[.D4]+1;[.D4]-1))" office:value-type="float" office:value="1" calcext:value-type="float">
            <text:p>1</text:p>
          </table:table-cell>
          <table:table-cell table:style-name="ce5" table:formula="of:=MAX(0;[.E5]-2;[.F4]-2;IF([.$A5]=[.F$1];[.E4]+1;[.E4]-1))" office:value-type="float" office:value="0" calcext:value-type="float">
            <text:p>0</text:p>
          </table:table-cell>
          <table:table-cell table:style-name="ce5" table:formula="of:=MAX(0;[.F5]-2;[.G4]-2;IF([.$A5]=[.G$1];[.F4]+1;[.F4]-1))" office:value-type="float" office:value="1" calcext:value-type="float">
            <text:p>1</text:p>
          </table:table-cell>
          <table:table-cell table:style-name="ce5" table:formula="of:=MAX(0;[.G5]-2;[.H4]-2;IF([.$A5]=[.H$1];[.G4]+1;[.G4]-1))" office:value-type="float" office:value="0" calcext:value-type="float">
            <text:p>0</text:p>
          </table:table-cell>
          <table:table-cell table:style-name="ce5" table:formula="of:=MAX(0;[.H5]-2;[.I4]-2;IF([.$A5]=[.I$1];[.H4]+1;[.H4]-1))" office:value-type="float" office:value="0" calcext:value-type="float">
            <text:p>0</text:p>
          </table:table-cell>
          <table:table-cell table:style-name="ce5" table:formula="of:=MAX(0;[.I5]-2;[.J4]-2;IF([.$A5]=[.J$1];[.I4]+1;[.I4]-1))" office:value-type="float" office:value="0" calcext:value-type="float">
            <text:p>0</text:p>
          </table:table-cell>
          <table:table-cell table:style-name="ce5" table:formula="of:=MAX(0;[.J5]-2;[.K4]-2;IF([.$A5]=[.K$1];[.J4]+1;[.J4]-1))" office:value-type="float" office:value="1" calcext:value-type="float">
            <text:p>1</text:p>
          </table:table-cell>
          <table:table-cell table:style-name="ce5" table:formula="of:=MAX(0;[.K5]-2;[.L4]-2;IF([.$A5]=[.L$1];[.K4]+1;[.K4]-1))" office:value-type="float" office:value="0" calcext:value-type="float">
            <text:p>0</text:p>
          </table:table-cell>
          <table:table-cell table:style-name="ce5" table:formula="of:=MAX(0;[.L5]-2;[.M4]-2;IF([.$A5]=[.M$1];[.L4]+1;[.L4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" table:formula="of:=MAX(0;[.B6]-2;[.C5]-2;IF([.$A6]=[.C$1];[.B5]+1;[.B5]-1))" office:value-type="float" office:value="1" calcext:value-type="float">
            <text:p>1</text:p>
          </table:table-cell>
          <table:table-cell table:style-name="ce5" table:formula="of:=MAX(0;[.C6]-2;[.D5]-2;IF([.$A6]=[.D$1];[.C5]+1;[.C5]-1))" office:value-type="float" office:value="0" calcext:value-type="float">
            <text:p>0</text:p>
          </table:table-cell>
          <table:table-cell table:style-name="ce5" table:formula="of:=MAX(0;[.D6]-2;[.E5]-2;IF([.$A6]=[.E$1];[.D5]+1;[.D5]-1))" office:value-type="float" office:value="0" calcext:value-type="float">
            <text:p>0</text:p>
          </table:table-cell>
          <table:table-cell table:style-name="ce5" table:formula="of:=MAX(0;[.E6]-2;[.F5]-2;IF([.$A6]=[.F$1];[.E5]+1;[.E5]-1))" office:value-type="float" office:value="2" calcext:value-type="float">
            <text:p>2</text:p>
          </table:table-cell>
          <table:table-cell table:style-name="ce5" table:formula="of:=MAX(0;[.F6]-2;[.G5]-2;IF([.$A6]=[.G$1];[.F5]+1;[.F5]-1))" office:value-type="float" office:value="0" calcext:value-type="float">
            <text:p>0</text:p>
          </table:table-cell>
          <table:table-cell table:style-name="ce5" table:formula="of:=MAX(0;[.G6]-2;[.H5]-2;IF([.$A6]=[.H$1];[.G5]+1;[.G5]-1))" office:value-type="float" office:value="0" calcext:value-type="float">
            <text:p>0</text:p>
          </table:table-cell>
          <table:table-cell table:style-name="ce5" table:formula="of:=MAX(0;[.H6]-2;[.I5]-2;IF([.$A6]=[.I$1];[.H5]+1;[.H5]-1))" office:value-type="float" office:value="1" calcext:value-type="float">
            <text:p>1</text:p>
          </table:table-cell>
          <table:table-cell table:style-name="ce5" table:formula="of:=MAX(0;[.I6]-2;[.J5]-2;IF([.$A6]=[.J$1];[.I5]+1;[.I5]-1))" office:value-type="float" office:value="0" calcext:value-type="float">
            <text:p>0</text:p>
          </table:table-cell>
          <table:table-cell table:style-name="ce5" table:formula="of:=MAX(0;[.J6]-2;[.K5]-2;IF([.$A6]=[.K$1];[.J5]+1;[.J5]-1))" office:value-type="float" office:value="0" calcext:value-type="float">
            <text:p>0</text:p>
          </table:table-cell>
          <table:table-cell table:style-name="ce5" table:formula="of:=MAX(0;[.K6]-2;[.L5]-2;IF([.$A6]=[.L$1];[.K5]+1;[.K5]-1))" office:value-type="float" office:value="2" calcext:value-type="float">
            <text:p>2</text:p>
          </table:table-cell>
          <table:table-cell table:style-name="ce5" table:formula="of:=MAX(0;[.L6]-2;[.M5]-2;IF([.$A6]=[.M$1];[.L5]+1;[.L5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5" table:formula="of:=MAX(0;[.B7]-2;[.C6]-2;IF([.$A7]=[.C$1];[.B6]+1;[.B6]-1))" office:value-type="float" office:value="0" calcext:value-type="float">
            <text:p>0</text:p>
          </table:table-cell>
          <table:table-cell table:style-name="ce5" table:formula="of:=MAX(0;[.C7]-2;[.D6]-2;IF([.$A7]=[.D$1];[.C6]+1;[.C6]-1))" office:value-type="float" office:value="2" calcext:value-type="float">
            <text:p>2</text:p>
          </table:table-cell>
          <table:table-cell table:style-name="ce5" table:formula="of:=MAX(0;[.D7]-2;[.E6]-2;IF([.$A7]=[.E$1];[.D6]+1;[.D6]-1))" office:value-type="float" office:value="1" calcext:value-type="float">
            <text:p>1</text:p>
          </table:table-cell>
          <table:table-cell table:style-name="ce5" table:formula="of:=MAX(0;[.E7]-2;[.F6]-2;IF([.$A7]=[.F$1];[.E6]+1;[.E6]-1))" office:value-type="float" office:value="0" calcext:value-type="float">
            <text:p>0</text:p>
          </table:table-cell>
          <table:table-cell table:style-name="ce5" table:formula="of:=MAX(0;[.F7]-2;[.G6]-2;IF([.$A7]=[.G$1];[.F6]+1;[.F6]-1))" office:value-type="float" office:value="1" calcext:value-type="float">
            <text:p>1</text:p>
          </table:table-cell>
          <table:table-cell table:style-name="ce5" table:formula="of:=MAX(0;[.G7]-2;[.H6]-2;IF([.$A7]=[.H$1];[.G6]+1;[.G6]-1))" office:value-type="float" office:value="0" calcext:value-type="float">
            <text:p>0</text:p>
          </table:table-cell>
          <table:table-cell table:style-name="ce5" table:formula="of:=MAX(0;[.H7]-2;[.I6]-2;IF([.$A7]=[.I$1];[.H6]+1;[.H6]-1))" office:value-type="float" office:value="0" calcext:value-type="float">
            <text:p>0</text:p>
          </table:table-cell>
          <table:table-cell table:style-name="ce5" table:formula="of:=MAX(0;[.I7]-2;[.J6]-2;IF([.$A7]=[.J$1];[.I6]+1;[.I6]-1))" office:value-type="float" office:value="2" calcext:value-type="float">
            <text:p>2</text:p>
          </table:table-cell>
          <table:table-cell table:style-name="ce5" table:formula="of:=MAX(0;[.J7]-2;[.K6]-2;IF([.$A7]=[.K$1];[.J6]+1;[.J6]-1))" office:value-type="float" office:value="0" calcext:value-type="float">
            <text:p>0</text:p>
          </table:table-cell>
          <table:table-cell table:style-name="ce5" table:formula="of:=MAX(0;[.K7]-2;[.L6]-2;IF([.$A7]=[.L$1];[.K6]+1;[.K6]-1))" office:value-type="float" office:value="0" calcext:value-type="float">
            <text:p>0</text:p>
          </table:table-cell>
          <table:table-cell table:style-name="ce5" table:formula="of:=MAX(0;[.L7]-2;[.M6]-2;IF([.$A7]=[.M$1];[.L6]+1;[.L6]-1)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5" table:formula="of:=MAX(0;[.B8]-2;[.C7]-2;IF([.$A8]=[.C$1];[.B7]+1;[.B7]-1))" office:value-type="float" office:value="0" calcext:value-type="float">
            <text:p>0</text:p>
          </table:table-cell>
          <table:table-cell table:style-name="ce5" table:formula="of:=MAX(0;[.C8]-2;[.D7]-2;IF([.$A8]=[.D$1];[.C7]+1;[.C7]-1))" office:value-type="float" office:value="0" calcext:value-type="float">
            <text:p>0</text:p>
          </table:table-cell>
          <table:table-cell table:style-name="ce5" table:formula="of:=MAX(0;[.D8]-2;[.E7]-2;IF([.$A8]=[.E$1];[.D7]+1;[.D7]-1))" office:value-type="float" office:value="1" calcext:value-type="float">
            <text:p>1</text:p>
          </table:table-cell>
          <table:table-cell table:style-name="ce5" table:formula="of:=MAX(0;[.E8]-2;[.F7]-2;IF([.$A8]=[.F$1];[.E7]+1;[.E7]-1))" office:value-type="float" office:value="0" calcext:value-type="float">
            <text:p>0</text:p>
          </table:table-cell>
          <table:table-cell table:style-name="ce5" table:formula="of:=MAX(0;[.F8]-2;[.G7]-2;IF([.$A8]=[.G$1];[.F7]+1;[.F7]-1))" office:value-type="float" office:value="1" calcext:value-type="float">
            <text:p>1</text:p>
          </table:table-cell>
          <table:table-cell table:style-name="ce5" table:formula="of:=MAX(0;[.G8]-2;[.H7]-2;IF([.$A8]=[.H$1];[.G7]+1;[.G7]-1))" office:value-type="float" office:value="0" calcext:value-type="float">
            <text:p>0</text:p>
          </table:table-cell>
          <table:table-cell table:style-name="ce5" table:formula="of:=MAX(0;[.H8]-2;[.I7]-2;IF([.$A8]=[.I$1];[.H7]+1;[.H7]-1))" office:value-type="float" office:value="0" calcext:value-type="float">
            <text:p>0</text:p>
          </table:table-cell>
          <table:table-cell table:style-name="ce5" table:formula="of:=MAX(0;[.I8]-2;[.J7]-2;IF([.$A8]=[.J$1];[.I7]+1;[.I7]-1))" office:value-type="float" office:value="0" calcext:value-type="float">
            <text:p>0</text:p>
          </table:table-cell>
          <table:table-cell table:style-name="ce5" table:formula="of:=MAX(0;[.J8]-2;[.K7]-2;IF([.$A8]=[.K$1];[.J7]+1;[.J7]-1))" office:value-type="float" office:value="1" calcext:value-type="float">
            <text:p>1</text:p>
          </table:table-cell>
          <table:table-cell table:style-name="ce5" table:formula="of:=MAX(0;[.K8]-2;[.L7]-2;IF([.$A8]=[.L$1];[.K7]+1;[.K7]-1))" office:value-type="float" office:value="0" calcext:value-type="float">
            <text:p>0</text:p>
          </table:table-cell>
          <table:table-cell table:style-name="ce5" table:formula="of:=MAX(0;[.L8]-2;[.M7]-2;IF([.$A8]=[.M$1];[.L7]+1;[.L7]-1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5" table:formula="of:=MAX(0;[.B9]-2;[.C8]-2;IF([.$A9]=[.C$1];[.B8]+1;[.B8]-1))" office:value-type="float" office:value="0" calcext:value-type="float">
            <text:p>0</text:p>
          </table:table-cell>
          <table:table-cell table:style-name="ce5" table:formula="of:=MAX(0;[.C9]-2;[.D8]-2;IF([.$A9]=[.D$1];[.C8]+1;[.C8]-1))" office:value-type="float" office:value="0" calcext:value-type="float">
            <text:p>0</text:p>
          </table:table-cell>
          <table:table-cell table:style-name="ce5" table:formula="of:=MAX(0;[.D9]-2;[.E8]-2;IF([.$A9]=[.E$1];[.D8]+1;[.D8]-1))" office:value-type="float" office:value="0" calcext:value-type="float">
            <text:p>0</text:p>
          </table:table-cell>
          <table:table-cell table:style-name="ce5" table:formula="of:=MAX(0;[.E9]-2;[.F8]-2;IF([.$A9]=[.F$1];[.E8]+1;[.E8]-1))" office:value-type="float" office:value="0" calcext:value-type="float">
            <text:p>0</text:p>
          </table:table-cell>
          <table:table-cell table:style-name="ce5" table:formula="of:=MAX(0;[.F9]-2;[.G8]-2;IF([.$A9]=[.G$1];[.F8]+1;[.F8]-1))" office:value-type="float" office:value="0" calcext:value-type="float">
            <text:p>0</text:p>
          </table:table-cell>
          <table:table-cell table:style-name="ce5" table:formula="of:=MAX(0;[.G9]-2;[.H8]-2;IF([.$A9]=[.H$1];[.G8]+1;[.G8]-1))" office:value-type="float" office:value="2" calcext:value-type="float">
            <text:p>2</text:p>
          </table:table-cell>
          <table:table-cell table:style-name="ce5" table:formula="of:=MAX(0;[.H9]-2;[.I8]-2;IF([.$A9]=[.I$1];[.H8]+1;[.H8]-1))" office:value-type="float" office:value="0" calcext:value-type="float">
            <text:p>0</text:p>
          </table:table-cell>
          <table:table-cell table:style-name="ce5" table:formula="of:=MAX(0;[.I9]-2;[.J8]-2;IF([.$A9]=[.J$1];[.I8]+1;[.I8]-1))" office:value-type="float" office:value="0" calcext:value-type="float">
            <text:p>0</text:p>
          </table:table-cell>
          <table:table-cell table:style-name="ce5" table:formula="of:=MAX(0;[.J9]-2;[.K8]-2;IF([.$A9]=[.K$1];[.J8]+1;[.J8]-1))" office:value-type="float" office:value="1" calcext:value-type="float">
            <text:p>1</text:p>
          </table:table-cell>
          <table:table-cell table:style-name="ce5" table:formula="of:=MAX(0;[.K9]-2;[.L8]-2;IF([.$A9]=[.L$1];[.K8]+1;[.K8]-1))" office:value-type="float" office:value="0" calcext:value-type="float">
            <text:p>0</text:p>
          </table:table-cell>
          <table:table-cell table:style-name="ce5" table:formula="of:=MAX(0;[.L9]-2;[.M8]-2;IF([.$A9]=[.M$1];[.L8]+1;[.L8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5" table:formula="of:=MAX(0;[.B10]-2;[.C9]-2;IF([.$A10]=[.C$1];[.B9]+1;[.B9]-1))" office:value-type="float" office:value="0" calcext:value-type="float">
            <text:p>0</text:p>
          </table:table-cell>
          <table:table-cell table:style-name="ce5" table:formula="of:=MAX(0;[.C10]-2;[.D9]-2;IF([.$A10]=[.D$1];[.C9]+1;[.C9]-1))" office:value-type="float" office:value="1" calcext:value-type="float">
            <text:p>1</text:p>
          </table:table-cell>
          <table:table-cell table:style-name="ce5" table:formula="of:=MAX(0;[.D10]-2;[.E9]-2;IF([.$A10]=[.E$1];[.D9]+1;[.D9]-1))" office:value-type="float" office:value="1" calcext:value-type="float">
            <text:p>1</text:p>
          </table:table-cell>
          <table:table-cell table:style-name="ce5" table:formula="of:=MAX(0;[.E10]-2;[.F9]-2;IF([.$A10]=[.F$1];[.E9]+1;[.E9]-1))" office:value-type="float" office:value="0" calcext:value-type="float">
            <text:p>0</text:p>
          </table:table-cell>
          <table:table-cell table:style-name="ce5" table:formula="of:=MAX(0;[.F10]-2;[.G9]-2;IF([.$A10]=[.G$1];[.F9]+1;[.F9]-1))" office:value-type="float" office:value="0" calcext:value-type="float">
            <text:p>0</text:p>
          </table:table-cell>
          <table:table-cell table:style-name="ce5" table:formula="of:=MAX(0;[.G10]-2;[.H9]-2;IF([.$A10]=[.H$1];[.G9]+1;[.G9]-1))" office:value-type="float" office:value="0" calcext:value-type="float">
            <text:p>0</text:p>
          </table:table-cell>
          <table:table-cell table:style-name="ce5" table:formula="of:=MAX(0;[.H10]-2;[.I9]-2;IF([.$A10]=[.I$1];[.H9]+1;[.H9]-1))" office:value-type="float" office:value="1" calcext:value-type="float">
            <text:p>1</text:p>
          </table:table-cell>
          <table:table-cell table:style-name="ce5" table:formula="of:=MAX(0;[.I10]-2;[.J9]-2;IF([.$A10]=[.J$1];[.I9]+1;[.I9]-1))" office:value-type="float" office:value="1" calcext:value-type="float">
            <text:p>1</text:p>
          </table:table-cell>
          <table:table-cell table:style-name="ce5" table:formula="of:=MAX(0;[.J10]-2;[.K9]-2;IF([.$A10]=[.K$1];[.J9]+1;[.J9]-1))" office:value-type="float" office:value="0" calcext:value-type="float">
            <text:p>0</text:p>
          </table:table-cell>
          <table:table-cell table:style-name="ce5" table:formula="of:=MAX(0;[.K10]-2;[.L9]-2;IF([.$A10]=[.L$1];[.K9]+1;[.K9]-1))" office:value-type="float" office:value="0" calcext:value-type="float">
            <text:p>0</text:p>
          </table:table-cell>
          <table:table-cell table:style-name="ce5" table:formula="of:=MAX(0;[.L10]-2;[.M9]-2;IF([.$A10]=[.M$1];[.L9]+1;[.L9]-1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" table:formula="of:=MAX(0;[.B11]-2;[.C10]-2;IF([.$A11]=[.C$1];[.B10]+1;[.B10]-1))" office:value-type="float" office:value="1" calcext:value-type="float">
            <text:p>1</text:p>
          </table:table-cell>
          <table:table-cell table:style-name="ce5" table:formula="of:=MAX(0;[.C11]-2;[.D10]-2;IF([.$A11]=[.D$1];[.C10]+1;[.C10]-1))" office:value-type="float" office:value="0" calcext:value-type="float">
            <text:p>0</text:p>
          </table:table-cell>
          <table:table-cell table:style-name="ce5" table:formula="of:=MAX(0;[.D11]-2;[.E10]-2;IF([.$A11]=[.E$1];[.D10]+1;[.D10]-1))" office:value-type="float" office:value="0" calcext:value-type="float">
            <text:p>0</text:p>
          </table:table-cell>
          <table:table-cell table:style-name="ce5" table:formula="of:=MAX(0;[.E11]-2;[.F10]-2;IF([.$A11]=[.F$1];[.E10]+1;[.E10]-1))" office:value-type="float" office:value="2" calcext:value-type="float">
            <text:p>2</text:p>
          </table:table-cell>
          <table:table-cell table:style-name="ce5" table:formula="of:=MAX(0;[.F11]-2;[.G10]-2;IF([.$A11]=[.G$1];[.F10]+1;[.F10]-1))" office:value-type="float" office:value="0" calcext:value-type="float">
            <text:p>0</text:p>
          </table:table-cell>
          <table:table-cell table:style-name="ce5" table:formula="of:=MAX(0;[.G11]-2;[.H10]-2;IF([.$A11]=[.H$1];[.G10]+1;[.G10]-1))" office:value-type="float" office:value="0" calcext:value-type="float">
            <text:p>0</text:p>
          </table:table-cell>
          <table:table-cell table:style-name="ce5" table:formula="of:=MAX(0;[.H11]-2;[.I10]-2;IF([.$A11]=[.I$1];[.H10]+1;[.H10]-1))" office:value-type="float" office:value="1" calcext:value-type="float">
            <text:p>1</text:p>
          </table:table-cell>
          <table:table-cell table:style-name="ce5" table:formula="of:=MAX(0;[.I11]-2;[.J10]-2;IF([.$A11]=[.J$1];[.I10]+1;[.I10]-1))" office:value-type="float" office:value="0" calcext:value-type="float">
            <text:p>0</text:p>
          </table:table-cell>
          <table:table-cell table:style-name="ce5" table:formula="of:=MAX(0;[.J11]-2;[.K10]-2;IF([.$A11]=[.K$1];[.J10]+1;[.J10]-1))" office:value-type="float" office:value="0" calcext:value-type="float">
            <text:p>0</text:p>
          </table:table-cell>
          <table:table-cell table:style-name="ce5" table:formula="of:=MAX(0;[.K11]-2;[.L10]-2;IF([.$A11]=[.L$1];[.K10]+1;[.K10]-1))" office:value-type="float" office:value="1" calcext:value-type="float">
            <text:p>1</text:p>
          </table:table-cell>
          <table:table-cell table:style-name="ce5" table:formula="of:=MAX(0;[.L11]-2;[.M10]-2;IF([.$A11]=[.M$1];[.L10]+1;[.L10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5" table:formula="of:=MAX(0;[.B12]-2;[.C11]-2;IF([.$A12]=[.C$1];[.B11]+1;[.B11]-1))" office:value-type="float" office:value="0" calcext:value-type="float">
            <text:p>0</text:p>
          </table:table-cell>
          <table:table-cell table:style-name="ce5" table:formula="of:=MAX(0;[.C12]-2;[.D11]-2;IF([.$A12]=[.D$1];[.C11]+1;[.C11]-1))" office:value-type="float" office:value="0" calcext:value-type="float">
            <text:p>0</text:p>
          </table:table-cell>
          <table:table-cell table:style-name="ce5" table:formula="of:=MAX(0;[.D12]-2;[.E11]-2;IF([.$A12]=[.E$1];[.D11]+1;[.D11]-1))" office:value-type="float" office:value="0" calcext:value-type="float">
            <text:p>0</text:p>
          </table:table-cell>
          <table:table-cell table:style-name="ce5" table:formula="of:=MAX(0;[.E12]-2;[.F11]-2;IF([.$A12]=[.F$1];[.E11]+1;[.E11]-1))" office:value-type="float" office:value="0" calcext:value-type="float">
            <text:p>0</text:p>
          </table:table-cell>
          <table:table-cell table:style-name="ce5" table:formula="of:=MAX(0;[.F12]-2;[.G11]-2;IF([.$A12]=[.G$1];[.F11]+1;[.F11]-1))" office:value-type="float" office:value="3" calcext:value-type="float">
            <text:p>3</text:p>
          </table:table-cell>
          <table:table-cell table:style-name="ce5" table:formula="of:=MAX(0;[.G12]-2;[.H11]-2;IF([.$A12]=[.H$1];[.G11]+1;[.G11]-1))" office:value-type="float" office:value="1" calcext:value-type="float">
            <text:p>1</text:p>
          </table:table-cell>
          <table:table-cell table:style-name="ce5" table:formula="of:=MAX(0;[.H12]-2;[.I11]-2;IF([.$A12]=[.I$1];[.H11]+1;[.H11]-1))" office:value-type="float" office:value="0" calcext:value-type="float">
            <text:p>0</text:p>
          </table:table-cell>
          <table:table-cell table:style-name="ce5" table:formula="of:=MAX(0;[.I12]-2;[.J11]-2;IF([.$A12]=[.J$1];[.I11]+1;[.I11]-1))" office:value-type="float" office:value="0" calcext:value-type="float">
            <text:p>0</text:p>
          </table:table-cell>
          <table:table-cell table:style-name="ce5" table:formula="of:=MAX(0;[.J12]-2;[.K11]-2;IF([.$A12]=[.K$1];[.J11]+1;[.J11]-1))" office:value-type="float" office:value="0" calcext:value-type="float">
            <text:p>0</text:p>
          </table:table-cell>
          <table:table-cell table:style-name="ce5" table:formula="of:=MAX(0;[.K12]-2;[.L11]-2;IF([.$A12]=[.L$1];[.K11]+1;[.K11]-1))" office:value-type="float" office:value="0" calcext:value-type="float">
            <text:p>0</text:p>
          </table:table-cell>
          <table:table-cell table:style-name="ce5" table:formula="of:=MAX(0;[.L12]-2;[.M11]-2;IF([.$A12]=[.M$1];[.L11]+1;[.L11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r_LOCAL_alignment" table:style-name="ta1">
        <table:table-column table:style-name="co6" table:default-cell-style-name="ce8"/>
        <table:table-column table:style-name="co6" table:number-columns-repeated="1023" table:default-cell-style-name="ce16"/>
        <table:table-row table:style-name="ro1">
          <table:table-cell table:style-name="ce6"/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number-columns-repeated="7" table:style-name="ce17" office:value-type="string" calcext:value-type="string">
            <text:p>A</text:p>
          </table:table-cell>
          <table:table-cell table:number-columns-repeated="6" table:style-name="ce19" office:value-type="string" calcext:value-type="string">
            <text:p>A</text:p>
          </table:table-cell>
          <table:table-cell table:number-columns-repeated="15" table:style-name="ce21" office:value-type="string" calcext:value-type="string">
            <text:p>A</text:p>
          </table:table-cell>
          <table:table-cell table:number-columns-repeated="14" table:style-name="ce8" office:value-type="string" calcext:value-type="string">
            <text:p><text:s/></text:p>
          </table:table-cell>
          <table:table-cell table:style-name="ce8" table:number-columns-repeated="979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1" table:style-name="ce20" office:value-type="float" office:value="0" calcext:value-type="float">
            <text:p>0</text:p>
          </table:table-cell>
          <table:table-cell table:number-columns-repeated="14" table:style-name="ce22" office:value-type="string" calcext:value-type="string">
            <text:p><text:s/></text:p>
          </table:table-cell>
          <table:table-cell table:style-name="ce23"/>
          <table:table-cell table:style-name="ce24"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3]-2;[.C2]-2;IF([.$A3]=[.C$1];[.B2]+1;[.B2]-1))" office:value-type="float" office:value="0" calcext:value-type="float">
            <text:p>0</text:p>
          </table:table-cell>
          <table:table-cell table:style-name="ce18" table:formula="of:=MAX(0;[.C3]-2;[.D2]-2;IF([.$A3]=[.D$1];[.C2]+1;[.C2]-1))" office:value-type="float" office:value="1" calcext:value-type="float">
            <text:p>1</text:p>
          </table:table-cell>
          <table:table-cell table:style-name="ce18" table:formula="of:=MAX(0;[.D3]-2;[.E2]-2;IF([.$A3]=[.E$1];[.D2]+1;[.D2]-1))" office:value-type="float" office:value="1" calcext:value-type="float">
            <text:p>1</text:p>
          </table:table-cell>
          <table:table-cell table:style-name="ce18" table:formula="of:=MAX(0;[.E3]-2;[.F2]-2;IF([.$A3]=[.F$1];[.E2]+1;[.E2]-1))" office:value-type="float" office:value="1" calcext:value-type="float">
            <text:p>1</text:p>
          </table:table-cell>
          <table:table-cell table:style-name="ce18" table:formula="of:=MAX(0;[.F3]-2;[.G2]-2;IF([.$A3]=[.G$1];[.F2]+1;[.F2]-1))" office:value-type="float" office:value="1" calcext:value-type="float">
            <text:p>1</text:p>
          </table:table-cell>
          <table:table-cell table:style-name="ce18" table:formula="of:=MAX(0;[.G3]-2;[.H2]-2;IF([.$A3]=[.H$1];[.G2]+1;[.G2]-1))" office:value-type="float" office:value="1" calcext:value-type="float">
            <text:p>1</text:p>
          </table:table-cell>
          <table:table-cell table:style-name="ce18" table:formula="of:=MAX(0;[.H3]-2;[.I2]-2;IF([.$A3]=[.I$1];[.H2]+1;[.H2]-1))" office:value-type="float" office:value="1" calcext:value-type="float">
            <text:p>1</text:p>
          </table:table-cell>
          <table:table-cell table:style-name="ce18" table:formula="of:=MAX(0;[.I3]-2;[.J2]-2;IF([.$A3]=[.J$1];[.I2]+1;[.I2]-1))" office:value-type="float" office:value="1" calcext:value-type="float">
            <text:p>1</text:p>
          </table:table-cell>
          <table:table-cell table:style-name="ce18" table:formula="of:=MAX(0;[.J3]-2;[.K2]-2;IF([.$A3]=[.K$1];[.J2]+1;[.J2]-1))" office:value-type="float" office:value="1" calcext:value-type="float">
            <text:p>1</text:p>
          </table:table-cell>
          <table:table-cell table:style-name="ce18" table:formula="of:=MAX(0;[.K3]-2;[.L2]-2;IF([.$A3]=[.L$1];[.K2]+1;[.K2]-1))" office:value-type="float" office:value="1" calcext:value-type="float">
            <text:p>1</text:p>
          </table:table-cell>
          <table:table-cell table:style-name="ce18" table:formula="of:=MAX(0;[.L3]-2;[.M2]-2;IF([.$A3]=[.M$1];[.L2]+1;[.L2]-1))" office:value-type="float" office:value="1" calcext:value-type="float">
            <text:p>1</text:p>
          </table:table-cell>
          <table:table-cell table:style-name="ce18" table:formula="of:=MAX(0;[.M3]-2;[.N2]-2;IF([.$A3]=[.N$1];[.M2]+1;[.M2]-1))" office:value-type="float" office:value="1" calcext:value-type="float">
            <text:p>1</text:p>
          </table:table-cell>
          <table:table-cell table:style-name="ce18" table:formula="of:=MAX(0;[.N3]-2;[.O2]-2;IF([.$A3]=[.O$1];[.N2]+1;[.N2]-1))" office:value-type="float" office:value="1" calcext:value-type="float">
            <text:p>1</text:p>
          </table:table-cell>
          <table:table-cell table:style-name="ce18" table:formula="of:=MAX(0;[.O3]-2;[.P2]-2;IF([.$A3]=[.P$1];[.O2]+1;[.O2]-1))" office:value-type="float" office:value="1" calcext:value-type="float">
            <text:p>1</text:p>
          </table:table-cell>
          <table:table-cell table:style-name="ce18" table:formula="of:=MAX(0;[.P3]-2;[.Q2]-2;IF([.$A3]=[.Q$1];[.P2]+1;[.P2]-1))" office:value-type="float" office:value="1" calcext:value-type="float">
            <text:p>1</text:p>
          </table:table-cell>
          <table:table-cell table:style-name="ce18" table:formula="of:=MAX(0;[.Q3]-2;[.R2]-2;IF([.$A3]=[.R$1];[.Q2]+1;[.Q2]-1))" office:value-type="float" office:value="1" calcext:value-type="float">
            <text:p>1</text:p>
          </table:table-cell>
          <table:table-cell table:style-name="ce18" table:formula="of:=MAX(0;[.R3]-2;[.S2]-2;IF([.$A3]=[.S$1];[.R2]+1;[.R2]-1))" office:value-type="float" office:value="1" calcext:value-type="float">
            <text:p>1</text:p>
          </table:table-cell>
          <table:table-cell table:style-name="ce18" table:formula="of:=MAX(0;[.S3]-2;[.T2]-2;IF([.$A3]=[.T$1];[.S2]+1;[.S2]-1))" office:value-type="float" office:value="1" calcext:value-type="float">
            <text:p>1</text:p>
          </table:table-cell>
          <table:table-cell table:style-name="ce18" table:formula="of:=MAX(0;[.T3]-2;[.U2]-2;IF([.$A3]=[.U$1];[.T2]+1;[.T2]-1))" office:value-type="float" office:value="1" calcext:value-type="float">
            <text:p>1</text:p>
          </table:table-cell>
          <table:table-cell table:style-name="ce18" table:formula="of:=MAX(0;[.U3]-2;[.V2]-2;IF([.$A3]=[.V$1];[.U2]+1;[.U2]-1))" office:value-type="float" office:value="1" calcext:value-type="float">
            <text:p>1</text:p>
          </table:table-cell>
          <table:table-cell table:style-name="ce18" table:formula="of:=MAX(0;[.V3]-2;[.W2]-2;IF([.$A3]=[.W$1];[.V2]+1;[.V2]-1))" office:value-type="float" office:value="1" calcext:value-type="float">
            <text:p>1</text:p>
          </table:table-cell>
          <table:table-cell table:style-name="ce18" table:formula="of:=MAX(0;[.W3]-2;[.X2]-2;IF([.$A3]=[.X$1];[.W2]+1;[.W2]-1))" office:value-type="float" office:value="1" calcext:value-type="float">
            <text:p>1</text:p>
          </table:table-cell>
          <table:table-cell table:style-name="ce18" table:formula="of:=MAX(0;[.X3]-2;[.Y2]-2;IF([.$A3]=[.Y$1];[.X2]+1;[.X2]-1))" office:value-type="float" office:value="1" calcext:value-type="float">
            <text:p>1</text:p>
          </table:table-cell>
          <table:table-cell table:style-name="ce18" table:formula="of:=MAX(0;[.Y3]-2;[.Z2]-2;IF([.$A3]=[.Z$1];[.Y2]+1;[.Y2]-1))" office:value-type="float" office:value="1" calcext:value-type="float">
            <text:p>1</text:p>
          </table:table-cell>
          <table:table-cell table:style-name="ce18" table:formula="of:=MAX(0;[.Z3]-2;[.AA2]-2;IF([.$A3]=[.AA$1];[.Z2]+1;[.Z2]-1))" office:value-type="float" office:value="1" calcext:value-type="float">
            <text:p>1</text:p>
          </table:table-cell>
          <table:table-cell table:style-name="ce18" table:formula="of:=MAX(0;[.AA3]-2;[.AB2]-2;IF([.$A3]=[.AB$1];[.AA2]+1;[.AA2]-1))" office:value-type="float" office:value="1" calcext:value-type="float">
            <text:p>1</text:p>
          </table:table-cell>
          <table:table-cell table:style-name="ce18" table:formula="of:=MAX(0;[.AB3]-2;[.AC2]-2;IF([.$A3]=[.AC$1];[.AB2]+1;[.AB2]-1))" office:value-type="float" office:value="1" calcext:value-type="float">
            <text:p>1</text:p>
          </table:table-cell>
          <table:table-cell table:style-name="ce18" table:formula="of:=MAX(0;[.AC3]-2;[.AD2]-2;IF([.$A3]=[.AD$1];[.AC2]+1;[.AC2]-1))" office:value-type="float" office:value="1" calcext:value-type="float">
            <text:p>1</text:p>
          </table:table-cell>
          <table:table-cell table:style-name="ce18" table:formula="of:=MAX(0;[.AD3]-2;[.AE2]-2;IF([.$A3]=[.AE$1];[.AD2]+1;[.AD2]-1))" office:value-type="float" office:value="1" calcext:value-type="float">
            <text:p>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4]-2;[.C3]-2;IF([.$A4]=[.C$1];[.B3]+1;[.B3]-1))" office:value-type="float" office:value="0" calcext:value-type="float">
            <text:p>0</text:p>
          </table:table-cell>
          <table:table-cell table:style-name="ce18" table:formula="of:=MAX(0;[.C4]-2;[.D3]-2;IF([.$A4]=[.D$1];[.C3]+1;[.C3]-1))" office:value-type="float" office:value="1" calcext:value-type="float">
            <text:p>1</text:p>
          </table:table-cell>
          <table:table-cell table:style-name="ce18" table:formula="of:=MAX(0;[.D4]-2;[.E3]-2;IF([.$A4]=[.E$1];[.D3]+1;[.D3]-1))" office:value-type="float" office:value="2" calcext:value-type="float">
            <text:p>2</text:p>
          </table:table-cell>
          <table:table-cell table:style-name="ce18" table:formula="of:=MAX(0;[.E4]-2;[.F3]-2;IF([.$A4]=[.F$1];[.E3]+1;[.E3]-1))" office:value-type="float" office:value="2" calcext:value-type="float">
            <text:p>2</text:p>
          </table:table-cell>
          <table:table-cell table:style-name="ce18" table:formula="of:=MAX(0;[.F4]-2;[.G3]-2;IF([.$A4]=[.G$1];[.F3]+1;[.F3]-1))" office:value-type="float" office:value="2" calcext:value-type="float">
            <text:p>2</text:p>
          </table:table-cell>
          <table:table-cell table:style-name="ce18" table:formula="of:=MAX(0;[.G4]-2;[.H3]-2;IF([.$A4]=[.H$1];[.G3]+1;[.G3]-1))" office:value-type="float" office:value="2" calcext:value-type="float">
            <text:p>2</text:p>
          </table:table-cell>
          <table:table-cell table:style-name="ce18" table:formula="of:=MAX(0;[.H4]-2;[.I3]-2;IF([.$A4]=[.I$1];[.H3]+1;[.H3]-1))" office:value-type="float" office:value="2" calcext:value-type="float">
            <text:p>2</text:p>
          </table:table-cell>
          <table:table-cell table:style-name="ce18" table:formula="of:=MAX(0;[.I4]-2;[.J3]-2;IF([.$A4]=[.J$1];[.I3]+1;[.I3]-1))" office:value-type="float" office:value="2" calcext:value-type="float">
            <text:p>2</text:p>
          </table:table-cell>
          <table:table-cell table:style-name="ce18" table:formula="of:=MAX(0;[.J4]-2;[.K3]-2;IF([.$A4]=[.K$1];[.J3]+1;[.J3]-1))" office:value-type="float" office:value="2" calcext:value-type="float">
            <text:p>2</text:p>
          </table:table-cell>
          <table:table-cell table:style-name="ce18" table:formula="of:=MAX(0;[.K4]-2;[.L3]-2;IF([.$A4]=[.L$1];[.K3]+1;[.K3]-1))" office:value-type="float" office:value="2" calcext:value-type="float">
            <text:p>2</text:p>
          </table:table-cell>
          <table:table-cell table:style-name="ce18" table:formula="of:=MAX(0;[.L4]-2;[.M3]-2;IF([.$A4]=[.M$1];[.L3]+1;[.L3]-1))" office:value-type="float" office:value="2" calcext:value-type="float">
            <text:p>2</text:p>
          </table:table-cell>
          <table:table-cell table:style-name="ce18" table:formula="of:=MAX(0;[.M4]-2;[.N3]-2;IF([.$A4]=[.N$1];[.M3]+1;[.M3]-1))" office:value-type="float" office:value="2" calcext:value-type="float">
            <text:p>2</text:p>
          </table:table-cell>
          <table:table-cell table:style-name="ce18" table:formula="of:=MAX(0;[.N4]-2;[.O3]-2;IF([.$A4]=[.O$1];[.N3]+1;[.N3]-1))" office:value-type="float" office:value="2" calcext:value-type="float">
            <text:p>2</text:p>
          </table:table-cell>
          <table:table-cell table:style-name="ce18" table:formula="of:=MAX(0;[.O4]-2;[.P3]-2;IF([.$A4]=[.P$1];[.O3]+1;[.O3]-1))" office:value-type="float" office:value="2" calcext:value-type="float">
            <text:p>2</text:p>
          </table:table-cell>
          <table:table-cell table:style-name="ce18" table:formula="of:=MAX(0;[.P4]-2;[.Q3]-2;IF([.$A4]=[.Q$1];[.P3]+1;[.P3]-1))" office:value-type="float" office:value="2" calcext:value-type="float">
            <text:p>2</text:p>
          </table:table-cell>
          <table:table-cell table:style-name="ce18" table:formula="of:=MAX(0;[.Q4]-2;[.R3]-2;IF([.$A4]=[.R$1];[.Q3]+1;[.Q3]-1))" office:value-type="float" office:value="2" calcext:value-type="float">
            <text:p>2</text:p>
          </table:table-cell>
          <table:table-cell table:style-name="ce18" table:formula="of:=MAX(0;[.R4]-2;[.S3]-2;IF([.$A4]=[.S$1];[.R3]+1;[.R3]-1))" office:value-type="float" office:value="2" calcext:value-type="float">
            <text:p>2</text:p>
          </table:table-cell>
          <table:table-cell table:style-name="ce18" table:formula="of:=MAX(0;[.S4]-2;[.T3]-2;IF([.$A4]=[.T$1];[.S3]+1;[.S3]-1))" office:value-type="float" office:value="2" calcext:value-type="float">
            <text:p>2</text:p>
          </table:table-cell>
          <table:table-cell table:style-name="ce18" table:formula="of:=MAX(0;[.T4]-2;[.U3]-2;IF([.$A4]=[.U$1];[.T3]+1;[.T3]-1))" office:value-type="float" office:value="2" calcext:value-type="float">
            <text:p>2</text:p>
          </table:table-cell>
          <table:table-cell table:style-name="ce18" table:formula="of:=MAX(0;[.U4]-2;[.V3]-2;IF([.$A4]=[.V$1];[.U3]+1;[.U3]-1))" office:value-type="float" office:value="2" calcext:value-type="float">
            <text:p>2</text:p>
          </table:table-cell>
          <table:table-cell table:style-name="ce18" table:formula="of:=MAX(0;[.V4]-2;[.W3]-2;IF([.$A4]=[.W$1];[.V3]+1;[.V3]-1))" office:value-type="float" office:value="2" calcext:value-type="float">
            <text:p>2</text:p>
          </table:table-cell>
          <table:table-cell table:style-name="ce18" table:formula="of:=MAX(0;[.W4]-2;[.X3]-2;IF([.$A4]=[.X$1];[.W3]+1;[.W3]-1))" office:value-type="float" office:value="2" calcext:value-type="float">
            <text:p>2</text:p>
          </table:table-cell>
          <table:table-cell table:style-name="ce18" table:formula="of:=MAX(0;[.X4]-2;[.Y3]-2;IF([.$A4]=[.Y$1];[.X3]+1;[.X3]-1))" office:value-type="float" office:value="2" calcext:value-type="float">
            <text:p>2</text:p>
          </table:table-cell>
          <table:table-cell table:style-name="ce18" table:formula="of:=MAX(0;[.Y4]-2;[.Z3]-2;IF([.$A4]=[.Z$1];[.Y3]+1;[.Y3]-1))" office:value-type="float" office:value="2" calcext:value-type="float">
            <text:p>2</text:p>
          </table:table-cell>
          <table:table-cell table:style-name="ce18" table:formula="of:=MAX(0;[.Z4]-2;[.AA3]-2;IF([.$A4]=[.AA$1];[.Z3]+1;[.Z3]-1))" office:value-type="float" office:value="2" calcext:value-type="float">
            <text:p>2</text:p>
          </table:table-cell>
          <table:table-cell table:style-name="ce18" table:formula="of:=MAX(0;[.AA4]-2;[.AB3]-2;IF([.$A4]=[.AB$1];[.AA3]+1;[.AA3]-1))" office:value-type="float" office:value="2" calcext:value-type="float">
            <text:p>2</text:p>
          </table:table-cell>
          <table:table-cell table:style-name="ce18" table:formula="of:=MAX(0;[.AB4]-2;[.AC3]-2;IF([.$A4]=[.AC$1];[.AB3]+1;[.AB3]-1))" office:value-type="float" office:value="2" calcext:value-type="float">
            <text:p>2</text:p>
          </table:table-cell>
          <table:table-cell table:style-name="ce18" table:formula="of:=MAX(0;[.AC4]-2;[.AD3]-2;IF([.$A4]=[.AD$1];[.AC3]+1;[.AC3]-1))" office:value-type="float" office:value="2" calcext:value-type="float">
            <text:p>2</text:p>
          </table:table-cell>
          <table:table-cell table:style-name="ce18" table:formula="of:=MAX(0;[.AD4]-2;[.AE3]-2;IF([.$A4]=[.AE$1];[.AD3]+1;[.AD3]-1))" office:value-type="float" office:value="2" calcext:value-type="float">
            <text:p>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5]-2;[.C4]-2;IF([.$A5]=[.C$1];[.B4]+1;[.B4]-1))" office:value-type="float" office:value="0" calcext:value-type="float">
            <text:p>0</text:p>
          </table:table-cell>
          <table:table-cell table:style-name="ce18" table:formula="of:=MAX(0;[.C5]-2;[.D4]-2;IF([.$A5]=[.D$1];[.C4]+1;[.C4]-1))" office:value-type="float" office:value="1" calcext:value-type="float">
            <text:p>1</text:p>
          </table:table-cell>
          <table:table-cell table:style-name="ce18" table:formula="of:=MAX(0;[.D5]-2;[.E4]-2;IF([.$A5]=[.E$1];[.D4]+1;[.D4]-1))" office:value-type="float" office:value="2" calcext:value-type="float">
            <text:p>2</text:p>
          </table:table-cell>
          <table:table-cell table:style-name="ce18" table:formula="of:=MAX(0;[.E5]-2;[.F4]-2;IF([.$A5]=[.F$1];[.E4]+1;[.E4]-1))" office:value-type="float" office:value="3" calcext:value-type="float">
            <text:p>3</text:p>
          </table:table-cell>
          <table:table-cell table:style-name="ce18" table:formula="of:=MAX(0;[.F5]-2;[.G4]-2;IF([.$A5]=[.G$1];[.F4]+1;[.F4]-1))" office:value-type="float" office:value="3" calcext:value-type="float">
            <text:p>3</text:p>
          </table:table-cell>
          <table:table-cell table:style-name="ce18" table:formula="of:=MAX(0;[.G5]-2;[.H4]-2;IF([.$A5]=[.H$1];[.G4]+1;[.G4]-1))" office:value-type="float" office:value="3" calcext:value-type="float">
            <text:p>3</text:p>
          </table:table-cell>
          <table:table-cell table:style-name="ce18" table:formula="of:=MAX(0;[.H5]-2;[.I4]-2;IF([.$A5]=[.I$1];[.H4]+1;[.H4]-1))" office:value-type="float" office:value="3" calcext:value-type="float">
            <text:p>3</text:p>
          </table:table-cell>
          <table:table-cell table:style-name="ce18" table:formula="of:=MAX(0;[.I5]-2;[.J4]-2;IF([.$A5]=[.J$1];[.I4]+1;[.I4]-1))" office:value-type="float" office:value="3" calcext:value-type="float">
            <text:p>3</text:p>
          </table:table-cell>
          <table:table-cell table:style-name="ce18" table:formula="of:=MAX(0;[.J5]-2;[.K4]-2;IF([.$A5]=[.K$1];[.J4]+1;[.J4]-1))" office:value-type="float" office:value="3" calcext:value-type="float">
            <text:p>3</text:p>
          </table:table-cell>
          <table:table-cell table:style-name="ce18" table:formula="of:=MAX(0;[.K5]-2;[.L4]-2;IF([.$A5]=[.L$1];[.K4]+1;[.K4]-1))" office:value-type="float" office:value="3" calcext:value-type="float">
            <text:p>3</text:p>
          </table:table-cell>
          <table:table-cell table:style-name="ce18" table:formula="of:=MAX(0;[.L5]-2;[.M4]-2;IF([.$A5]=[.M$1];[.L4]+1;[.L4]-1))" office:value-type="float" office:value="3" calcext:value-type="float">
            <text:p>3</text:p>
          </table:table-cell>
          <table:table-cell table:style-name="ce18" table:formula="of:=MAX(0;[.M5]-2;[.N4]-2;IF([.$A5]=[.N$1];[.M4]+1;[.M4]-1))" office:value-type="float" office:value="3" calcext:value-type="float">
            <text:p>3</text:p>
          </table:table-cell>
          <table:table-cell table:style-name="ce18" table:formula="of:=MAX(0;[.N5]-2;[.O4]-2;IF([.$A5]=[.O$1];[.N4]+1;[.N4]-1))" office:value-type="float" office:value="3" calcext:value-type="float">
            <text:p>3</text:p>
          </table:table-cell>
          <table:table-cell table:style-name="ce18" table:formula="of:=MAX(0;[.O5]-2;[.P4]-2;IF([.$A5]=[.P$1];[.O4]+1;[.O4]-1))" office:value-type="float" office:value="3" calcext:value-type="float">
            <text:p>3</text:p>
          </table:table-cell>
          <table:table-cell table:style-name="ce18" table:formula="of:=MAX(0;[.P5]-2;[.Q4]-2;IF([.$A5]=[.Q$1];[.P4]+1;[.P4]-1))" office:value-type="float" office:value="3" calcext:value-type="float">
            <text:p>3</text:p>
          </table:table-cell>
          <table:table-cell table:style-name="ce18" table:formula="of:=MAX(0;[.Q5]-2;[.R4]-2;IF([.$A5]=[.R$1];[.Q4]+1;[.Q4]-1))" office:value-type="float" office:value="3" calcext:value-type="float">
            <text:p>3</text:p>
          </table:table-cell>
          <table:table-cell table:style-name="ce18" table:formula="of:=MAX(0;[.R5]-2;[.S4]-2;IF([.$A5]=[.S$1];[.R4]+1;[.R4]-1))" office:value-type="float" office:value="3" calcext:value-type="float">
            <text:p>3</text:p>
          </table:table-cell>
          <table:table-cell table:style-name="ce18" table:formula="of:=MAX(0;[.S5]-2;[.T4]-2;IF([.$A5]=[.T$1];[.S4]+1;[.S4]-1))" office:value-type="float" office:value="3" calcext:value-type="float">
            <text:p>3</text:p>
          </table:table-cell>
          <table:table-cell table:style-name="ce18" table:formula="of:=MAX(0;[.T5]-2;[.U4]-2;IF([.$A5]=[.U$1];[.T4]+1;[.T4]-1))" office:value-type="float" office:value="3" calcext:value-type="float">
            <text:p>3</text:p>
          </table:table-cell>
          <table:table-cell table:style-name="ce18" table:formula="of:=MAX(0;[.U5]-2;[.V4]-2;IF([.$A5]=[.V$1];[.U4]+1;[.U4]-1))" office:value-type="float" office:value="3" calcext:value-type="float">
            <text:p>3</text:p>
          </table:table-cell>
          <table:table-cell table:style-name="ce18" table:formula="of:=MAX(0;[.V5]-2;[.W4]-2;IF([.$A5]=[.W$1];[.V4]+1;[.V4]-1))" office:value-type="float" office:value="3" calcext:value-type="float">
            <text:p>3</text:p>
          </table:table-cell>
          <table:table-cell table:style-name="ce18" table:formula="of:=MAX(0;[.W5]-2;[.X4]-2;IF([.$A5]=[.X$1];[.W4]+1;[.W4]-1))" office:value-type="float" office:value="3" calcext:value-type="float">
            <text:p>3</text:p>
          </table:table-cell>
          <table:table-cell table:style-name="ce18" table:formula="of:=MAX(0;[.X5]-2;[.Y4]-2;IF([.$A5]=[.Y$1];[.X4]+1;[.X4]-1))" office:value-type="float" office:value="3" calcext:value-type="float">
            <text:p>3</text:p>
          </table:table-cell>
          <table:table-cell table:style-name="ce18" table:formula="of:=MAX(0;[.Y5]-2;[.Z4]-2;IF([.$A5]=[.Z$1];[.Y4]+1;[.Y4]-1))" office:value-type="float" office:value="3" calcext:value-type="float">
            <text:p>3</text:p>
          </table:table-cell>
          <table:table-cell table:style-name="ce18" table:formula="of:=MAX(0;[.Z5]-2;[.AA4]-2;IF([.$A5]=[.AA$1];[.Z4]+1;[.Z4]-1))" office:value-type="float" office:value="3" calcext:value-type="float">
            <text:p>3</text:p>
          </table:table-cell>
          <table:table-cell table:style-name="ce18" table:formula="of:=MAX(0;[.AA5]-2;[.AB4]-2;IF([.$A5]=[.AB$1];[.AA4]+1;[.AA4]-1))" office:value-type="float" office:value="3" calcext:value-type="float">
            <text:p>3</text:p>
          </table:table-cell>
          <table:table-cell table:style-name="ce18" table:formula="of:=MAX(0;[.AB5]-2;[.AC4]-2;IF([.$A5]=[.AC$1];[.AB4]+1;[.AB4]-1))" office:value-type="float" office:value="3" calcext:value-type="float">
            <text:p>3</text:p>
          </table:table-cell>
          <table:table-cell table:style-name="ce18" table:formula="of:=MAX(0;[.AC5]-2;[.AD4]-2;IF([.$A5]=[.AD$1];[.AC4]+1;[.AC4]-1))" office:value-type="float" office:value="3" calcext:value-type="float">
            <text:p>3</text:p>
          </table:table-cell>
          <table:table-cell table:style-name="ce18" table:formula="of:=MAX(0;[.AD5]-2;[.AE4]-2;IF([.$A5]=[.AE$1];[.AD4]+1;[.AD4]-1))" office:value-type="float" office:value="3" calcext:value-type="float">
            <text:p>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6]-2;[.C5]-2;IF([.$A6]=[.C$1];[.B5]+1;[.B5]-1))" office:value-type="float" office:value="0" calcext:value-type="float">
            <text:p>0</text:p>
          </table:table-cell>
          <table:table-cell table:style-name="ce18" table:formula="of:=MAX(0;[.C6]-2;[.D5]-2;IF([.$A6]=[.D$1];[.C5]+1;[.C5]-1))" office:value-type="float" office:value="1" calcext:value-type="float">
            <text:p>1</text:p>
          </table:table-cell>
          <table:table-cell table:style-name="ce18" table:formula="of:=MAX(0;[.D6]-2;[.E5]-2;IF([.$A6]=[.E$1];[.D5]+1;[.D5]-1))" office:value-type="float" office:value="2" calcext:value-type="float">
            <text:p>2</text:p>
          </table:table-cell>
          <table:table-cell table:style-name="ce18" table:formula="of:=MAX(0;[.E6]-2;[.F5]-2;IF([.$A6]=[.F$1];[.E5]+1;[.E5]-1))" office:value-type="float" office:value="3" calcext:value-type="float">
            <text:p>3</text:p>
          </table:table-cell>
          <table:table-cell table:style-name="ce18" table:formula="of:=MAX(0;[.F6]-2;[.G5]-2;IF([.$A6]=[.G$1];[.F5]+1;[.F5]-1))" office:value-type="float" office:value="4" calcext:value-type="float">
            <text:p>4</text:p>
          </table:table-cell>
          <table:table-cell table:style-name="ce18" table:formula="of:=MAX(0;[.G6]-2;[.H5]-2;IF([.$A6]=[.H$1];[.G5]+1;[.G5]-1))" office:value-type="float" office:value="4" calcext:value-type="float">
            <text:p>4</text:p>
          </table:table-cell>
          <table:table-cell table:style-name="ce18" table:formula="of:=MAX(0;[.H6]-2;[.I5]-2;IF([.$A6]=[.I$1];[.H5]+1;[.H5]-1))" office:value-type="float" office:value="4" calcext:value-type="float">
            <text:p>4</text:p>
          </table:table-cell>
          <table:table-cell table:style-name="ce18" table:formula="of:=MAX(0;[.I6]-2;[.J5]-2;IF([.$A6]=[.J$1];[.I5]+1;[.I5]-1))" office:value-type="float" office:value="4" calcext:value-type="float">
            <text:p>4</text:p>
          </table:table-cell>
          <table:table-cell table:style-name="ce18" table:formula="of:=MAX(0;[.J6]-2;[.K5]-2;IF([.$A6]=[.K$1];[.J5]+1;[.J5]-1))" office:value-type="float" office:value="4" calcext:value-type="float">
            <text:p>4</text:p>
          </table:table-cell>
          <table:table-cell table:style-name="ce18" table:formula="of:=MAX(0;[.K6]-2;[.L5]-2;IF([.$A6]=[.L$1];[.K5]+1;[.K5]-1))" office:value-type="float" office:value="4" calcext:value-type="float">
            <text:p>4</text:p>
          </table:table-cell>
          <table:table-cell table:style-name="ce18" table:formula="of:=MAX(0;[.L6]-2;[.M5]-2;IF([.$A6]=[.M$1];[.L5]+1;[.L5]-1))" office:value-type="float" office:value="4" calcext:value-type="float">
            <text:p>4</text:p>
          </table:table-cell>
          <table:table-cell table:style-name="ce18" table:formula="of:=MAX(0;[.M6]-2;[.N5]-2;IF([.$A6]=[.N$1];[.M5]+1;[.M5]-1))" office:value-type="float" office:value="4" calcext:value-type="float">
            <text:p>4</text:p>
          </table:table-cell>
          <table:table-cell table:style-name="ce18" table:formula="of:=MAX(0;[.N6]-2;[.O5]-2;IF([.$A6]=[.O$1];[.N5]+1;[.N5]-1))" office:value-type="float" office:value="4" calcext:value-type="float">
            <text:p>4</text:p>
          </table:table-cell>
          <table:table-cell table:style-name="ce18" table:formula="of:=MAX(0;[.O6]-2;[.P5]-2;IF([.$A6]=[.P$1];[.O5]+1;[.O5]-1))" office:value-type="float" office:value="4" calcext:value-type="float">
            <text:p>4</text:p>
          </table:table-cell>
          <table:table-cell table:style-name="ce18" table:formula="of:=MAX(0;[.P6]-2;[.Q5]-2;IF([.$A6]=[.Q$1];[.P5]+1;[.P5]-1))" office:value-type="float" office:value="4" calcext:value-type="float">
            <text:p>4</text:p>
          </table:table-cell>
          <table:table-cell table:style-name="ce18" table:formula="of:=MAX(0;[.Q6]-2;[.R5]-2;IF([.$A6]=[.R$1];[.Q5]+1;[.Q5]-1))" office:value-type="float" office:value="4" calcext:value-type="float">
            <text:p>4</text:p>
          </table:table-cell>
          <table:table-cell table:style-name="ce18" table:formula="of:=MAX(0;[.R6]-2;[.S5]-2;IF([.$A6]=[.S$1];[.R5]+1;[.R5]-1))" office:value-type="float" office:value="4" calcext:value-type="float">
            <text:p>4</text:p>
          </table:table-cell>
          <table:table-cell table:style-name="ce18" table:formula="of:=MAX(0;[.S6]-2;[.T5]-2;IF([.$A6]=[.T$1];[.S5]+1;[.S5]-1))" office:value-type="float" office:value="4" calcext:value-type="float">
            <text:p>4</text:p>
          </table:table-cell>
          <table:table-cell table:style-name="ce18" table:formula="of:=MAX(0;[.T6]-2;[.U5]-2;IF([.$A6]=[.U$1];[.T5]+1;[.T5]-1))" office:value-type="float" office:value="4" calcext:value-type="float">
            <text:p>4</text:p>
          </table:table-cell>
          <table:table-cell table:style-name="ce18" table:formula="of:=MAX(0;[.U6]-2;[.V5]-2;IF([.$A6]=[.V$1];[.U5]+1;[.U5]-1))" office:value-type="float" office:value="4" calcext:value-type="float">
            <text:p>4</text:p>
          </table:table-cell>
          <table:table-cell table:style-name="ce18" table:formula="of:=MAX(0;[.V6]-2;[.W5]-2;IF([.$A6]=[.W$1];[.V5]+1;[.V5]-1))" office:value-type="float" office:value="4" calcext:value-type="float">
            <text:p>4</text:p>
          </table:table-cell>
          <table:table-cell table:style-name="ce18" table:formula="of:=MAX(0;[.W6]-2;[.X5]-2;IF([.$A6]=[.X$1];[.W5]+1;[.W5]-1))" office:value-type="float" office:value="4" calcext:value-type="float">
            <text:p>4</text:p>
          </table:table-cell>
          <table:table-cell table:style-name="ce18" table:formula="of:=MAX(0;[.X6]-2;[.Y5]-2;IF([.$A6]=[.Y$1];[.X5]+1;[.X5]-1))" office:value-type="float" office:value="4" calcext:value-type="float">
            <text:p>4</text:p>
          </table:table-cell>
          <table:table-cell table:style-name="ce18" table:formula="of:=MAX(0;[.Y6]-2;[.Z5]-2;IF([.$A6]=[.Z$1];[.Y5]+1;[.Y5]-1))" office:value-type="float" office:value="4" calcext:value-type="float">
            <text:p>4</text:p>
          </table:table-cell>
          <table:table-cell table:style-name="ce18" table:formula="of:=MAX(0;[.Z6]-2;[.AA5]-2;IF([.$A6]=[.AA$1];[.Z5]+1;[.Z5]-1))" office:value-type="float" office:value="4" calcext:value-type="float">
            <text:p>4</text:p>
          </table:table-cell>
          <table:table-cell table:style-name="ce18" table:formula="of:=MAX(0;[.AA6]-2;[.AB5]-2;IF([.$A6]=[.AB$1];[.AA5]+1;[.AA5]-1))" office:value-type="float" office:value="4" calcext:value-type="float">
            <text:p>4</text:p>
          </table:table-cell>
          <table:table-cell table:style-name="ce18" table:formula="of:=MAX(0;[.AB6]-2;[.AC5]-2;IF([.$A6]=[.AC$1];[.AB5]+1;[.AB5]-1))" office:value-type="float" office:value="4" calcext:value-type="float">
            <text:p>4</text:p>
          </table:table-cell>
          <table:table-cell table:style-name="ce18" table:formula="of:=MAX(0;[.AC6]-2;[.AD5]-2;IF([.$A6]=[.AD$1];[.AC5]+1;[.AC5]-1))" office:value-type="float" office:value="4" calcext:value-type="float">
            <text:p>4</text:p>
          </table:table-cell>
          <table:table-cell table:style-name="ce18" table:formula="of:=MAX(0;[.AD6]-2;[.AE5]-2;IF([.$A6]=[.AE$1];[.AD5]+1;[.AD5]-1))" office:value-type="float" office:value="4" calcext:value-type="float">
            <text:p>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7]-2;[.C6]-2;IF([.$A7]=[.C$1];[.B6]+1;[.B6]-1))" office:value-type="float" office:value="0" calcext:value-type="float">
            <text:p>0</text:p>
          </table:table-cell>
          <table:table-cell table:style-name="ce18" table:formula="of:=MAX(0;[.C7]-2;[.D6]-2;IF([.$A7]=[.D$1];[.C6]+1;[.C6]-1))" office:value-type="float" office:value="1" calcext:value-type="float">
            <text:p>1</text:p>
          </table:table-cell>
          <table:table-cell table:style-name="ce18" table:formula="of:=MAX(0;[.D7]-2;[.E6]-2;IF([.$A7]=[.E$1];[.D6]+1;[.D6]-1))" office:value-type="float" office:value="2" calcext:value-type="float">
            <text:p>2</text:p>
          </table:table-cell>
          <table:table-cell table:style-name="ce18" table:formula="of:=MAX(0;[.E7]-2;[.F6]-2;IF([.$A7]=[.F$1];[.E6]+1;[.E6]-1))" office:value-type="float" office:value="3" calcext:value-type="float">
            <text:p>3</text:p>
          </table:table-cell>
          <table:table-cell table:style-name="ce18" table:formula="of:=MAX(0;[.F7]-2;[.G6]-2;IF([.$A7]=[.G$1];[.F6]+1;[.F6]-1))" office:value-type="float" office:value="4" calcext:value-type="float">
            <text:p>4</text:p>
          </table:table-cell>
          <table:table-cell table:style-name="ce18" table:formula="of:=MAX(0;[.G7]-2;[.H6]-2;IF([.$A7]=[.H$1];[.G6]+1;[.G6]-1))" office:value-type="float" office:value="5" calcext:value-type="float">
            <text:p>5</text:p>
          </table:table-cell>
          <table:table-cell table:style-name="ce18" table:formula="of:=MAX(0;[.H7]-2;[.I6]-2;IF([.$A7]=[.I$1];[.H6]+1;[.H6]-1))" office:value-type="float" office:value="5" calcext:value-type="float">
            <text:p>5</text:p>
          </table:table-cell>
          <table:table-cell table:style-name="ce18" table:formula="of:=MAX(0;[.I7]-2;[.J6]-2;IF([.$A7]=[.J$1];[.I6]+1;[.I6]-1))" office:value-type="float" office:value="5" calcext:value-type="float">
            <text:p>5</text:p>
          </table:table-cell>
          <table:table-cell table:style-name="ce18" table:formula="of:=MAX(0;[.J7]-2;[.K6]-2;IF([.$A7]=[.K$1];[.J6]+1;[.J6]-1))" office:value-type="float" office:value="5" calcext:value-type="float">
            <text:p>5</text:p>
          </table:table-cell>
          <table:table-cell table:style-name="ce18" table:formula="of:=MAX(0;[.K7]-2;[.L6]-2;IF([.$A7]=[.L$1];[.K6]+1;[.K6]-1))" office:value-type="float" office:value="5" calcext:value-type="float">
            <text:p>5</text:p>
          </table:table-cell>
          <table:table-cell table:style-name="ce18" table:formula="of:=MAX(0;[.L7]-2;[.M6]-2;IF([.$A7]=[.M$1];[.L6]+1;[.L6]-1))" office:value-type="float" office:value="5" calcext:value-type="float">
            <text:p>5</text:p>
          </table:table-cell>
          <table:table-cell table:style-name="ce18" table:formula="of:=MAX(0;[.M7]-2;[.N6]-2;IF([.$A7]=[.N$1];[.M6]+1;[.M6]-1))" office:value-type="float" office:value="5" calcext:value-type="float">
            <text:p>5</text:p>
          </table:table-cell>
          <table:table-cell table:style-name="ce18" table:formula="of:=MAX(0;[.N7]-2;[.O6]-2;IF([.$A7]=[.O$1];[.N6]+1;[.N6]-1))" office:value-type="float" office:value="5" calcext:value-type="float">
            <text:p>5</text:p>
          </table:table-cell>
          <table:table-cell table:style-name="ce18" table:formula="of:=MAX(0;[.O7]-2;[.P6]-2;IF([.$A7]=[.P$1];[.O6]+1;[.O6]-1))" office:value-type="float" office:value="5" calcext:value-type="float">
            <text:p>5</text:p>
          </table:table-cell>
          <table:table-cell table:style-name="ce18" table:formula="of:=MAX(0;[.P7]-2;[.Q6]-2;IF([.$A7]=[.Q$1];[.P6]+1;[.P6]-1))" office:value-type="float" office:value="5" calcext:value-type="float">
            <text:p>5</text:p>
          </table:table-cell>
          <table:table-cell table:style-name="ce18" table:formula="of:=MAX(0;[.Q7]-2;[.R6]-2;IF([.$A7]=[.R$1];[.Q6]+1;[.Q6]-1))" office:value-type="float" office:value="5" calcext:value-type="float">
            <text:p>5</text:p>
          </table:table-cell>
          <table:table-cell table:style-name="ce18" table:formula="of:=MAX(0;[.R7]-2;[.S6]-2;IF([.$A7]=[.S$1];[.R6]+1;[.R6]-1))" office:value-type="float" office:value="5" calcext:value-type="float">
            <text:p>5</text:p>
          </table:table-cell>
          <table:table-cell table:style-name="ce18" table:formula="of:=MAX(0;[.S7]-2;[.T6]-2;IF([.$A7]=[.T$1];[.S6]+1;[.S6]-1))" office:value-type="float" office:value="5" calcext:value-type="float">
            <text:p>5</text:p>
          </table:table-cell>
          <table:table-cell table:style-name="ce18" table:formula="of:=MAX(0;[.T7]-2;[.U6]-2;IF([.$A7]=[.U$1];[.T6]+1;[.T6]-1))" office:value-type="float" office:value="5" calcext:value-type="float">
            <text:p>5</text:p>
          </table:table-cell>
          <table:table-cell table:style-name="ce18" table:formula="of:=MAX(0;[.U7]-2;[.V6]-2;IF([.$A7]=[.V$1];[.U6]+1;[.U6]-1))" office:value-type="float" office:value="5" calcext:value-type="float">
            <text:p>5</text:p>
          </table:table-cell>
          <table:table-cell table:style-name="ce18" table:formula="of:=MAX(0;[.V7]-2;[.W6]-2;IF([.$A7]=[.W$1];[.V6]+1;[.V6]-1))" office:value-type="float" office:value="5" calcext:value-type="float">
            <text:p>5</text:p>
          </table:table-cell>
          <table:table-cell table:style-name="ce18" table:formula="of:=MAX(0;[.W7]-2;[.X6]-2;IF([.$A7]=[.X$1];[.W6]+1;[.W6]-1))" office:value-type="float" office:value="5" calcext:value-type="float">
            <text:p>5</text:p>
          </table:table-cell>
          <table:table-cell table:style-name="ce18" table:formula="of:=MAX(0;[.X7]-2;[.Y6]-2;IF([.$A7]=[.Y$1];[.X6]+1;[.X6]-1))" office:value-type="float" office:value="5" calcext:value-type="float">
            <text:p>5</text:p>
          </table:table-cell>
          <table:table-cell table:style-name="ce18" table:formula="of:=MAX(0;[.Y7]-2;[.Z6]-2;IF([.$A7]=[.Z$1];[.Y6]+1;[.Y6]-1))" office:value-type="float" office:value="5" calcext:value-type="float">
            <text:p>5</text:p>
          </table:table-cell>
          <table:table-cell table:style-name="ce18" table:formula="of:=MAX(0;[.Z7]-2;[.AA6]-2;IF([.$A7]=[.AA$1];[.Z6]+1;[.Z6]-1))" office:value-type="float" office:value="5" calcext:value-type="float">
            <text:p>5</text:p>
          </table:table-cell>
          <table:table-cell table:style-name="ce18" table:formula="of:=MAX(0;[.AA7]-2;[.AB6]-2;IF([.$A7]=[.AB$1];[.AA6]+1;[.AA6]-1))" office:value-type="float" office:value="5" calcext:value-type="float">
            <text:p>5</text:p>
          </table:table-cell>
          <table:table-cell table:style-name="ce18" table:formula="of:=MAX(0;[.AB7]-2;[.AC6]-2;IF([.$A7]=[.AC$1];[.AB6]+1;[.AB6]-1))" office:value-type="float" office:value="5" calcext:value-type="float">
            <text:p>5</text:p>
          </table:table-cell>
          <table:table-cell table:style-name="ce18" table:formula="of:=MAX(0;[.AC7]-2;[.AD6]-2;IF([.$A7]=[.AD$1];[.AC6]+1;[.AC6]-1))" office:value-type="float" office:value="5" calcext:value-type="float">
            <text:p>5</text:p>
          </table:table-cell>
          <table:table-cell table:style-name="ce18" table:formula="of:=MAX(0;[.AD7]-2;[.AE6]-2;IF([.$A7]=[.AE$1];[.AD6]+1;[.AD6]-1))" office:value-type="float" office:value="5" calcext:value-type="float">
            <text:p>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8]-2;[.C7]-2;IF([.$A8]=[.C$1];[.B7]+1;[.B7]-1))" office:value-type="float" office:value="0" calcext:value-type="float">
            <text:p>0</text:p>
          </table:table-cell>
          <table:table-cell table:style-name="ce18" table:formula="of:=MAX(0;[.C8]-2;[.D7]-2;IF([.$A8]=[.D$1];[.C7]+1;[.C7]-1))" office:value-type="float" office:value="1" calcext:value-type="float">
            <text:p>1</text:p>
          </table:table-cell>
          <table:table-cell table:style-name="ce18" table:formula="of:=MAX(0;[.D8]-2;[.E7]-2;IF([.$A8]=[.E$1];[.D7]+1;[.D7]-1))" office:value-type="float" office:value="2" calcext:value-type="float">
            <text:p>2</text:p>
          </table:table-cell>
          <table:table-cell table:style-name="ce18" table:formula="of:=MAX(0;[.E8]-2;[.F7]-2;IF([.$A8]=[.F$1];[.E7]+1;[.E7]-1))" office:value-type="float" office:value="3" calcext:value-type="float">
            <text:p>3</text:p>
          </table:table-cell>
          <table:table-cell table:style-name="ce18" table:formula="of:=MAX(0;[.F8]-2;[.G7]-2;IF([.$A8]=[.G$1];[.F7]+1;[.F7]-1))" office:value-type="float" office:value="4" calcext:value-type="float">
            <text:p>4</text:p>
          </table:table-cell>
          <table:table-cell table:style-name="ce18" table:formula="of:=MAX(0;[.G8]-2;[.H7]-2;IF([.$A8]=[.H$1];[.G7]+1;[.G7]-1))" office:value-type="float" office:value="5" calcext:value-type="float">
            <text:p>5</text:p>
          </table:table-cell>
          <table:table-cell table:style-name="ce18" table:formula="of:=MAX(0;[.H8]-2;[.I7]-2;IF([.$A8]=[.I$1];[.H7]+1;[.H7]-1))" office:value-type="float" office:value="6" calcext:value-type="float">
            <text:p>6</text:p>
          </table:table-cell>
          <table:table-cell table:style-name="ce18" table:formula="of:=MAX(0;[.I8]-2;[.J7]-2;IF([.$A8]=[.J$1];[.I7]+1;[.I7]-1))" office:value-type="float" office:value="6" calcext:value-type="float">
            <text:p>6</text:p>
          </table:table-cell>
          <table:table-cell table:style-name="ce18" table:formula="of:=MAX(0;[.J8]-2;[.K7]-2;IF([.$A8]=[.K$1];[.J7]+1;[.J7]-1))" office:value-type="float" office:value="6" calcext:value-type="float">
            <text:p>6</text:p>
          </table:table-cell>
          <table:table-cell table:style-name="ce18" table:formula="of:=MAX(0;[.K8]-2;[.L7]-2;IF([.$A8]=[.L$1];[.K7]+1;[.K7]-1))" office:value-type="float" office:value="6" calcext:value-type="float">
            <text:p>6</text:p>
          </table:table-cell>
          <table:table-cell table:style-name="ce18" table:formula="of:=MAX(0;[.L8]-2;[.M7]-2;IF([.$A8]=[.M$1];[.L7]+1;[.L7]-1))" office:value-type="float" office:value="6" calcext:value-type="float">
            <text:p>6</text:p>
          </table:table-cell>
          <table:table-cell table:style-name="ce18" table:formula="of:=MAX(0;[.M8]-2;[.N7]-2;IF([.$A8]=[.N$1];[.M7]+1;[.M7]-1))" office:value-type="float" office:value="6" calcext:value-type="float">
            <text:p>6</text:p>
          </table:table-cell>
          <table:table-cell table:style-name="ce18" table:formula="of:=MAX(0;[.N8]-2;[.O7]-2;IF([.$A8]=[.O$1];[.N7]+1;[.N7]-1))" office:value-type="float" office:value="6" calcext:value-type="float">
            <text:p>6</text:p>
          </table:table-cell>
          <table:table-cell table:style-name="ce18" table:formula="of:=MAX(0;[.O8]-2;[.P7]-2;IF([.$A8]=[.P$1];[.O7]+1;[.O7]-1))" office:value-type="float" office:value="6" calcext:value-type="float">
            <text:p>6</text:p>
          </table:table-cell>
          <table:table-cell table:style-name="ce18" table:formula="of:=MAX(0;[.P8]-2;[.Q7]-2;IF([.$A8]=[.Q$1];[.P7]+1;[.P7]-1))" office:value-type="float" office:value="6" calcext:value-type="float">
            <text:p>6</text:p>
          </table:table-cell>
          <table:table-cell table:style-name="ce18" table:formula="of:=MAX(0;[.Q8]-2;[.R7]-2;IF([.$A8]=[.R$1];[.Q7]+1;[.Q7]-1))" office:value-type="float" office:value="6" calcext:value-type="float">
            <text:p>6</text:p>
          </table:table-cell>
          <table:table-cell table:style-name="ce18" table:formula="of:=MAX(0;[.R8]-2;[.S7]-2;IF([.$A8]=[.S$1];[.R7]+1;[.R7]-1))" office:value-type="float" office:value="6" calcext:value-type="float">
            <text:p>6</text:p>
          </table:table-cell>
          <table:table-cell table:style-name="ce18" table:formula="of:=MAX(0;[.S8]-2;[.T7]-2;IF([.$A8]=[.T$1];[.S7]+1;[.S7]-1))" office:value-type="float" office:value="6" calcext:value-type="float">
            <text:p>6</text:p>
          </table:table-cell>
          <table:table-cell table:style-name="ce18" table:formula="of:=MAX(0;[.T8]-2;[.U7]-2;IF([.$A8]=[.U$1];[.T7]+1;[.T7]-1))" office:value-type="float" office:value="6" calcext:value-type="float">
            <text:p>6</text:p>
          </table:table-cell>
          <table:table-cell table:style-name="ce18" table:formula="of:=MAX(0;[.U8]-2;[.V7]-2;IF([.$A8]=[.V$1];[.U7]+1;[.U7]-1))" office:value-type="float" office:value="6" calcext:value-type="float">
            <text:p>6</text:p>
          </table:table-cell>
          <table:table-cell table:style-name="ce18" table:formula="of:=MAX(0;[.V8]-2;[.W7]-2;IF([.$A8]=[.W$1];[.V7]+1;[.V7]-1))" office:value-type="float" office:value="6" calcext:value-type="float">
            <text:p>6</text:p>
          </table:table-cell>
          <table:table-cell table:style-name="ce18" table:formula="of:=MAX(0;[.W8]-2;[.X7]-2;IF([.$A8]=[.X$1];[.W7]+1;[.W7]-1))" office:value-type="float" office:value="6" calcext:value-type="float">
            <text:p>6</text:p>
          </table:table-cell>
          <table:table-cell table:style-name="ce18" table:formula="of:=MAX(0;[.X8]-2;[.Y7]-2;IF([.$A8]=[.Y$1];[.X7]+1;[.X7]-1))" office:value-type="float" office:value="6" calcext:value-type="float">
            <text:p>6</text:p>
          </table:table-cell>
          <table:table-cell table:style-name="ce18" table:formula="of:=MAX(0;[.Y8]-2;[.Z7]-2;IF([.$A8]=[.Z$1];[.Y7]+1;[.Y7]-1))" office:value-type="float" office:value="6" calcext:value-type="float">
            <text:p>6</text:p>
          </table:table-cell>
          <table:table-cell table:style-name="ce18" table:formula="of:=MAX(0;[.Z8]-2;[.AA7]-2;IF([.$A8]=[.AA$1];[.Z7]+1;[.Z7]-1))" office:value-type="float" office:value="6" calcext:value-type="float">
            <text:p>6</text:p>
          </table:table-cell>
          <table:table-cell table:style-name="ce18" table:formula="of:=MAX(0;[.AA8]-2;[.AB7]-2;IF([.$A8]=[.AB$1];[.AA7]+1;[.AA7]-1))" office:value-type="float" office:value="6" calcext:value-type="float">
            <text:p>6</text:p>
          </table:table-cell>
          <table:table-cell table:style-name="ce18" table:formula="of:=MAX(0;[.AB8]-2;[.AC7]-2;IF([.$A8]=[.AC$1];[.AB7]+1;[.AB7]-1))" office:value-type="float" office:value="6" calcext:value-type="float">
            <text:p>6</text:p>
          </table:table-cell>
          <table:table-cell table:style-name="ce18" table:formula="of:=MAX(0;[.AC8]-2;[.AD7]-2;IF([.$A8]=[.AD$1];[.AC7]+1;[.AC7]-1))" office:value-type="float" office:value="6" calcext:value-type="float">
            <text:p>6</text:p>
          </table:table-cell>
          <table:table-cell table:style-name="ce18" table:formula="of:=MAX(0;[.AD8]-2;[.AE7]-2;IF([.$A8]=[.AE$1];[.AD7]+1;[.AD7]-1))" office:value-type="float" office:value="6" calcext:value-type="float">
            <text:p>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9]-2;[.C8]-2;IF([.$A9]=[.C$1];[.B8]+1;[.B8]-1))" office:value-type="float" office:value="0" calcext:value-type="float">
            <text:p>0</text:p>
          </table:table-cell>
          <table:table-cell table:style-name="ce18" table:formula="of:=MAX(0;[.C9]-2;[.D8]-2;IF([.$A9]=[.D$1];[.C8]+1;[.C8]-1))" office:value-type="float" office:value="1" calcext:value-type="float">
            <text:p>1</text:p>
          </table:table-cell>
          <table:table-cell table:style-name="ce18" table:formula="of:=MAX(0;[.D9]-2;[.E8]-2;IF([.$A9]=[.E$1];[.D8]+1;[.D8]-1))" office:value-type="float" office:value="2" calcext:value-type="float">
            <text:p>2</text:p>
          </table:table-cell>
          <table:table-cell table:style-name="ce18" table:formula="of:=MAX(0;[.E9]-2;[.F8]-2;IF([.$A9]=[.F$1];[.E8]+1;[.E8]-1))" office:value-type="float" office:value="3" calcext:value-type="float">
            <text:p>3</text:p>
          </table:table-cell>
          <table:table-cell table:style-name="ce18" table:formula="of:=MAX(0;[.F9]-2;[.G8]-2;IF([.$A9]=[.G$1];[.F8]+1;[.F8]-1))" office:value-type="float" office:value="4" calcext:value-type="float">
            <text:p>4</text:p>
          </table:table-cell>
          <table:table-cell table:style-name="ce18" table:formula="of:=MAX(0;[.G9]-2;[.H8]-2;IF([.$A9]=[.H$1];[.G8]+1;[.G8]-1))" office:value-type="float" office:value="5" calcext:value-type="float">
            <text:p>5</text:p>
          </table:table-cell>
          <table:table-cell table:style-name="ce18" table:formula="of:=MAX(0;[.H9]-2;[.I8]-2;IF([.$A9]=[.I$1];[.H8]+1;[.H8]-1))" office:value-type="float" office:value="6" calcext:value-type="float">
            <text:p>6</text:p>
          </table:table-cell>
          <table:table-cell table:style-name="ce18" table:formula="of:=MAX(0;[.I9]-2;[.J8]-2;IF([.$A9]=[.J$1];[.I8]+1;[.I8]-1))" office:value-type="float" office:value="7" calcext:value-type="float">
            <text:p>7</text:p>
          </table:table-cell>
          <table:table-cell table:style-name="ce18" table:formula="of:=MAX(0;[.J9]-2;[.K8]-2;IF([.$A9]=[.K$1];[.J8]+1;[.J8]-1))" office:value-type="float" office:value="7" calcext:value-type="float">
            <text:p>7</text:p>
          </table:table-cell>
          <table:table-cell table:style-name="ce18" table:formula="of:=MAX(0;[.K9]-2;[.L8]-2;IF([.$A9]=[.L$1];[.K8]+1;[.K8]-1))" office:value-type="float" office:value="7" calcext:value-type="float">
            <text:p>7</text:p>
          </table:table-cell>
          <table:table-cell table:style-name="ce18" table:formula="of:=MAX(0;[.L9]-2;[.M8]-2;IF([.$A9]=[.M$1];[.L8]+1;[.L8]-1))" office:value-type="float" office:value="7" calcext:value-type="float">
            <text:p>7</text:p>
          </table:table-cell>
          <table:table-cell table:style-name="ce18" table:formula="of:=MAX(0;[.M9]-2;[.N8]-2;IF([.$A9]=[.N$1];[.M8]+1;[.M8]-1))" office:value-type="float" office:value="7" calcext:value-type="float">
            <text:p>7</text:p>
          </table:table-cell>
          <table:table-cell table:style-name="ce18" table:formula="of:=MAX(0;[.N9]-2;[.O8]-2;IF([.$A9]=[.O$1];[.N8]+1;[.N8]-1))" office:value-type="float" office:value="7" calcext:value-type="float">
            <text:p>7</text:p>
          </table:table-cell>
          <table:table-cell table:style-name="ce18" table:formula="of:=MAX(0;[.O9]-2;[.P8]-2;IF([.$A9]=[.P$1];[.O8]+1;[.O8]-1))" office:value-type="float" office:value="7" calcext:value-type="float">
            <text:p>7</text:p>
          </table:table-cell>
          <table:table-cell table:style-name="ce18" table:formula="of:=MAX(0;[.P9]-2;[.Q8]-2;IF([.$A9]=[.Q$1];[.P8]+1;[.P8]-1))" office:value-type="float" office:value="7" calcext:value-type="float">
            <text:p>7</text:p>
          </table:table-cell>
          <table:table-cell table:style-name="ce18" table:formula="of:=MAX(0;[.Q9]-2;[.R8]-2;IF([.$A9]=[.R$1];[.Q8]+1;[.Q8]-1))" office:value-type="float" office:value="7" calcext:value-type="float">
            <text:p>7</text:p>
          </table:table-cell>
          <table:table-cell table:style-name="ce18" table:formula="of:=MAX(0;[.R9]-2;[.S8]-2;IF([.$A9]=[.S$1];[.R8]+1;[.R8]-1))" office:value-type="float" office:value="7" calcext:value-type="float">
            <text:p>7</text:p>
          </table:table-cell>
          <table:table-cell table:style-name="ce18" table:formula="of:=MAX(0;[.S9]-2;[.T8]-2;IF([.$A9]=[.T$1];[.S8]+1;[.S8]-1))" office:value-type="float" office:value="7" calcext:value-type="float">
            <text:p>7</text:p>
          </table:table-cell>
          <table:table-cell table:style-name="ce18" table:formula="of:=MAX(0;[.T9]-2;[.U8]-2;IF([.$A9]=[.U$1];[.T8]+1;[.T8]-1))" office:value-type="float" office:value="7" calcext:value-type="float">
            <text:p>7</text:p>
          </table:table-cell>
          <table:table-cell table:style-name="ce18" table:formula="of:=MAX(0;[.U9]-2;[.V8]-2;IF([.$A9]=[.V$1];[.U8]+1;[.U8]-1))" office:value-type="float" office:value="7" calcext:value-type="float">
            <text:p>7</text:p>
          </table:table-cell>
          <table:table-cell table:style-name="ce18" table:formula="of:=MAX(0;[.V9]-2;[.W8]-2;IF([.$A9]=[.W$1];[.V8]+1;[.V8]-1))" office:value-type="float" office:value="7" calcext:value-type="float">
            <text:p>7</text:p>
          </table:table-cell>
          <table:table-cell table:style-name="ce18" table:formula="of:=MAX(0;[.W9]-2;[.X8]-2;IF([.$A9]=[.X$1];[.W8]+1;[.W8]-1))" office:value-type="float" office:value="7" calcext:value-type="float">
            <text:p>7</text:p>
          </table:table-cell>
          <table:table-cell table:style-name="ce18" table:formula="of:=MAX(0;[.X9]-2;[.Y8]-2;IF([.$A9]=[.Y$1];[.X8]+1;[.X8]-1))" office:value-type="float" office:value="7" calcext:value-type="float">
            <text:p>7</text:p>
          </table:table-cell>
          <table:table-cell table:style-name="ce18" table:formula="of:=MAX(0;[.Y9]-2;[.Z8]-2;IF([.$A9]=[.Z$1];[.Y8]+1;[.Y8]-1))" office:value-type="float" office:value="7" calcext:value-type="float">
            <text:p>7</text:p>
          </table:table-cell>
          <table:table-cell table:style-name="ce18" table:formula="of:=MAX(0;[.Z9]-2;[.AA8]-2;IF([.$A9]=[.AA$1];[.Z8]+1;[.Z8]-1))" office:value-type="float" office:value="7" calcext:value-type="float">
            <text:p>7</text:p>
          </table:table-cell>
          <table:table-cell table:style-name="ce18" table:formula="of:=MAX(0;[.AA9]-2;[.AB8]-2;IF([.$A9]=[.AB$1];[.AA8]+1;[.AA8]-1))" office:value-type="float" office:value="7" calcext:value-type="float">
            <text:p>7</text:p>
          </table:table-cell>
          <table:table-cell table:style-name="ce18" table:formula="of:=MAX(0;[.AB9]-2;[.AC8]-2;IF([.$A9]=[.AC$1];[.AB8]+1;[.AB8]-1))" office:value-type="float" office:value="7" calcext:value-type="float">
            <text:p>7</text:p>
          </table:table-cell>
          <table:table-cell table:style-name="ce18" table:formula="of:=MAX(0;[.AC9]-2;[.AD8]-2;IF([.$A9]=[.AD$1];[.AC8]+1;[.AC8]-1))" office:value-type="float" office:value="7" calcext:value-type="float">
            <text:p>7</text:p>
          </table:table-cell>
          <table:table-cell table:style-name="ce18" table:formula="of:=MAX(0;[.AD9]-2;[.AE8]-2;IF([.$A9]=[.AE$1];[.AD8]+1;[.AD8]-1))" office:value-type="float" office:value="7" calcext:value-type="float">
            <text:p>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0]-2;[.C9]-2;IF([.$A10]=[.C$1];[.B9]+1;[.B9]-1))" office:value-type="float" office:value="0" calcext:value-type="float">
            <text:p>0</text:p>
          </table:table-cell>
          <table:table-cell table:style-name="ce18" table:formula="of:=MAX(0;[.C10]-2;[.D9]-2;IF([.$A10]=[.D$1];[.C9]+1;[.C9]-1))" office:value-type="float" office:value="1" calcext:value-type="float">
            <text:p>1</text:p>
          </table:table-cell>
          <table:table-cell table:style-name="ce18" table:formula="of:=MAX(0;[.D10]-2;[.E9]-2;IF([.$A10]=[.E$1];[.D9]+1;[.D9]-1))" office:value-type="float" office:value="2" calcext:value-type="float">
            <text:p>2</text:p>
          </table:table-cell>
          <table:table-cell table:style-name="ce18" table:formula="of:=MAX(0;[.E10]-2;[.F9]-2;IF([.$A10]=[.F$1];[.E9]+1;[.E9]-1))" office:value-type="float" office:value="3" calcext:value-type="float">
            <text:p>3</text:p>
          </table:table-cell>
          <table:table-cell table:style-name="ce18" table:formula="of:=MAX(0;[.F10]-2;[.G9]-2;IF([.$A10]=[.G$1];[.F9]+1;[.F9]-1))" office:value-type="float" office:value="4" calcext:value-type="float">
            <text:p>4</text:p>
          </table:table-cell>
          <table:table-cell table:style-name="ce18" table:formula="of:=MAX(0;[.G10]-2;[.H9]-2;IF([.$A10]=[.H$1];[.G9]+1;[.G9]-1))" office:value-type="float" office:value="5" calcext:value-type="float">
            <text:p>5</text:p>
          </table:table-cell>
          <table:table-cell table:style-name="ce18" table:formula="of:=MAX(0;[.H10]-2;[.I9]-2;IF([.$A10]=[.I$1];[.H9]+1;[.H9]-1))" office:value-type="float" office:value="6" calcext:value-type="float">
            <text:p>6</text:p>
          </table:table-cell>
          <table:table-cell table:style-name="ce18" table:formula="of:=MAX(0;[.I10]-2;[.J9]-2;IF([.$A10]=[.J$1];[.I9]+1;[.I9]-1))" office:value-type="float" office:value="7" calcext:value-type="float">
            <text:p>7</text:p>
          </table:table-cell>
          <table:table-cell table:style-name="ce18" table:formula="of:=MAX(0;[.J10]-2;[.K9]-2;IF([.$A10]=[.K$1];[.J9]+1;[.J9]-1))" office:value-type="float" office:value="8" calcext:value-type="float">
            <text:p>8</text:p>
          </table:table-cell>
          <table:table-cell table:style-name="ce18" table:formula="of:=MAX(0;[.K10]-2;[.L9]-2;IF([.$A10]=[.L$1];[.K9]+1;[.K9]-1))" office:value-type="float" office:value="8" calcext:value-type="float">
            <text:p>8</text:p>
          </table:table-cell>
          <table:table-cell table:style-name="ce18" table:formula="of:=MAX(0;[.L10]-2;[.M9]-2;IF([.$A10]=[.M$1];[.L9]+1;[.L9]-1))" office:value-type="float" office:value="8" calcext:value-type="float">
            <text:p>8</text:p>
          </table:table-cell>
          <table:table-cell table:style-name="ce18" table:formula="of:=MAX(0;[.M10]-2;[.N9]-2;IF([.$A10]=[.N$1];[.M9]+1;[.M9]-1))" office:value-type="float" office:value="8" calcext:value-type="float">
            <text:p>8</text:p>
          </table:table-cell>
          <table:table-cell table:style-name="ce18" table:formula="of:=MAX(0;[.N10]-2;[.O9]-2;IF([.$A10]=[.O$1];[.N9]+1;[.N9]-1))" office:value-type="float" office:value="8" calcext:value-type="float">
            <text:p>8</text:p>
          </table:table-cell>
          <table:table-cell table:style-name="ce18" table:formula="of:=MAX(0;[.O10]-2;[.P9]-2;IF([.$A10]=[.P$1];[.O9]+1;[.O9]-1))" office:value-type="float" office:value="8" calcext:value-type="float">
            <text:p>8</text:p>
          </table:table-cell>
          <table:table-cell table:style-name="ce18" table:formula="of:=MAX(0;[.P10]-2;[.Q9]-2;IF([.$A10]=[.Q$1];[.P9]+1;[.P9]-1))" office:value-type="float" office:value="8" calcext:value-type="float">
            <text:p>8</text:p>
          </table:table-cell>
          <table:table-cell table:style-name="ce18" table:formula="of:=MAX(0;[.Q10]-2;[.R9]-2;IF([.$A10]=[.R$1];[.Q9]+1;[.Q9]-1))" office:value-type="float" office:value="8" calcext:value-type="float">
            <text:p>8</text:p>
          </table:table-cell>
          <table:table-cell table:style-name="ce18" table:formula="of:=MAX(0;[.R10]-2;[.S9]-2;IF([.$A10]=[.S$1];[.R9]+1;[.R9]-1))" office:value-type="float" office:value="8" calcext:value-type="float">
            <text:p>8</text:p>
          </table:table-cell>
          <table:table-cell table:style-name="ce18" table:formula="of:=MAX(0;[.S10]-2;[.T9]-2;IF([.$A10]=[.T$1];[.S9]+1;[.S9]-1))" office:value-type="float" office:value="8" calcext:value-type="float">
            <text:p>8</text:p>
          </table:table-cell>
          <table:table-cell table:style-name="ce18" table:formula="of:=MAX(0;[.T10]-2;[.U9]-2;IF([.$A10]=[.U$1];[.T9]+1;[.T9]-1))" office:value-type="float" office:value="8" calcext:value-type="float">
            <text:p>8</text:p>
          </table:table-cell>
          <table:table-cell table:style-name="ce18" table:formula="of:=MAX(0;[.U10]-2;[.V9]-2;IF([.$A10]=[.V$1];[.U9]+1;[.U9]-1))" office:value-type="float" office:value="8" calcext:value-type="float">
            <text:p>8</text:p>
          </table:table-cell>
          <table:table-cell table:style-name="ce18" table:formula="of:=MAX(0;[.V10]-2;[.W9]-2;IF([.$A10]=[.W$1];[.V9]+1;[.V9]-1))" office:value-type="float" office:value="8" calcext:value-type="float">
            <text:p>8</text:p>
          </table:table-cell>
          <table:table-cell table:style-name="ce18" table:formula="of:=MAX(0;[.W10]-2;[.X9]-2;IF([.$A10]=[.X$1];[.W9]+1;[.W9]-1))" office:value-type="float" office:value="8" calcext:value-type="float">
            <text:p>8</text:p>
          </table:table-cell>
          <table:table-cell table:style-name="ce18" table:formula="of:=MAX(0;[.X10]-2;[.Y9]-2;IF([.$A10]=[.Y$1];[.X9]+1;[.X9]-1))" office:value-type="float" office:value="8" calcext:value-type="float">
            <text:p>8</text:p>
          </table:table-cell>
          <table:table-cell table:style-name="ce18" table:formula="of:=MAX(0;[.Y10]-2;[.Z9]-2;IF([.$A10]=[.Z$1];[.Y9]+1;[.Y9]-1))" office:value-type="float" office:value="8" calcext:value-type="float">
            <text:p>8</text:p>
          </table:table-cell>
          <table:table-cell table:style-name="ce18" table:formula="of:=MAX(0;[.Z10]-2;[.AA9]-2;IF([.$A10]=[.AA$1];[.Z9]+1;[.Z9]-1))" office:value-type="float" office:value="8" calcext:value-type="float">
            <text:p>8</text:p>
          </table:table-cell>
          <table:table-cell table:style-name="ce18" table:formula="of:=MAX(0;[.AA10]-2;[.AB9]-2;IF([.$A10]=[.AB$1];[.AA9]+1;[.AA9]-1))" office:value-type="float" office:value="8" calcext:value-type="float">
            <text:p>8</text:p>
          </table:table-cell>
          <table:table-cell table:style-name="ce18" table:formula="of:=MAX(0;[.AB10]-2;[.AC9]-2;IF([.$A10]=[.AC$1];[.AB9]+1;[.AB9]-1))" office:value-type="float" office:value="8" calcext:value-type="float">
            <text:p>8</text:p>
          </table:table-cell>
          <table:table-cell table:style-name="ce18" table:formula="of:=MAX(0;[.AC10]-2;[.AD9]-2;IF([.$A10]=[.AD$1];[.AC9]+1;[.AC9]-1))" office:value-type="float" office:value="8" calcext:value-type="float">
            <text:p>8</text:p>
          </table:table-cell>
          <table:table-cell table:style-name="ce18" table:formula="of:=MAX(0;[.AD10]-2;[.AE9]-2;IF([.$A10]=[.AE$1];[.AD9]+1;[.AD9]-1))" office:value-type="float" office:value="8" calcext:value-type="float">
            <text:p>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1]-2;[.C10]-2;IF([.$A11]=[.C$1];[.B10]+1;[.B10]-1))" office:value-type="float" office:value="0" calcext:value-type="float">
            <text:p>0</text:p>
          </table:table-cell>
          <table:table-cell table:style-name="ce18" table:formula="of:=MAX(0;[.C11]-2;[.D10]-2;IF([.$A11]=[.D$1];[.C10]+1;[.C10]-1))" office:value-type="float" office:value="1" calcext:value-type="float">
            <text:p>1</text:p>
          </table:table-cell>
          <table:table-cell table:style-name="ce18" table:formula="of:=MAX(0;[.D11]-2;[.E10]-2;IF([.$A11]=[.E$1];[.D10]+1;[.D10]-1))" office:value-type="float" office:value="2" calcext:value-type="float">
            <text:p>2</text:p>
          </table:table-cell>
          <table:table-cell table:style-name="ce18" table:formula="of:=MAX(0;[.E11]-2;[.F10]-2;IF([.$A11]=[.F$1];[.E10]+1;[.E10]-1))" office:value-type="float" office:value="3" calcext:value-type="float">
            <text:p>3</text:p>
          </table:table-cell>
          <table:table-cell table:style-name="ce18" table:formula="of:=MAX(0;[.F11]-2;[.G10]-2;IF([.$A11]=[.G$1];[.F10]+1;[.F10]-1))" office:value-type="float" office:value="4" calcext:value-type="float">
            <text:p>4</text:p>
          </table:table-cell>
          <table:table-cell table:style-name="ce18" table:formula="of:=MAX(0;[.G11]-2;[.H10]-2;IF([.$A11]=[.H$1];[.G10]+1;[.G10]-1))" office:value-type="float" office:value="5" calcext:value-type="float">
            <text:p>5</text:p>
          </table:table-cell>
          <table:table-cell table:style-name="ce18" table:formula="of:=MAX(0;[.H11]-2;[.I10]-2;IF([.$A11]=[.I$1];[.H10]+1;[.H10]-1))" office:value-type="float" office:value="6" calcext:value-type="float">
            <text:p>6</text:p>
          </table:table-cell>
          <table:table-cell table:style-name="ce18" table:formula="of:=MAX(0;[.I11]-2;[.J10]-2;IF([.$A11]=[.J$1];[.I10]+1;[.I10]-1))" office:value-type="float" office:value="7" calcext:value-type="float">
            <text:p>7</text:p>
          </table:table-cell>
          <table:table-cell table:style-name="ce18" table:formula="of:=MAX(0;[.J11]-2;[.K10]-2;IF([.$A11]=[.K$1];[.J10]+1;[.J10]-1))" office:value-type="float" office:value="8" calcext:value-type="float">
            <text:p>8</text:p>
          </table:table-cell>
          <table:table-cell table:style-name="ce18" table:formula="of:=MAX(0;[.K11]-2;[.L10]-2;IF([.$A11]=[.L$1];[.K10]+1;[.K10]-1))" office:value-type="float" office:value="9" calcext:value-type="float">
            <text:p>9</text:p>
          </table:table-cell>
          <table:table-cell table:style-name="ce18" table:formula="of:=MAX(0;[.L11]-2;[.M10]-2;IF([.$A11]=[.M$1];[.L10]+1;[.L10]-1))" office:value-type="float" office:value="9" calcext:value-type="float">
            <text:p>9</text:p>
          </table:table-cell>
          <table:table-cell table:style-name="ce18" table:formula="of:=MAX(0;[.M11]-2;[.N10]-2;IF([.$A11]=[.N$1];[.M10]+1;[.M10]-1))" office:value-type="float" office:value="9" calcext:value-type="float">
            <text:p>9</text:p>
          </table:table-cell>
          <table:table-cell table:style-name="ce18" table:formula="of:=MAX(0;[.N11]-2;[.O10]-2;IF([.$A11]=[.O$1];[.N10]+1;[.N10]-1))" office:value-type="float" office:value="9" calcext:value-type="float">
            <text:p>9</text:p>
          </table:table-cell>
          <table:table-cell table:style-name="ce18" table:formula="of:=MAX(0;[.O11]-2;[.P10]-2;IF([.$A11]=[.P$1];[.O10]+1;[.O10]-1))" office:value-type="float" office:value="9" calcext:value-type="float">
            <text:p>9</text:p>
          </table:table-cell>
          <table:table-cell table:style-name="ce18" table:formula="of:=MAX(0;[.P11]-2;[.Q10]-2;IF([.$A11]=[.Q$1];[.P10]+1;[.P10]-1))" office:value-type="float" office:value="9" calcext:value-type="float">
            <text:p>9</text:p>
          </table:table-cell>
          <table:table-cell table:style-name="ce18" table:formula="of:=MAX(0;[.Q11]-2;[.R10]-2;IF([.$A11]=[.R$1];[.Q10]+1;[.Q10]-1))" office:value-type="float" office:value="9" calcext:value-type="float">
            <text:p>9</text:p>
          </table:table-cell>
          <table:table-cell table:style-name="ce18" table:formula="of:=MAX(0;[.R11]-2;[.S10]-2;IF([.$A11]=[.S$1];[.R10]+1;[.R10]-1))" office:value-type="float" office:value="9" calcext:value-type="float">
            <text:p>9</text:p>
          </table:table-cell>
          <table:table-cell table:style-name="ce18" table:formula="of:=MAX(0;[.S11]-2;[.T10]-2;IF([.$A11]=[.T$1];[.S10]+1;[.S10]-1))" office:value-type="float" office:value="9" calcext:value-type="float">
            <text:p>9</text:p>
          </table:table-cell>
          <table:table-cell table:style-name="ce18" table:formula="of:=MAX(0;[.T11]-2;[.U10]-2;IF([.$A11]=[.U$1];[.T10]+1;[.T10]-1))" office:value-type="float" office:value="9" calcext:value-type="float">
            <text:p>9</text:p>
          </table:table-cell>
          <table:table-cell table:style-name="ce18" table:formula="of:=MAX(0;[.U11]-2;[.V10]-2;IF([.$A11]=[.V$1];[.U10]+1;[.U10]-1))" office:value-type="float" office:value="9" calcext:value-type="float">
            <text:p>9</text:p>
          </table:table-cell>
          <table:table-cell table:style-name="ce18" table:formula="of:=MAX(0;[.V11]-2;[.W10]-2;IF([.$A11]=[.W$1];[.V10]+1;[.V10]-1))" office:value-type="float" office:value="9" calcext:value-type="float">
            <text:p>9</text:p>
          </table:table-cell>
          <table:table-cell table:style-name="ce18" table:formula="of:=MAX(0;[.W11]-2;[.X10]-2;IF([.$A11]=[.X$1];[.W10]+1;[.W10]-1))" office:value-type="float" office:value="9" calcext:value-type="float">
            <text:p>9</text:p>
          </table:table-cell>
          <table:table-cell table:style-name="ce18" table:formula="of:=MAX(0;[.X11]-2;[.Y10]-2;IF([.$A11]=[.Y$1];[.X10]+1;[.X10]-1))" office:value-type="float" office:value="9" calcext:value-type="float">
            <text:p>9</text:p>
          </table:table-cell>
          <table:table-cell table:style-name="ce18" table:formula="of:=MAX(0;[.Y11]-2;[.Z10]-2;IF([.$A11]=[.Z$1];[.Y10]+1;[.Y10]-1))" office:value-type="float" office:value="9" calcext:value-type="float">
            <text:p>9</text:p>
          </table:table-cell>
          <table:table-cell table:style-name="ce18" table:formula="of:=MAX(0;[.Z11]-2;[.AA10]-2;IF([.$A11]=[.AA$1];[.Z10]+1;[.Z10]-1))" office:value-type="float" office:value="9" calcext:value-type="float">
            <text:p>9</text:p>
          </table:table-cell>
          <table:table-cell table:style-name="ce18" table:formula="of:=MAX(0;[.AA11]-2;[.AB10]-2;IF([.$A11]=[.AB$1];[.AA10]+1;[.AA10]-1))" office:value-type="float" office:value="9" calcext:value-type="float">
            <text:p>9</text:p>
          </table:table-cell>
          <table:table-cell table:style-name="ce18" table:formula="of:=MAX(0;[.AB11]-2;[.AC10]-2;IF([.$A11]=[.AC$1];[.AB10]+1;[.AB10]-1))" office:value-type="float" office:value="9" calcext:value-type="float">
            <text:p>9</text:p>
          </table:table-cell>
          <table:table-cell table:style-name="ce18" table:formula="of:=MAX(0;[.AC11]-2;[.AD10]-2;IF([.$A11]=[.AD$1];[.AC10]+1;[.AC10]-1))" office:value-type="float" office:value="9" calcext:value-type="float">
            <text:p>9</text:p>
          </table:table-cell>
          <table:table-cell table:style-name="ce18" table:formula="of:=MAX(0;[.AD11]-2;[.AE10]-2;IF([.$A11]=[.AE$1];[.AD10]+1;[.AD10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2]-2;[.C11]-2;IF([.$A12]=[.C$1];[.B11]+1;[.B11]-1))" office:value-type="float" office:value="0" calcext:value-type="float">
            <text:p>0</text:p>
          </table:table-cell>
          <table:table-cell table:style-name="ce18" table:formula="of:=MAX(0;[.C12]-2;[.D11]-2;IF([.$A12]=[.D$1];[.C11]+1;[.C11]-1))" office:value-type="float" office:value="1" calcext:value-type="float">
            <text:p>1</text:p>
          </table:table-cell>
          <table:table-cell table:style-name="ce18" table:formula="of:=MAX(0;[.D12]-2;[.E11]-2;IF([.$A12]=[.E$1];[.D11]+1;[.D11]-1))" office:value-type="float" office:value="2" calcext:value-type="float">
            <text:p>2</text:p>
          </table:table-cell>
          <table:table-cell table:style-name="ce18" table:formula="of:=MAX(0;[.E12]-2;[.F11]-2;IF([.$A12]=[.F$1];[.E11]+1;[.E11]-1))" office:value-type="float" office:value="3" calcext:value-type="float">
            <text:p>3</text:p>
          </table:table-cell>
          <table:table-cell table:style-name="ce18" table:formula="of:=MAX(0;[.F12]-2;[.G11]-2;IF([.$A12]=[.G$1];[.F11]+1;[.F11]-1))" office:value-type="float" office:value="4" calcext:value-type="float">
            <text:p>4</text:p>
          </table:table-cell>
          <table:table-cell table:style-name="ce18" table:formula="of:=MAX(0;[.G12]-2;[.H11]-2;IF([.$A12]=[.H$1];[.G11]+1;[.G11]-1))" office:value-type="float" office:value="5" calcext:value-type="float">
            <text:p>5</text:p>
          </table:table-cell>
          <table:table-cell table:style-name="ce18" table:formula="of:=MAX(0;[.H12]-2;[.I11]-2;IF([.$A12]=[.I$1];[.H11]+1;[.H11]-1))" office:value-type="float" office:value="6" calcext:value-type="float">
            <text:p>6</text:p>
          </table:table-cell>
          <table:table-cell table:style-name="ce18" table:formula="of:=MAX(0;[.I12]-2;[.J11]-2;IF([.$A12]=[.J$1];[.I11]+1;[.I11]-1))" office:value-type="float" office:value="7" calcext:value-type="float">
            <text:p>7</text:p>
          </table:table-cell>
          <table:table-cell table:style-name="ce18" table:formula="of:=MAX(0;[.J12]-2;[.K11]-2;IF([.$A12]=[.K$1];[.J11]+1;[.J11]-1))" office:value-type="float" office:value="8" calcext:value-type="float">
            <text:p>8</text:p>
          </table:table-cell>
          <table:table-cell table:style-name="ce18" table:formula="of:=MAX(0;[.K12]-2;[.L11]-2;IF([.$A12]=[.L$1];[.K11]+1;[.K11]-1))" office:value-type="float" office:value="9" calcext:value-type="float">
            <text:p>9</text:p>
          </table:table-cell>
          <table:table-cell table:style-name="ce18" table:formula="of:=MAX(0;[.L12]-2;[.M11]-2;IF([.$A12]=[.M$1];[.L11]+1;[.L11]-1))" office:value-type="float" office:value="10" calcext:value-type="float">
            <text:p>10</text:p>
          </table:table-cell>
          <table:table-cell table:style-name="ce18" table:formula="of:=MAX(0;[.M12]-2;[.N11]-2;IF([.$A12]=[.N$1];[.M11]+1;[.M11]-1))" office:value-type="float" office:value="10" calcext:value-type="float">
            <text:p>10</text:p>
          </table:table-cell>
          <table:table-cell table:style-name="ce18" table:formula="of:=MAX(0;[.N12]-2;[.O11]-2;IF([.$A12]=[.O$1];[.N11]+1;[.N11]-1))" office:value-type="float" office:value="10" calcext:value-type="float">
            <text:p>10</text:p>
          </table:table-cell>
          <table:table-cell table:style-name="ce18" table:formula="of:=MAX(0;[.O12]-2;[.P11]-2;IF([.$A12]=[.P$1];[.O11]+1;[.O11]-1))" office:value-type="float" office:value="10" calcext:value-type="float">
            <text:p>10</text:p>
          </table:table-cell>
          <table:table-cell table:style-name="ce18" table:formula="of:=MAX(0;[.P12]-2;[.Q11]-2;IF([.$A12]=[.Q$1];[.P11]+1;[.P11]-1))" office:value-type="float" office:value="10" calcext:value-type="float">
            <text:p>10</text:p>
          </table:table-cell>
          <table:table-cell table:style-name="ce18" table:formula="of:=MAX(0;[.Q12]-2;[.R11]-2;IF([.$A12]=[.R$1];[.Q11]+1;[.Q11]-1))" office:value-type="float" office:value="10" calcext:value-type="float">
            <text:p>10</text:p>
          </table:table-cell>
          <table:table-cell table:style-name="ce18" table:formula="of:=MAX(0;[.R12]-2;[.S11]-2;IF([.$A12]=[.S$1];[.R11]+1;[.R11]-1))" office:value-type="float" office:value="10" calcext:value-type="float">
            <text:p>10</text:p>
          </table:table-cell>
          <table:table-cell table:style-name="ce18" table:formula="of:=MAX(0;[.S12]-2;[.T11]-2;IF([.$A12]=[.T$1];[.S11]+1;[.S11]-1))" office:value-type="float" office:value="10" calcext:value-type="float">
            <text:p>10</text:p>
          </table:table-cell>
          <table:table-cell table:style-name="ce18" table:formula="of:=MAX(0;[.T12]-2;[.U11]-2;IF([.$A12]=[.U$1];[.T11]+1;[.T11]-1))" office:value-type="float" office:value="10" calcext:value-type="float">
            <text:p>10</text:p>
          </table:table-cell>
          <table:table-cell table:style-name="ce18" table:formula="of:=MAX(0;[.U12]-2;[.V11]-2;IF([.$A12]=[.V$1];[.U11]+1;[.U11]-1))" office:value-type="float" office:value="10" calcext:value-type="float">
            <text:p>10</text:p>
          </table:table-cell>
          <table:table-cell table:style-name="ce18" table:formula="of:=MAX(0;[.V12]-2;[.W11]-2;IF([.$A12]=[.W$1];[.V11]+1;[.V11]-1))" office:value-type="float" office:value="10" calcext:value-type="float">
            <text:p>10</text:p>
          </table:table-cell>
          <table:table-cell table:style-name="ce18" table:formula="of:=MAX(0;[.W12]-2;[.X11]-2;IF([.$A12]=[.X$1];[.W11]+1;[.W11]-1))" office:value-type="float" office:value="10" calcext:value-type="float">
            <text:p>10</text:p>
          </table:table-cell>
          <table:table-cell table:style-name="ce18" table:formula="of:=MAX(0;[.X12]-2;[.Y11]-2;IF([.$A12]=[.Y$1];[.X11]+1;[.X11]-1))" office:value-type="float" office:value="10" calcext:value-type="float">
            <text:p>10</text:p>
          </table:table-cell>
          <table:table-cell table:style-name="ce18" table:formula="of:=MAX(0;[.Y12]-2;[.Z11]-2;IF([.$A12]=[.Z$1];[.Y11]+1;[.Y11]-1))" office:value-type="float" office:value="10" calcext:value-type="float">
            <text:p>10</text:p>
          </table:table-cell>
          <table:table-cell table:style-name="ce18" table:formula="of:=MAX(0;[.Z12]-2;[.AA11]-2;IF([.$A12]=[.AA$1];[.Z11]+1;[.Z11]-1))" office:value-type="float" office:value="10" calcext:value-type="float">
            <text:p>10</text:p>
          </table:table-cell>
          <table:table-cell table:style-name="ce18" table:formula="of:=MAX(0;[.AA12]-2;[.AB11]-2;IF([.$A12]=[.AB$1];[.AA11]+1;[.AA11]-1))" office:value-type="float" office:value="10" calcext:value-type="float">
            <text:p>10</text:p>
          </table:table-cell>
          <table:table-cell table:style-name="ce18" table:formula="of:=MAX(0;[.AB12]-2;[.AC11]-2;IF([.$A12]=[.AC$1];[.AB11]+1;[.AB11]-1))" office:value-type="float" office:value="10" calcext:value-type="float">
            <text:p>10</text:p>
          </table:table-cell>
          <table:table-cell table:style-name="ce18" table:formula="of:=MAX(0;[.AC12]-2;[.AD11]-2;IF([.$A12]=[.AD$1];[.AC11]+1;[.AC11]-1))" office:value-type="float" office:value="10" calcext:value-type="float">
            <text:p>10</text:p>
          </table:table-cell>
          <table:table-cell table:style-name="ce18" table:formula="of:=MAX(0;[.AD12]-2;[.AE11]-2;IF([.$A12]=[.AE$1];[.AD11]+1;[.AD11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3]-2;[.C12]-2;IF([.$A13]=[.C$1];[.B12]+1;[.B12]-1))" office:value-type="float" office:value="1" calcext:value-type="float">
            <text:p>1</text:p>
          </table:table-cell>
          <table:table-cell table:style-name="ce18" table:formula="of:=MAX(0;[.C13]-2;[.D12]-2;IF([.$A13]=[.D$1];[.C12]+1;[.C12]-1))" office:value-type="float" office:value="0" calcext:value-type="float">
            <text:p>0</text:p>
          </table:table-cell>
          <table:table-cell table:style-name="ce18" table:formula="of:=MAX(0;[.D13]-2;[.E12]-2;IF([.$A13]=[.E$1];[.D12]+1;[.D12]-1))" office:value-type="float" office:value="0" calcext:value-type="float">
            <text:p>0</text:p>
          </table:table-cell>
          <table:table-cell table:style-name="ce18" table:formula="of:=MAX(0;[.E13]-2;[.F12]-2;IF([.$A13]=[.F$1];[.E12]+1;[.E12]-1))" office:value-type="float" office:value="1" calcext:value-type="float">
            <text:p>1</text:p>
          </table:table-cell>
          <table:table-cell table:style-name="ce18" table:formula="of:=MAX(0;[.F13]-2;[.G12]-2;IF([.$A13]=[.G$1];[.F12]+1;[.F12]-1))" office:value-type="float" office:value="2" calcext:value-type="float">
            <text:p>2</text:p>
          </table:table-cell>
          <table:table-cell table:style-name="ce18" table:formula="of:=MAX(0;[.G13]-2;[.H12]-2;IF([.$A13]=[.H$1];[.G12]+1;[.G12]-1))" office:value-type="float" office:value="3" calcext:value-type="float">
            <text:p>3</text:p>
          </table:table-cell>
          <table:table-cell table:style-name="ce18" table:formula="of:=MAX(0;[.H13]-2;[.I12]-2;IF([.$A13]=[.I$1];[.H12]+1;[.H12]-1))" office:value-type="float" office:value="4" calcext:value-type="float">
            <text:p>4</text:p>
          </table:table-cell>
          <table:table-cell table:style-name="ce18" table:formula="of:=MAX(0;[.I13]-2;[.J12]-2;IF([.$A13]=[.J$1];[.I12]+1;[.I12]-1))" office:value-type="float" office:value="5" calcext:value-type="float">
            <text:p>5</text:p>
          </table:table-cell>
          <table:table-cell table:style-name="ce18" table:formula="of:=MAX(0;[.J13]-2;[.K12]-2;IF([.$A13]=[.K$1];[.J12]+1;[.J12]-1))" office:value-type="float" office:value="6" calcext:value-type="float">
            <text:p>6</text:p>
          </table:table-cell>
          <table:table-cell table:style-name="ce18" table:formula="of:=MAX(0;[.K13]-2;[.L12]-2;IF([.$A13]=[.L$1];[.K12]+1;[.K12]-1))" office:value-type="float" office:value="7" calcext:value-type="float">
            <text:p>7</text:p>
          </table:table-cell>
          <table:table-cell table:style-name="ce18" table:formula="of:=MAX(0;[.L13]-2;[.M12]-2;IF([.$A13]=[.M$1];[.L12]+1;[.L12]-1))" office:value-type="float" office:value="8" calcext:value-type="float">
            <text:p>8</text:p>
          </table:table-cell>
          <table:table-cell table:style-name="ce18" table:formula="of:=MAX(0;[.M13]-2;[.N12]-2;IF([.$A13]=[.N$1];[.M12]+1;[.M12]-1))" office:value-type="float" office:value="9" calcext:value-type="float">
            <text:p>9</text:p>
          </table:table-cell>
          <table:table-cell table:style-name="ce18" table:formula="of:=MAX(0;[.N13]-2;[.O12]-2;IF([.$A13]=[.O$1];[.N12]+1;[.N12]-1))" office:value-type="float" office:value="9" calcext:value-type="float">
            <text:p>9</text:p>
          </table:table-cell>
          <table:table-cell table:style-name="ce18" table:formula="of:=MAX(0;[.O13]-2;[.P12]-2;IF([.$A13]=[.P$1];[.O12]+1;[.O12]-1))" office:value-type="float" office:value="9" calcext:value-type="float">
            <text:p>9</text:p>
          </table:table-cell>
          <table:table-cell table:style-name="ce18" table:formula="of:=MAX(0;[.P13]-2;[.Q12]-2;IF([.$A13]=[.Q$1];[.P12]+1;[.P12]-1))" office:value-type="float" office:value="9" calcext:value-type="float">
            <text:p>9</text:p>
          </table:table-cell>
          <table:table-cell table:style-name="ce18" table:formula="of:=MAX(0;[.Q13]-2;[.R12]-2;IF([.$A13]=[.R$1];[.Q12]+1;[.Q12]-1))" office:value-type="float" office:value="9" calcext:value-type="float">
            <text:p>9</text:p>
          </table:table-cell>
          <table:table-cell table:style-name="ce18" table:formula="of:=MAX(0;[.R13]-2;[.S12]-2;IF([.$A13]=[.S$1];[.R12]+1;[.R12]-1))" office:value-type="float" office:value="9" calcext:value-type="float">
            <text:p>9</text:p>
          </table:table-cell>
          <table:table-cell table:style-name="ce18" table:formula="of:=MAX(0;[.S13]-2;[.T12]-2;IF([.$A13]=[.T$1];[.S12]+1;[.S12]-1))" office:value-type="float" office:value="9" calcext:value-type="float">
            <text:p>9</text:p>
          </table:table-cell>
          <table:table-cell table:style-name="ce18" table:formula="of:=MAX(0;[.T13]-2;[.U12]-2;IF([.$A13]=[.U$1];[.T12]+1;[.T12]-1))" office:value-type="float" office:value="9" calcext:value-type="float">
            <text:p>9</text:p>
          </table:table-cell>
          <table:table-cell table:style-name="ce18" table:formula="of:=MAX(0;[.U13]-2;[.V12]-2;IF([.$A13]=[.V$1];[.U12]+1;[.U12]-1))" office:value-type="float" office:value="9" calcext:value-type="float">
            <text:p>9</text:p>
          </table:table-cell>
          <table:table-cell table:style-name="ce18" table:formula="of:=MAX(0;[.V13]-2;[.W12]-2;IF([.$A13]=[.W$1];[.V12]+1;[.V12]-1))" office:value-type="float" office:value="9" calcext:value-type="float">
            <text:p>9</text:p>
          </table:table-cell>
          <table:table-cell table:style-name="ce18" table:formula="of:=MAX(0;[.W13]-2;[.X12]-2;IF([.$A13]=[.X$1];[.W12]+1;[.W12]-1))" office:value-type="float" office:value="9" calcext:value-type="float">
            <text:p>9</text:p>
          </table:table-cell>
          <table:table-cell table:style-name="ce18" table:formula="of:=MAX(0;[.X13]-2;[.Y12]-2;IF([.$A13]=[.Y$1];[.X12]+1;[.X12]-1))" office:value-type="float" office:value="9" calcext:value-type="float">
            <text:p>9</text:p>
          </table:table-cell>
          <table:table-cell table:style-name="ce18" table:formula="of:=MAX(0;[.Y13]-2;[.Z12]-2;IF([.$A13]=[.Z$1];[.Y12]+1;[.Y12]-1))" office:value-type="float" office:value="9" calcext:value-type="float">
            <text:p>9</text:p>
          </table:table-cell>
          <table:table-cell table:style-name="ce18" table:formula="of:=MAX(0;[.Z13]-2;[.AA12]-2;IF([.$A13]=[.AA$1];[.Z12]+1;[.Z12]-1))" office:value-type="float" office:value="9" calcext:value-type="float">
            <text:p>9</text:p>
          </table:table-cell>
          <table:table-cell table:style-name="ce18" table:formula="of:=MAX(0;[.AA13]-2;[.AB12]-2;IF([.$A13]=[.AB$1];[.AA12]+1;[.AA12]-1))" office:value-type="float" office:value="9" calcext:value-type="float">
            <text:p>9</text:p>
          </table:table-cell>
          <table:table-cell table:style-name="ce18" table:formula="of:=MAX(0;[.AB13]-2;[.AC12]-2;IF([.$A13]=[.AC$1];[.AB12]+1;[.AB12]-1))" office:value-type="float" office:value="9" calcext:value-type="float">
            <text:p>9</text:p>
          </table:table-cell>
          <table:table-cell table:style-name="ce18" table:formula="of:=MAX(0;[.AC13]-2;[.AD12]-2;IF([.$A13]=[.AD$1];[.AC12]+1;[.AC12]-1))" office:value-type="float" office:value="9" calcext:value-type="float">
            <text:p>9</text:p>
          </table:table-cell>
          <table:table-cell table:style-name="ce18" table:formula="of:=MAX(0;[.AD13]-2;[.AE12]-2;IF([.$A13]=[.AE$1];[.AD12]+1;[.AD12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4]-2;[.C13]-2;IF([.$A14]=[.C$1];[.B13]+1;[.B13]-1))" office:value-type="float" office:value="0" calcext:value-type="float">
            <text:p>0</text:p>
          </table:table-cell>
          <table:table-cell table:style-name="ce18" table:formula="of:=MAX(0;[.C14]-2;[.D13]-2;IF([.$A14]=[.D$1];[.C13]+1;[.C13]-1))" office:value-type="float" office:value="2" calcext:value-type="float">
            <text:p>2</text:p>
          </table:table-cell>
          <table:table-cell table:style-name="ce18" table:formula="of:=MAX(0;[.D14]-2;[.E13]-2;IF([.$A14]=[.E$1];[.D13]+1;[.D13]-1))" office:value-type="float" office:value="1" calcext:value-type="float">
            <text:p>1</text:p>
          </table:table-cell>
          <table:table-cell table:style-name="ce18" table:formula="of:=MAX(0;[.E14]-2;[.F13]-2;IF([.$A14]=[.F$1];[.E13]+1;[.E13]-1))" office:value-type="float" office:value="1" calcext:value-type="float">
            <text:p>1</text:p>
          </table:table-cell>
          <table:table-cell table:style-name="ce18" table:formula="of:=MAX(0;[.F14]-2;[.G13]-2;IF([.$A14]=[.G$1];[.F13]+1;[.F13]-1))" office:value-type="float" office:value="2" calcext:value-type="float">
            <text:p>2</text:p>
          </table:table-cell>
          <table:table-cell table:style-name="ce18" table:formula="of:=MAX(0;[.G14]-2;[.H13]-2;IF([.$A14]=[.H$1];[.G13]+1;[.G13]-1))" office:value-type="float" office:value="3" calcext:value-type="float">
            <text:p>3</text:p>
          </table:table-cell>
          <table:table-cell table:style-name="ce18" table:formula="of:=MAX(0;[.H14]-2;[.I13]-2;IF([.$A14]=[.I$1];[.H13]+1;[.H13]-1))" office:value-type="float" office:value="4" calcext:value-type="float">
            <text:p>4</text:p>
          </table:table-cell>
          <table:table-cell table:style-name="ce18" table:formula="of:=MAX(0;[.I14]-2;[.J13]-2;IF([.$A14]=[.J$1];[.I13]+1;[.I13]-1))" office:value-type="float" office:value="5" calcext:value-type="float">
            <text:p>5</text:p>
          </table:table-cell>
          <table:table-cell table:style-name="ce18" table:formula="of:=MAX(0;[.J14]-2;[.K13]-2;IF([.$A14]=[.K$1];[.J13]+1;[.J13]-1))" office:value-type="float" office:value="6" calcext:value-type="float">
            <text:p>6</text:p>
          </table:table-cell>
          <table:table-cell table:style-name="ce18" table:formula="of:=MAX(0;[.K14]-2;[.L13]-2;IF([.$A14]=[.L$1];[.K13]+1;[.K13]-1))" office:value-type="float" office:value="7" calcext:value-type="float">
            <text:p>7</text:p>
          </table:table-cell>
          <table:table-cell table:style-name="ce18" table:formula="of:=MAX(0;[.L14]-2;[.M13]-2;IF([.$A14]=[.M$1];[.L13]+1;[.L13]-1))" office:value-type="float" office:value="8" calcext:value-type="float">
            <text:p>8</text:p>
          </table:table-cell>
          <table:table-cell table:style-name="ce18" table:formula="of:=MAX(0;[.M14]-2;[.N13]-2;IF([.$A14]=[.N$1];[.M13]+1;[.M13]-1))" office:value-type="float" office:value="9" calcext:value-type="float">
            <text:p>9</text:p>
          </table:table-cell>
          <table:table-cell table:style-name="ce18" table:formula="of:=MAX(0;[.N14]-2;[.O13]-2;IF([.$A14]=[.O$1];[.N13]+1;[.N13]-1))" office:value-type="float" office:value="10" calcext:value-type="float">
            <text:p>10</text:p>
          </table:table-cell>
          <table:table-cell table:style-name="ce18" table:formula="of:=MAX(0;[.O14]-2;[.P13]-2;IF([.$A14]=[.P$1];[.O13]+1;[.O13]-1))" office:value-type="float" office:value="10" calcext:value-type="float">
            <text:p>10</text:p>
          </table:table-cell>
          <table:table-cell table:style-name="ce18" table:formula="of:=MAX(0;[.P14]-2;[.Q13]-2;IF([.$A14]=[.Q$1];[.P13]+1;[.P13]-1))" office:value-type="float" office:value="10" calcext:value-type="float">
            <text:p>10</text:p>
          </table:table-cell>
          <table:table-cell table:style-name="ce18" table:formula="of:=MAX(0;[.Q14]-2;[.R13]-2;IF([.$A14]=[.R$1];[.Q13]+1;[.Q13]-1))" office:value-type="float" office:value="10" calcext:value-type="float">
            <text:p>10</text:p>
          </table:table-cell>
          <table:table-cell table:style-name="ce18" table:formula="of:=MAX(0;[.R14]-2;[.S13]-2;IF([.$A14]=[.S$1];[.R13]+1;[.R13]-1))" office:value-type="float" office:value="10" calcext:value-type="float">
            <text:p>10</text:p>
          </table:table-cell>
          <table:table-cell table:style-name="ce18" table:formula="of:=MAX(0;[.S14]-2;[.T13]-2;IF([.$A14]=[.T$1];[.S13]+1;[.S13]-1))" office:value-type="float" office:value="10" calcext:value-type="float">
            <text:p>10</text:p>
          </table:table-cell>
          <table:table-cell table:style-name="ce18" table:formula="of:=MAX(0;[.T14]-2;[.U13]-2;IF([.$A14]=[.U$1];[.T13]+1;[.T13]-1))" office:value-type="float" office:value="10" calcext:value-type="float">
            <text:p>10</text:p>
          </table:table-cell>
          <table:table-cell table:style-name="ce18" table:formula="of:=MAX(0;[.U14]-2;[.V13]-2;IF([.$A14]=[.V$1];[.U13]+1;[.U13]-1))" office:value-type="float" office:value="10" calcext:value-type="float">
            <text:p>10</text:p>
          </table:table-cell>
          <table:table-cell table:style-name="ce18" table:formula="of:=MAX(0;[.V14]-2;[.W13]-2;IF([.$A14]=[.W$1];[.V13]+1;[.V13]-1))" office:value-type="float" office:value="10" calcext:value-type="float">
            <text:p>10</text:p>
          </table:table-cell>
          <table:table-cell table:style-name="ce18" table:formula="of:=MAX(0;[.W14]-2;[.X13]-2;IF([.$A14]=[.X$1];[.W13]+1;[.W13]-1))" office:value-type="float" office:value="10" calcext:value-type="float">
            <text:p>10</text:p>
          </table:table-cell>
          <table:table-cell table:style-name="ce18" table:formula="of:=MAX(0;[.X14]-2;[.Y13]-2;IF([.$A14]=[.Y$1];[.X13]+1;[.X13]-1))" office:value-type="float" office:value="10" calcext:value-type="float">
            <text:p>10</text:p>
          </table:table-cell>
          <table:table-cell table:style-name="ce18" table:formula="of:=MAX(0;[.Y14]-2;[.Z13]-2;IF([.$A14]=[.Z$1];[.Y13]+1;[.Y13]-1))" office:value-type="float" office:value="10" calcext:value-type="float">
            <text:p>10</text:p>
          </table:table-cell>
          <table:table-cell table:style-name="ce18" table:formula="of:=MAX(0;[.Z14]-2;[.AA13]-2;IF([.$A14]=[.AA$1];[.Z13]+1;[.Z13]-1))" office:value-type="float" office:value="10" calcext:value-type="float">
            <text:p>10</text:p>
          </table:table-cell>
          <table:table-cell table:style-name="ce18" table:formula="of:=MAX(0;[.AA14]-2;[.AB13]-2;IF([.$A14]=[.AB$1];[.AA13]+1;[.AA13]-1))" office:value-type="float" office:value="10" calcext:value-type="float">
            <text:p>10</text:p>
          </table:table-cell>
          <table:table-cell table:style-name="ce18" table:formula="of:=MAX(0;[.AB14]-2;[.AC13]-2;IF([.$A14]=[.AC$1];[.AB13]+1;[.AB13]-1))" office:value-type="float" office:value="10" calcext:value-type="float">
            <text:p>10</text:p>
          </table:table-cell>
          <table:table-cell table:style-name="ce18" table:formula="of:=MAX(0;[.AC14]-2;[.AD13]-2;IF([.$A14]=[.AD$1];[.AC13]+1;[.AC13]-1))" office:value-type="float" office:value="10" calcext:value-type="float">
            <text:p>10</text:p>
          </table:table-cell>
          <table:table-cell table:style-name="ce18" table:formula="of:=MAX(0;[.AD14]-2;[.AE13]-2;IF([.$A14]=[.AE$1];[.AD13]+1;[.AD13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5]-2;[.C14]-2;IF([.$A15]=[.C$1];[.B14]+1;[.B14]-1))" office:value-type="float" office:value="1" calcext:value-type="float">
            <text:p>1</text:p>
          </table:table-cell>
          <table:table-cell table:style-name="ce18" table:formula="of:=MAX(0;[.C15]-2;[.D14]-2;IF([.$A15]=[.D$1];[.C14]+1;[.C14]-1))" office:value-type="float" office:value="0" calcext:value-type="float">
            <text:p>0</text:p>
          </table:table-cell>
          <table:table-cell table:style-name="ce18" table:formula="of:=MAX(0;[.D15]-2;[.E14]-2;IF([.$A15]=[.E$1];[.D14]+1;[.D14]-1))" office:value-type="float" office:value="1" calcext:value-type="float">
            <text:p>1</text:p>
          </table:table-cell>
          <table:table-cell table:style-name="ce18" table:formula="of:=MAX(0;[.E15]-2;[.F14]-2;IF([.$A15]=[.F$1];[.E14]+1;[.E14]-1))" office:value-type="float" office:value="0" calcext:value-type="float">
            <text:p>0</text:p>
          </table:table-cell>
          <table:table-cell table:style-name="ce18" table:formula="of:=MAX(0;[.F15]-2;[.G14]-2;IF([.$A15]=[.G$1];[.F14]+1;[.F14]-1))" office:value-type="float" office:value="0" calcext:value-type="float">
            <text:p>0</text:p>
          </table:table-cell>
          <table:table-cell table:style-name="ce18" table:formula="of:=MAX(0;[.G15]-2;[.H14]-2;IF([.$A15]=[.H$1];[.G14]+1;[.G14]-1))" office:value-type="float" office:value="1" calcext:value-type="float">
            <text:p>1</text:p>
          </table:table-cell>
          <table:table-cell table:style-name="ce18" table:formula="of:=MAX(0;[.H15]-2;[.I14]-2;IF([.$A15]=[.I$1];[.H14]+1;[.H14]-1))" office:value-type="float" office:value="2" calcext:value-type="float">
            <text:p>2</text:p>
          </table:table-cell>
          <table:table-cell table:style-name="ce18" table:formula="of:=MAX(0;[.I15]-2;[.J14]-2;IF([.$A15]=[.J$1];[.I14]+1;[.I14]-1))" office:value-type="float" office:value="3" calcext:value-type="float">
            <text:p>3</text:p>
          </table:table-cell>
          <table:table-cell table:style-name="ce18" table:formula="of:=MAX(0;[.J15]-2;[.K14]-2;IF([.$A15]=[.K$1];[.J14]+1;[.J14]-1))" office:value-type="float" office:value="4" calcext:value-type="float">
            <text:p>4</text:p>
          </table:table-cell>
          <table:table-cell table:style-name="ce18" table:formula="of:=MAX(0;[.K15]-2;[.L14]-2;IF([.$A15]=[.L$1];[.K14]+1;[.K14]-1))" office:value-type="float" office:value="5" calcext:value-type="float">
            <text:p>5</text:p>
          </table:table-cell>
          <table:table-cell table:style-name="ce18" table:formula="of:=MAX(0;[.L15]-2;[.M14]-2;IF([.$A15]=[.M$1];[.L14]+1;[.L14]-1))" office:value-type="float" office:value="6" calcext:value-type="float">
            <text:p>6</text:p>
          </table:table-cell>
          <table:table-cell table:style-name="ce18" table:formula="of:=MAX(0;[.M15]-2;[.N14]-2;IF([.$A15]=[.N$1];[.M14]+1;[.M14]-1))" office:value-type="float" office:value="7" calcext:value-type="float">
            <text:p>7</text:p>
          </table:table-cell>
          <table:table-cell table:style-name="ce18" table:formula="of:=MAX(0;[.N15]-2;[.O14]-2;IF([.$A15]=[.O$1];[.N14]+1;[.N14]-1))" office:value-type="float" office:value="8" calcext:value-type="float">
            <text:p>8</text:p>
          </table:table-cell>
          <table:table-cell table:style-name="ce18" table:formula="of:=MAX(0;[.O15]-2;[.P14]-2;IF([.$A15]=[.P$1];[.O14]+1;[.O14]-1))" office:value-type="float" office:value="9" calcext:value-type="float">
            <text:p>9</text:p>
          </table:table-cell>
          <table:table-cell table:style-name="ce18" table:formula="of:=MAX(0;[.P15]-2;[.Q14]-2;IF([.$A15]=[.Q$1];[.P14]+1;[.P14]-1))" office:value-type="float" office:value="9" calcext:value-type="float">
            <text:p>9</text:p>
          </table:table-cell>
          <table:table-cell table:style-name="ce18" table:formula="of:=MAX(0;[.Q15]-2;[.R14]-2;IF([.$A15]=[.R$1];[.Q14]+1;[.Q14]-1))" office:value-type="float" office:value="9" calcext:value-type="float">
            <text:p>9</text:p>
          </table:table-cell>
          <table:table-cell table:style-name="ce18" table:formula="of:=MAX(0;[.R15]-2;[.S14]-2;IF([.$A15]=[.S$1];[.R14]+1;[.R14]-1))" office:value-type="float" office:value="9" calcext:value-type="float">
            <text:p>9</text:p>
          </table:table-cell>
          <table:table-cell table:style-name="ce18" table:formula="of:=MAX(0;[.S15]-2;[.T14]-2;IF([.$A15]=[.T$1];[.S14]+1;[.S14]-1))" office:value-type="float" office:value="9" calcext:value-type="float">
            <text:p>9</text:p>
          </table:table-cell>
          <table:table-cell table:style-name="ce18" table:formula="of:=MAX(0;[.T15]-2;[.U14]-2;IF([.$A15]=[.U$1];[.T14]+1;[.T14]-1))" office:value-type="float" office:value="9" calcext:value-type="float">
            <text:p>9</text:p>
          </table:table-cell>
          <table:table-cell table:style-name="ce18" table:formula="of:=MAX(0;[.U15]-2;[.V14]-2;IF([.$A15]=[.V$1];[.U14]+1;[.U14]-1))" office:value-type="float" office:value="9" calcext:value-type="float">
            <text:p>9</text:p>
          </table:table-cell>
          <table:table-cell table:style-name="ce18" table:formula="of:=MAX(0;[.V15]-2;[.W14]-2;IF([.$A15]=[.W$1];[.V14]+1;[.V14]-1))" office:value-type="float" office:value="9" calcext:value-type="float">
            <text:p>9</text:p>
          </table:table-cell>
          <table:table-cell table:style-name="ce18" table:formula="of:=MAX(0;[.W15]-2;[.X14]-2;IF([.$A15]=[.X$1];[.W14]+1;[.W14]-1))" office:value-type="float" office:value="9" calcext:value-type="float">
            <text:p>9</text:p>
          </table:table-cell>
          <table:table-cell table:style-name="ce18" table:formula="of:=MAX(0;[.X15]-2;[.Y14]-2;IF([.$A15]=[.Y$1];[.X14]+1;[.X14]-1))" office:value-type="float" office:value="9" calcext:value-type="float">
            <text:p>9</text:p>
          </table:table-cell>
          <table:table-cell table:style-name="ce18" table:formula="of:=MAX(0;[.Y15]-2;[.Z14]-2;IF([.$A15]=[.Z$1];[.Y14]+1;[.Y14]-1))" office:value-type="float" office:value="9" calcext:value-type="float">
            <text:p>9</text:p>
          </table:table-cell>
          <table:table-cell table:style-name="ce18" table:formula="of:=MAX(0;[.Z15]-2;[.AA14]-2;IF([.$A15]=[.AA$1];[.Z14]+1;[.Z14]-1))" office:value-type="float" office:value="9" calcext:value-type="float">
            <text:p>9</text:p>
          </table:table-cell>
          <table:table-cell table:style-name="ce18" table:formula="of:=MAX(0;[.AA15]-2;[.AB14]-2;IF([.$A15]=[.AB$1];[.AA14]+1;[.AA14]-1))" office:value-type="float" office:value="9" calcext:value-type="float">
            <text:p>9</text:p>
          </table:table-cell>
          <table:table-cell table:style-name="ce18" table:formula="of:=MAX(0;[.AB15]-2;[.AC14]-2;IF([.$A15]=[.AC$1];[.AB14]+1;[.AB14]-1))" office:value-type="float" office:value="9" calcext:value-type="float">
            <text:p>9</text:p>
          </table:table-cell>
          <table:table-cell table:style-name="ce18" table:formula="of:=MAX(0;[.AC15]-2;[.AD14]-2;IF([.$A15]=[.AD$1];[.AC14]+1;[.AC14]-1))" office:value-type="float" office:value="9" calcext:value-type="float">
            <text:p>9</text:p>
          </table:table-cell>
          <table:table-cell table:style-name="ce18" table:formula="of:=MAX(0;[.AD15]-2;[.AE14]-2;IF([.$A15]=[.AE$1];[.AD14]+1;[.AD14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6]-2;[.C15]-2;IF([.$A16]=[.C$1];[.B15]+1;[.B15]-1))" office:value-type="float" office:value="0" calcext:value-type="float">
            <text:p>0</text:p>
          </table:table-cell>
          <table:table-cell table:style-name="ce18" table:formula="of:=MAX(0;[.C16]-2;[.D15]-2;IF([.$A16]=[.D$1];[.C15]+1;[.C15]-1))" office:value-type="float" office:value="2" calcext:value-type="float">
            <text:p>2</text:p>
          </table:table-cell>
          <table:table-cell table:style-name="ce18" table:formula="of:=MAX(0;[.D16]-2;[.E15]-2;IF([.$A16]=[.E$1];[.D15]+1;[.D15]-1))" office:value-type="float" office:value="1" calcext:value-type="float">
            <text:p>1</text:p>
          </table:table-cell>
          <table:table-cell table:style-name="ce18" table:formula="of:=MAX(0;[.E16]-2;[.F15]-2;IF([.$A16]=[.F$1];[.E15]+1;[.E15]-1))" office:value-type="float" office:value="2" calcext:value-type="float">
            <text:p>2</text:p>
          </table:table-cell>
          <table:table-cell table:style-name="ce18" table:formula="of:=MAX(0;[.F16]-2;[.G15]-2;IF([.$A16]=[.G$1];[.F15]+1;[.F15]-1))" office:value-type="float" office:value="1" calcext:value-type="float">
            <text:p>1</text:p>
          </table:table-cell>
          <table:table-cell table:style-name="ce18" table:formula="of:=MAX(0;[.G16]-2;[.H15]-2;IF([.$A16]=[.H$1];[.G15]+1;[.G15]-1))" office:value-type="float" office:value="1" calcext:value-type="float">
            <text:p>1</text:p>
          </table:table-cell>
          <table:table-cell table:style-name="ce18" table:formula="of:=MAX(0;[.H16]-2;[.I15]-2;IF([.$A16]=[.I$1];[.H15]+1;[.H15]-1))" office:value-type="float" office:value="2" calcext:value-type="float">
            <text:p>2</text:p>
          </table:table-cell>
          <table:table-cell table:style-name="ce18" table:formula="of:=MAX(0;[.I16]-2;[.J15]-2;IF([.$A16]=[.J$1];[.I15]+1;[.I15]-1))" office:value-type="float" office:value="3" calcext:value-type="float">
            <text:p>3</text:p>
          </table:table-cell>
          <table:table-cell table:style-name="ce18" table:formula="of:=MAX(0;[.J16]-2;[.K15]-2;IF([.$A16]=[.K$1];[.J15]+1;[.J15]-1))" office:value-type="float" office:value="4" calcext:value-type="float">
            <text:p>4</text:p>
          </table:table-cell>
          <table:table-cell table:style-name="ce18" table:formula="of:=MAX(0;[.K16]-2;[.L15]-2;IF([.$A16]=[.L$1];[.K15]+1;[.K15]-1))" office:value-type="float" office:value="5" calcext:value-type="float">
            <text:p>5</text:p>
          </table:table-cell>
          <table:table-cell table:style-name="ce18" table:formula="of:=MAX(0;[.L16]-2;[.M15]-2;IF([.$A16]=[.M$1];[.L15]+1;[.L15]-1))" office:value-type="float" office:value="6" calcext:value-type="float">
            <text:p>6</text:p>
          </table:table-cell>
          <table:table-cell table:style-name="ce18" table:formula="of:=MAX(0;[.M16]-2;[.N15]-2;IF([.$A16]=[.N$1];[.M15]+1;[.M15]-1))" office:value-type="float" office:value="7" calcext:value-type="float">
            <text:p>7</text:p>
          </table:table-cell>
          <table:table-cell table:style-name="ce18" table:formula="of:=MAX(0;[.N16]-2;[.O15]-2;IF([.$A16]=[.O$1];[.N15]+1;[.N15]-1))" office:value-type="float" office:value="8" calcext:value-type="float">
            <text:p>8</text:p>
          </table:table-cell>
          <table:table-cell table:style-name="ce18" table:formula="of:=MAX(0;[.O16]-2;[.P15]-2;IF([.$A16]=[.P$1];[.O15]+1;[.O15]-1))" office:value-type="float" office:value="9" calcext:value-type="float">
            <text:p>9</text:p>
          </table:table-cell>
          <table:table-cell table:style-name="ce18" table:formula="of:=MAX(0;[.P16]-2;[.Q15]-2;IF([.$A16]=[.Q$1];[.P15]+1;[.P15]-1))" office:value-type="float" office:value="10" calcext:value-type="float">
            <text:p>10</text:p>
          </table:table-cell>
          <table:table-cell table:style-name="ce18" table:formula="of:=MAX(0;[.Q16]-2;[.R15]-2;IF([.$A16]=[.R$1];[.Q15]+1;[.Q15]-1))" office:value-type="float" office:value="10" calcext:value-type="float">
            <text:p>10</text:p>
          </table:table-cell>
          <table:table-cell table:style-name="ce18" table:formula="of:=MAX(0;[.R16]-2;[.S15]-2;IF([.$A16]=[.S$1];[.R15]+1;[.R15]-1))" office:value-type="float" office:value="10" calcext:value-type="float">
            <text:p>10</text:p>
          </table:table-cell>
          <table:table-cell table:style-name="ce18" table:formula="of:=MAX(0;[.S16]-2;[.T15]-2;IF([.$A16]=[.T$1];[.S15]+1;[.S15]-1))" office:value-type="float" office:value="10" calcext:value-type="float">
            <text:p>10</text:p>
          </table:table-cell>
          <table:table-cell table:style-name="ce18" table:formula="of:=MAX(0;[.T16]-2;[.U15]-2;IF([.$A16]=[.U$1];[.T15]+1;[.T15]-1))" office:value-type="float" office:value="10" calcext:value-type="float">
            <text:p>10</text:p>
          </table:table-cell>
          <table:table-cell table:style-name="ce18" table:formula="of:=MAX(0;[.U16]-2;[.V15]-2;IF([.$A16]=[.V$1];[.U15]+1;[.U15]-1))" office:value-type="float" office:value="10" calcext:value-type="float">
            <text:p>10</text:p>
          </table:table-cell>
          <table:table-cell table:style-name="ce18" table:formula="of:=MAX(0;[.V16]-2;[.W15]-2;IF([.$A16]=[.W$1];[.V15]+1;[.V15]-1))" office:value-type="float" office:value="10" calcext:value-type="float">
            <text:p>10</text:p>
          </table:table-cell>
          <table:table-cell table:style-name="ce18" table:formula="of:=MAX(0;[.W16]-2;[.X15]-2;IF([.$A16]=[.X$1];[.W15]+1;[.W15]-1))" office:value-type="float" office:value="10" calcext:value-type="float">
            <text:p>10</text:p>
          </table:table-cell>
          <table:table-cell table:style-name="ce18" table:formula="of:=MAX(0;[.X16]-2;[.Y15]-2;IF([.$A16]=[.Y$1];[.X15]+1;[.X15]-1))" office:value-type="float" office:value="10" calcext:value-type="float">
            <text:p>10</text:p>
          </table:table-cell>
          <table:table-cell table:style-name="ce18" table:formula="of:=MAX(0;[.Y16]-2;[.Z15]-2;IF([.$A16]=[.Z$1];[.Y15]+1;[.Y15]-1))" office:value-type="float" office:value="10" calcext:value-type="float">
            <text:p>10</text:p>
          </table:table-cell>
          <table:table-cell table:style-name="ce18" table:formula="of:=MAX(0;[.Z16]-2;[.AA15]-2;IF([.$A16]=[.AA$1];[.Z15]+1;[.Z15]-1))" office:value-type="float" office:value="10" calcext:value-type="float">
            <text:p>10</text:p>
          </table:table-cell>
          <table:table-cell table:style-name="ce18" table:formula="of:=MAX(0;[.AA16]-2;[.AB15]-2;IF([.$A16]=[.AB$1];[.AA15]+1;[.AA15]-1))" office:value-type="float" office:value="10" calcext:value-type="float">
            <text:p>10</text:p>
          </table:table-cell>
          <table:table-cell table:style-name="ce18" table:formula="of:=MAX(0;[.AB16]-2;[.AC15]-2;IF([.$A16]=[.AC$1];[.AB15]+1;[.AB15]-1))" office:value-type="float" office:value="10" calcext:value-type="float">
            <text:p>10</text:p>
          </table:table-cell>
          <table:table-cell table:style-name="ce18" table:formula="of:=MAX(0;[.AC16]-2;[.AD15]-2;IF([.$A16]=[.AD$1];[.AC15]+1;[.AC15]-1))" office:value-type="float" office:value="10" calcext:value-type="float">
            <text:p>10</text:p>
          </table:table-cell>
          <table:table-cell table:style-name="ce18" table:formula="of:=MAX(0;[.AD16]-2;[.AE15]-2;IF([.$A16]=[.AE$1];[.AD15]+1;[.AD15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7]-2;[.C16]-2;IF([.$A17]=[.C$1];[.B16]+1;[.B16]-1))" office:value-type="float" office:value="0" calcext:value-type="float">
            <text:p>0</text:p>
          </table:table-cell>
          <table:table-cell table:style-name="ce18" table:formula="of:=MAX(0;[.C17]-2;[.D16]-2;IF([.$A17]=[.D$1];[.C16]+1;[.C16]-1))" office:value-type="float" office:value="1" calcext:value-type="float">
            <text:p>1</text:p>
          </table:table-cell>
          <table:table-cell table:style-name="ce18" table:formula="of:=MAX(0;[.D17]-2;[.E16]-2;IF([.$A17]=[.E$1];[.D16]+1;[.D16]-1))" office:value-type="float" office:value="3" calcext:value-type="float">
            <text:p>3</text:p>
          </table:table-cell>
          <table:table-cell table:style-name="ce18" table:formula="of:=MAX(0;[.E17]-2;[.F16]-2;IF([.$A17]=[.F$1];[.E16]+1;[.E16]-1))" office:value-type="float" office:value="2" calcext:value-type="float">
            <text:p>2</text:p>
          </table:table-cell>
          <table:table-cell table:style-name="ce18" table:formula="of:=MAX(0;[.F17]-2;[.G16]-2;IF([.$A17]=[.G$1];[.F16]+1;[.F16]-1))" office:value-type="float" office:value="3" calcext:value-type="float">
            <text:p>3</text:p>
          </table:table-cell>
          <table:table-cell table:style-name="ce18" table:formula="of:=MAX(0;[.G17]-2;[.H16]-2;IF([.$A17]=[.H$1];[.G16]+1;[.G16]-1))" office:value-type="float" office:value="2" calcext:value-type="float">
            <text:p>2</text:p>
          </table:table-cell>
          <table:table-cell table:style-name="ce18" table:formula="of:=MAX(0;[.H17]-2;[.I16]-2;IF([.$A17]=[.I$1];[.H16]+1;[.H16]-1))" office:value-type="float" office:value="2" calcext:value-type="float">
            <text:p>2</text:p>
          </table:table-cell>
          <table:table-cell table:style-name="ce18" table:formula="of:=MAX(0;[.I17]-2;[.J16]-2;IF([.$A17]=[.J$1];[.I16]+1;[.I16]-1))" office:value-type="float" office:value="3" calcext:value-type="float">
            <text:p>3</text:p>
          </table:table-cell>
          <table:table-cell table:style-name="ce18" table:formula="of:=MAX(0;[.J17]-2;[.K16]-2;IF([.$A17]=[.K$1];[.J16]+1;[.J16]-1))" office:value-type="float" office:value="4" calcext:value-type="float">
            <text:p>4</text:p>
          </table:table-cell>
          <table:table-cell table:style-name="ce18" table:formula="of:=MAX(0;[.K17]-2;[.L16]-2;IF([.$A17]=[.L$1];[.K16]+1;[.K16]-1))" office:value-type="float" office:value="5" calcext:value-type="float">
            <text:p>5</text:p>
          </table:table-cell>
          <table:table-cell table:style-name="ce18" table:formula="of:=MAX(0;[.L17]-2;[.M16]-2;IF([.$A17]=[.M$1];[.L16]+1;[.L16]-1))" office:value-type="float" office:value="6" calcext:value-type="float">
            <text:p>6</text:p>
          </table:table-cell>
          <table:table-cell table:style-name="ce18" table:formula="of:=MAX(0;[.M17]-2;[.N16]-2;IF([.$A17]=[.N$1];[.M16]+1;[.M16]-1))" office:value-type="float" office:value="7" calcext:value-type="float">
            <text:p>7</text:p>
          </table:table-cell>
          <table:table-cell table:style-name="ce18" table:formula="of:=MAX(0;[.N17]-2;[.O16]-2;IF([.$A17]=[.O$1];[.N16]+1;[.N16]-1))" office:value-type="float" office:value="8" calcext:value-type="float">
            <text:p>8</text:p>
          </table:table-cell>
          <table:table-cell table:style-name="ce18" table:formula="of:=MAX(0;[.O17]-2;[.P16]-2;IF([.$A17]=[.P$1];[.O16]+1;[.O16]-1))" office:value-type="float" office:value="9" calcext:value-type="float">
            <text:p>9</text:p>
          </table:table-cell>
          <table:table-cell table:style-name="ce18" table:formula="of:=MAX(0;[.P17]-2;[.Q16]-2;IF([.$A17]=[.Q$1];[.P16]+1;[.P16]-1))" office:value-type="float" office:value="10" calcext:value-type="float">
            <text:p>10</text:p>
          </table:table-cell>
          <table:table-cell table:style-name="ce18" table:formula="of:=MAX(0;[.Q17]-2;[.R16]-2;IF([.$A17]=[.R$1];[.Q16]+1;[.Q16]-1))" office:value-type="float" office:value="11" calcext:value-type="float">
            <text:p>11</text:p>
          </table:table-cell>
          <table:table-cell table:style-name="ce18" table:formula="of:=MAX(0;[.R17]-2;[.S16]-2;IF([.$A17]=[.S$1];[.R16]+1;[.R16]-1))" office:value-type="float" office:value="11" calcext:value-type="float">
            <text:p>11</text:p>
          </table:table-cell>
          <table:table-cell table:style-name="ce18" table:formula="of:=MAX(0;[.S17]-2;[.T16]-2;IF([.$A17]=[.T$1];[.S16]+1;[.S16]-1))" office:value-type="float" office:value="11" calcext:value-type="float">
            <text:p>11</text:p>
          </table:table-cell>
          <table:table-cell table:style-name="ce18" table:formula="of:=MAX(0;[.T17]-2;[.U16]-2;IF([.$A17]=[.U$1];[.T16]+1;[.T16]-1))" office:value-type="float" office:value="11" calcext:value-type="float">
            <text:p>11</text:p>
          </table:table-cell>
          <table:table-cell table:style-name="ce18" table:formula="of:=MAX(0;[.U17]-2;[.V16]-2;IF([.$A17]=[.V$1];[.U16]+1;[.U16]-1))" office:value-type="float" office:value="11" calcext:value-type="float">
            <text:p>11</text:p>
          </table:table-cell>
          <table:table-cell table:style-name="ce18" table:formula="of:=MAX(0;[.V17]-2;[.W16]-2;IF([.$A17]=[.W$1];[.V16]+1;[.V16]-1))" office:value-type="float" office:value="11" calcext:value-type="float">
            <text:p>11</text:p>
          </table:table-cell>
          <table:table-cell table:style-name="ce18" table:formula="of:=MAX(0;[.W17]-2;[.X16]-2;IF([.$A17]=[.X$1];[.W16]+1;[.W16]-1))" office:value-type="float" office:value="11" calcext:value-type="float">
            <text:p>11</text:p>
          </table:table-cell>
          <table:table-cell table:style-name="ce18" table:formula="of:=MAX(0;[.X17]-2;[.Y16]-2;IF([.$A17]=[.Y$1];[.X16]+1;[.X16]-1))" office:value-type="float" office:value="11" calcext:value-type="float">
            <text:p>11</text:p>
          </table:table-cell>
          <table:table-cell table:style-name="ce18" table:formula="of:=MAX(0;[.Y17]-2;[.Z16]-2;IF([.$A17]=[.Z$1];[.Y16]+1;[.Y16]-1))" office:value-type="float" office:value="11" calcext:value-type="float">
            <text:p>11</text:p>
          </table:table-cell>
          <table:table-cell table:style-name="ce18" table:formula="of:=MAX(0;[.Z17]-2;[.AA16]-2;IF([.$A17]=[.AA$1];[.Z16]+1;[.Z16]-1))" office:value-type="float" office:value="11" calcext:value-type="float">
            <text:p>11</text:p>
          </table:table-cell>
          <table:table-cell table:style-name="ce18" table:formula="of:=MAX(0;[.AA17]-2;[.AB16]-2;IF([.$A17]=[.AB$1];[.AA16]+1;[.AA16]-1))" office:value-type="float" office:value="11" calcext:value-type="float">
            <text:p>11</text:p>
          </table:table-cell>
          <table:table-cell table:style-name="ce18" table:formula="of:=MAX(0;[.AB17]-2;[.AC16]-2;IF([.$A17]=[.AC$1];[.AB16]+1;[.AB16]-1))" office:value-type="float" office:value="11" calcext:value-type="float">
            <text:p>11</text:p>
          </table:table-cell>
          <table:table-cell table:style-name="ce18" table:formula="of:=MAX(0;[.AC17]-2;[.AD16]-2;IF([.$A17]=[.AD$1];[.AC16]+1;[.AC16]-1))" office:value-type="float" office:value="11" calcext:value-type="float">
            <text:p>11</text:p>
          </table:table-cell>
          <table:table-cell table:style-name="ce18" table:formula="of:=MAX(0;[.AD17]-2;[.AE16]-2;IF([.$A17]=[.AE$1];[.AD16]+1;[.AD16]-1))" office:value-type="float" office:value="11" calcext:value-type="float">
            <text:p>1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8]-2;[.C17]-2;IF([.$A18]=[.C$1];[.B17]+1;[.B17]-1))" office:value-type="float" office:value="0" calcext:value-type="float">
            <text:p>0</text:p>
          </table:table-cell>
          <table:table-cell table:style-name="ce18" table:formula="of:=MAX(0;[.C18]-2;[.D17]-2;IF([.$A18]=[.D$1];[.C17]+1;[.C17]-1))" office:value-type="float" office:value="1" calcext:value-type="float">
            <text:p>1</text:p>
          </table:table-cell>
          <table:table-cell table:style-name="ce18" table:formula="of:=MAX(0;[.D18]-2;[.E17]-2;IF([.$A18]=[.E$1];[.D17]+1;[.D17]-1))" office:value-type="float" office:value="2" calcext:value-type="float">
            <text:p>2</text:p>
          </table:table-cell>
          <table:table-cell table:style-name="ce18" table:formula="of:=MAX(0;[.E18]-2;[.F17]-2;IF([.$A18]=[.F$1];[.E17]+1;[.E17]-1))" office:value-type="float" office:value="4" calcext:value-type="float">
            <text:p>4</text:p>
          </table:table-cell>
          <table:table-cell table:style-name="ce18" table:formula="of:=MAX(0;[.F18]-2;[.G17]-2;IF([.$A18]=[.G$1];[.F17]+1;[.F17]-1))" office:value-type="float" office:value="3" calcext:value-type="float">
            <text:p>3</text:p>
          </table:table-cell>
          <table:table-cell table:style-name="ce18" table:formula="of:=MAX(0;[.G18]-2;[.H17]-2;IF([.$A18]=[.H$1];[.G17]+1;[.G17]-1))" office:value-type="float" office:value="4" calcext:value-type="float">
            <text:p>4</text:p>
          </table:table-cell>
          <table:table-cell table:style-name="ce18" table:formula="of:=MAX(0;[.H18]-2;[.I17]-2;IF([.$A18]=[.I$1];[.H17]+1;[.H17]-1))" office:value-type="float" office:value="3" calcext:value-type="float">
            <text:p>3</text:p>
          </table:table-cell>
          <table:table-cell table:style-name="ce18" table:formula="of:=MAX(0;[.I18]-2;[.J17]-2;IF([.$A18]=[.J$1];[.I17]+1;[.I17]-1))" office:value-type="float" office:value="3" calcext:value-type="float">
            <text:p>3</text:p>
          </table:table-cell>
          <table:table-cell table:style-name="ce18" table:formula="of:=MAX(0;[.J18]-2;[.K17]-2;IF([.$A18]=[.K$1];[.J17]+1;[.J17]-1))" office:value-type="float" office:value="4" calcext:value-type="float">
            <text:p>4</text:p>
          </table:table-cell>
          <table:table-cell table:style-name="ce18" table:formula="of:=MAX(0;[.K18]-2;[.L17]-2;IF([.$A18]=[.L$1];[.K17]+1;[.K17]-1))" office:value-type="float" office:value="5" calcext:value-type="float">
            <text:p>5</text:p>
          </table:table-cell>
          <table:table-cell table:style-name="ce18" table:formula="of:=MAX(0;[.L18]-2;[.M17]-2;IF([.$A18]=[.M$1];[.L17]+1;[.L17]-1))" office:value-type="float" office:value="6" calcext:value-type="float">
            <text:p>6</text:p>
          </table:table-cell>
          <table:table-cell table:style-name="ce18" table:formula="of:=MAX(0;[.M18]-2;[.N17]-2;IF([.$A18]=[.N$1];[.M17]+1;[.M17]-1))" office:value-type="float" office:value="7" calcext:value-type="float">
            <text:p>7</text:p>
          </table:table-cell>
          <table:table-cell table:style-name="ce18" table:formula="of:=MAX(0;[.N18]-2;[.O17]-2;IF([.$A18]=[.O$1];[.N17]+1;[.N17]-1))" office:value-type="float" office:value="8" calcext:value-type="float">
            <text:p>8</text:p>
          </table:table-cell>
          <table:table-cell table:style-name="ce18" table:formula="of:=MAX(0;[.O18]-2;[.P17]-2;IF([.$A18]=[.P$1];[.O17]+1;[.O17]-1))" office:value-type="float" office:value="9" calcext:value-type="float">
            <text:p>9</text:p>
          </table:table-cell>
          <table:table-cell table:style-name="ce18" table:formula="of:=MAX(0;[.P18]-2;[.Q17]-2;IF([.$A18]=[.Q$1];[.P17]+1;[.P17]-1))" office:value-type="float" office:value="10" calcext:value-type="float">
            <text:p>10</text:p>
          </table:table-cell>
          <table:table-cell table:style-name="ce18" table:formula="of:=MAX(0;[.Q18]-2;[.R17]-2;IF([.$A18]=[.R$1];[.Q17]+1;[.Q17]-1))" office:value-type="float" office:value="11" calcext:value-type="float">
            <text:p>11</text:p>
          </table:table-cell>
          <table:table-cell table:style-name="ce18" table:formula="of:=MAX(0;[.R18]-2;[.S17]-2;IF([.$A18]=[.S$1];[.R17]+1;[.R17]-1))" office:value-type="float" office:value="12" calcext:value-type="float">
            <text:p>12</text:p>
          </table:table-cell>
          <table:table-cell table:style-name="ce18" table:formula="of:=MAX(0;[.S18]-2;[.T17]-2;IF([.$A18]=[.T$1];[.S17]+1;[.S17]-1))" office:value-type="float" office:value="12" calcext:value-type="float">
            <text:p>12</text:p>
          </table:table-cell>
          <table:table-cell table:style-name="ce18" table:formula="of:=MAX(0;[.T18]-2;[.U17]-2;IF([.$A18]=[.U$1];[.T17]+1;[.T17]-1))" office:value-type="float" office:value="12" calcext:value-type="float">
            <text:p>12</text:p>
          </table:table-cell>
          <table:table-cell table:style-name="ce18" table:formula="of:=MAX(0;[.U18]-2;[.V17]-2;IF([.$A18]=[.V$1];[.U17]+1;[.U17]-1))" office:value-type="float" office:value="12" calcext:value-type="float">
            <text:p>12</text:p>
          </table:table-cell>
          <table:table-cell table:style-name="ce18" table:formula="of:=MAX(0;[.V18]-2;[.W17]-2;IF([.$A18]=[.W$1];[.V17]+1;[.V17]-1))" office:value-type="float" office:value="12" calcext:value-type="float">
            <text:p>12</text:p>
          </table:table-cell>
          <table:table-cell table:style-name="ce18" table:formula="of:=MAX(0;[.W18]-2;[.X17]-2;IF([.$A18]=[.X$1];[.W17]+1;[.W17]-1))" office:value-type="float" office:value="12" calcext:value-type="float">
            <text:p>12</text:p>
          </table:table-cell>
          <table:table-cell table:style-name="ce18" table:formula="of:=MAX(0;[.X18]-2;[.Y17]-2;IF([.$A18]=[.Y$1];[.X17]+1;[.X17]-1))" office:value-type="float" office:value="12" calcext:value-type="float">
            <text:p>12</text:p>
          </table:table-cell>
          <table:table-cell table:style-name="ce18" table:formula="of:=MAX(0;[.Y18]-2;[.Z17]-2;IF([.$A18]=[.Z$1];[.Y17]+1;[.Y17]-1))" office:value-type="float" office:value="12" calcext:value-type="float">
            <text:p>12</text:p>
          </table:table-cell>
          <table:table-cell table:style-name="ce18" table:formula="of:=MAX(0;[.Z18]-2;[.AA17]-2;IF([.$A18]=[.AA$1];[.Z17]+1;[.Z17]-1))" office:value-type="float" office:value="12" calcext:value-type="float">
            <text:p>12</text:p>
          </table:table-cell>
          <table:table-cell table:style-name="ce18" table:formula="of:=MAX(0;[.AA18]-2;[.AB17]-2;IF([.$A18]=[.AB$1];[.AA17]+1;[.AA17]-1))" office:value-type="float" office:value="12" calcext:value-type="float">
            <text:p>12</text:p>
          </table:table-cell>
          <table:table-cell table:style-name="ce18" table:formula="of:=MAX(0;[.AB18]-2;[.AC17]-2;IF([.$A18]=[.AC$1];[.AB17]+1;[.AB17]-1))" office:value-type="float" office:value="12" calcext:value-type="float">
            <text:p>12</text:p>
          </table:table-cell>
          <table:table-cell table:style-name="ce18" table:formula="of:=MAX(0;[.AC18]-2;[.AD17]-2;IF([.$A18]=[.AD$1];[.AC17]+1;[.AC17]-1))" office:value-type="float" office:value="12" calcext:value-type="float">
            <text:p>12</text:p>
          </table:table-cell>
          <table:table-cell table:style-name="ce18" table:formula="of:=MAX(0;[.AD18]-2;[.AE17]-2;IF([.$A18]=[.AE$1];[.AD17]+1;[.AD17]-1))" office:value-type="float" office:value="12" calcext:value-type="float">
            <text:p>1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9]-2;[.C18]-2;IF([.$A19]=[.C$1];[.B18]+1;[.B18]-1))" office:value-type="float" office:value="0" calcext:value-type="float">
            <text:p>0</text:p>
          </table:table-cell>
          <table:table-cell table:style-name="ce18" table:formula="of:=MAX(0;[.C19]-2;[.D18]-2;IF([.$A19]=[.D$1];[.C18]+1;[.C18]-1))" office:value-type="float" office:value="1" calcext:value-type="float">
            <text:p>1</text:p>
          </table:table-cell>
          <table:table-cell table:style-name="ce18" table:formula="of:=MAX(0;[.D19]-2;[.E18]-2;IF([.$A19]=[.E$1];[.D18]+1;[.D18]-1))" office:value-type="float" office:value="2" calcext:value-type="float">
            <text:p>2</text:p>
          </table:table-cell>
          <table:table-cell table:style-name="ce18" table:formula="of:=MAX(0;[.E19]-2;[.F18]-2;IF([.$A19]=[.F$1];[.E18]+1;[.E18]-1))" office:value-type="float" office:value="3" calcext:value-type="float">
            <text:p>3</text:p>
          </table:table-cell>
          <table:table-cell table:style-name="ce18" table:formula="of:=MAX(0;[.F19]-2;[.G18]-2;IF([.$A19]=[.G$1];[.F18]+1;[.F18]-1))" office:value-type="float" office:value="5" calcext:value-type="float">
            <text:p>5</text:p>
          </table:table-cell>
          <table:table-cell table:style-name="ce18" table:formula="of:=MAX(0;[.G19]-2;[.H18]-2;IF([.$A19]=[.H$1];[.G18]+1;[.G18]-1))" office:value-type="float" office:value="4" calcext:value-type="float">
            <text:p>4</text:p>
          </table:table-cell>
          <table:table-cell table:style-name="ce18" table:formula="of:=MAX(0;[.H19]-2;[.I18]-2;IF([.$A19]=[.I$1];[.H18]+1;[.H18]-1))" office:value-type="float" office:value="5" calcext:value-type="float">
            <text:p>5</text:p>
          </table:table-cell>
          <table:table-cell table:style-name="ce18" table:formula="of:=MAX(0;[.I19]-2;[.J18]-2;IF([.$A19]=[.J$1];[.I18]+1;[.I18]-1))" office:value-type="float" office:value="4" calcext:value-type="float">
            <text:p>4</text:p>
          </table:table-cell>
          <table:table-cell table:style-name="ce18" table:formula="of:=MAX(0;[.J19]-2;[.K18]-2;IF([.$A19]=[.K$1];[.J18]+1;[.J18]-1))" office:value-type="float" office:value="4" calcext:value-type="float">
            <text:p>4</text:p>
          </table:table-cell>
          <table:table-cell table:style-name="ce18" table:formula="of:=MAX(0;[.K19]-2;[.L18]-2;IF([.$A19]=[.L$1];[.K18]+1;[.K18]-1))" office:value-type="float" office:value="5" calcext:value-type="float">
            <text:p>5</text:p>
          </table:table-cell>
          <table:table-cell table:style-name="ce18" table:formula="of:=MAX(0;[.L19]-2;[.M18]-2;IF([.$A19]=[.M$1];[.L18]+1;[.L18]-1))" office:value-type="float" office:value="6" calcext:value-type="float">
            <text:p>6</text:p>
          </table:table-cell>
          <table:table-cell table:style-name="ce18" table:formula="of:=MAX(0;[.M19]-2;[.N18]-2;IF([.$A19]=[.N$1];[.M18]+1;[.M18]-1))" office:value-type="float" office:value="7" calcext:value-type="float">
            <text:p>7</text:p>
          </table:table-cell>
          <table:table-cell table:style-name="ce18" table:formula="of:=MAX(0;[.N19]-2;[.O18]-2;IF([.$A19]=[.O$1];[.N18]+1;[.N18]-1))" office:value-type="float" office:value="8" calcext:value-type="float">
            <text:p>8</text:p>
          </table:table-cell>
          <table:table-cell table:style-name="ce18" table:formula="of:=MAX(0;[.O19]-2;[.P18]-2;IF([.$A19]=[.P$1];[.O18]+1;[.O18]-1))" office:value-type="float" office:value="9" calcext:value-type="float">
            <text:p>9</text:p>
          </table:table-cell>
          <table:table-cell table:style-name="ce18" table:formula="of:=MAX(0;[.P19]-2;[.Q18]-2;IF([.$A19]=[.Q$1];[.P18]+1;[.P18]-1))" office:value-type="float" office:value="10" calcext:value-type="float">
            <text:p>10</text:p>
          </table:table-cell>
          <table:table-cell table:style-name="ce18" table:formula="of:=MAX(0;[.Q19]-2;[.R18]-2;IF([.$A19]=[.R$1];[.Q18]+1;[.Q18]-1))" office:value-type="float" office:value="11" calcext:value-type="float">
            <text:p>11</text:p>
          </table:table-cell>
          <table:table-cell table:style-name="ce18" table:formula="of:=MAX(0;[.R19]-2;[.S18]-2;IF([.$A19]=[.S$1];[.R18]+1;[.R18]-1))" office:value-type="float" office:value="12" calcext:value-type="float">
            <text:p>12</text:p>
          </table:table-cell>
          <table:table-cell table:style-name="ce18" table:formula="of:=MAX(0;[.S19]-2;[.T18]-2;IF([.$A19]=[.T$1];[.S18]+1;[.S18]-1))" office:value-type="float" office:value="13" calcext:value-type="float">
            <text:p>13</text:p>
          </table:table-cell>
          <table:table-cell table:style-name="ce18" table:formula="of:=MAX(0;[.T19]-2;[.U18]-2;IF([.$A19]=[.U$1];[.T18]+1;[.T18]-1))" office:value-type="float" office:value="13" calcext:value-type="float">
            <text:p>13</text:p>
          </table:table-cell>
          <table:table-cell table:style-name="ce18" table:formula="of:=MAX(0;[.U19]-2;[.V18]-2;IF([.$A19]=[.V$1];[.U18]+1;[.U18]-1))" office:value-type="float" office:value="13" calcext:value-type="float">
            <text:p>13</text:p>
          </table:table-cell>
          <table:table-cell table:style-name="ce18" table:formula="of:=MAX(0;[.V19]-2;[.W18]-2;IF([.$A19]=[.W$1];[.V18]+1;[.V18]-1))" office:value-type="float" office:value="13" calcext:value-type="float">
            <text:p>13</text:p>
          </table:table-cell>
          <table:table-cell table:style-name="ce18" table:formula="of:=MAX(0;[.W19]-2;[.X18]-2;IF([.$A19]=[.X$1];[.W18]+1;[.W18]-1))" office:value-type="float" office:value="13" calcext:value-type="float">
            <text:p>13</text:p>
          </table:table-cell>
          <table:table-cell table:style-name="ce18" table:formula="of:=MAX(0;[.X19]-2;[.Y18]-2;IF([.$A19]=[.Y$1];[.X18]+1;[.X18]-1))" office:value-type="float" office:value="13" calcext:value-type="float">
            <text:p>13</text:p>
          </table:table-cell>
          <table:table-cell table:style-name="ce18" table:formula="of:=MAX(0;[.Y19]-2;[.Z18]-2;IF([.$A19]=[.Z$1];[.Y18]+1;[.Y18]-1))" office:value-type="float" office:value="13" calcext:value-type="float">
            <text:p>13</text:p>
          </table:table-cell>
          <table:table-cell table:style-name="ce18" table:formula="of:=MAX(0;[.Z19]-2;[.AA18]-2;IF([.$A19]=[.AA$1];[.Z18]+1;[.Z18]-1))" office:value-type="float" office:value="13" calcext:value-type="float">
            <text:p>13</text:p>
          </table:table-cell>
          <table:table-cell table:style-name="ce18" table:formula="of:=MAX(0;[.AA19]-2;[.AB18]-2;IF([.$A19]=[.AB$1];[.AA18]+1;[.AA18]-1))" office:value-type="float" office:value="13" calcext:value-type="float">
            <text:p>13</text:p>
          </table:table-cell>
          <table:table-cell table:style-name="ce18" table:formula="of:=MAX(0;[.AB19]-2;[.AC18]-2;IF([.$A19]=[.AC$1];[.AB18]+1;[.AB18]-1))" office:value-type="float" office:value="13" calcext:value-type="float">
            <text:p>13</text:p>
          </table:table-cell>
          <table:table-cell table:style-name="ce18" table:formula="of:=MAX(0;[.AC19]-2;[.AD18]-2;IF([.$A19]=[.AD$1];[.AC18]+1;[.AC18]-1))" office:value-type="float" office:value="13" calcext:value-type="float">
            <text:p>13</text:p>
          </table:table-cell>
          <table:table-cell table:style-name="ce18" table:formula="of:=MAX(0;[.AD19]-2;[.AE18]-2;IF([.$A19]=[.AE$1];[.AD18]+1;[.AD18]-1))" office:value-type="float" office:value="13" calcext:value-type="float">
            <text:p>1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0]-2;[.C19]-2;IF([.$A20]=[.C$1];[.B19]+1;[.B19]-1))" office:value-type="float" office:value="0" calcext:value-type="float">
            <text:p>0</text:p>
          </table:table-cell>
          <table:table-cell table:style-name="ce18" table:formula="of:=MAX(0;[.C20]-2;[.D19]-2;IF([.$A20]=[.D$1];[.C19]+1;[.C19]-1))" office:value-type="float" office:value="1" calcext:value-type="float">
            <text:p>1</text:p>
          </table:table-cell>
          <table:table-cell table:style-name="ce18" table:formula="of:=MAX(0;[.D20]-2;[.E19]-2;IF([.$A20]=[.E$1];[.D19]+1;[.D19]-1))" office:value-type="float" office:value="2" calcext:value-type="float">
            <text:p>2</text:p>
          </table:table-cell>
          <table:table-cell table:style-name="ce18" table:formula="of:=MAX(0;[.E20]-2;[.F19]-2;IF([.$A20]=[.F$1];[.E19]+1;[.E19]-1))" office:value-type="float" office:value="3" calcext:value-type="float">
            <text:p>3</text:p>
          </table:table-cell>
          <table:table-cell table:style-name="ce18" table:formula="of:=MAX(0;[.F20]-2;[.G19]-2;IF([.$A20]=[.G$1];[.F19]+1;[.F19]-1))" office:value-type="float" office:value="4" calcext:value-type="float">
            <text:p>4</text:p>
          </table:table-cell>
          <table:table-cell table:style-name="ce18" table:formula="of:=MAX(0;[.G20]-2;[.H19]-2;IF([.$A20]=[.H$1];[.G19]+1;[.G19]-1))" office:value-type="float" office:value="6" calcext:value-type="float">
            <text:p>6</text:p>
          </table:table-cell>
          <table:table-cell table:style-name="ce18" table:formula="of:=MAX(0;[.H20]-2;[.I19]-2;IF([.$A20]=[.I$1];[.H19]+1;[.H19]-1))" office:value-type="float" office:value="5" calcext:value-type="float">
            <text:p>5</text:p>
          </table:table-cell>
          <table:table-cell table:style-name="ce18" table:formula="of:=MAX(0;[.I20]-2;[.J19]-2;IF([.$A20]=[.J$1];[.I19]+1;[.I19]-1))" office:value-type="float" office:value="6" calcext:value-type="float">
            <text:p>6</text:p>
          </table:table-cell>
          <table:table-cell table:style-name="ce18" table:formula="of:=MAX(0;[.J20]-2;[.K19]-2;IF([.$A20]=[.K$1];[.J19]+1;[.J19]-1))" office:value-type="float" office:value="5" calcext:value-type="float">
            <text:p>5</text:p>
          </table:table-cell>
          <table:table-cell table:style-name="ce18" table:formula="of:=MAX(0;[.K20]-2;[.L19]-2;IF([.$A20]=[.L$1];[.K19]+1;[.K19]-1))" office:value-type="float" office:value="5" calcext:value-type="float">
            <text:p>5</text:p>
          </table:table-cell>
          <table:table-cell table:style-name="ce18" table:formula="of:=MAX(0;[.L20]-2;[.M19]-2;IF([.$A20]=[.M$1];[.L19]+1;[.L19]-1))" office:value-type="float" office:value="6" calcext:value-type="float">
            <text:p>6</text:p>
          </table:table-cell>
          <table:table-cell table:style-name="ce18" table:formula="of:=MAX(0;[.M20]-2;[.N19]-2;IF([.$A20]=[.N$1];[.M19]+1;[.M19]-1))" office:value-type="float" office:value="7" calcext:value-type="float">
            <text:p>7</text:p>
          </table:table-cell>
          <table:table-cell table:style-name="ce18" table:formula="of:=MAX(0;[.N20]-2;[.O19]-2;IF([.$A20]=[.O$1];[.N19]+1;[.N19]-1))" office:value-type="float" office:value="8" calcext:value-type="float">
            <text:p>8</text:p>
          </table:table-cell>
          <table:table-cell table:style-name="ce18" table:formula="of:=MAX(0;[.O20]-2;[.P19]-2;IF([.$A20]=[.P$1];[.O19]+1;[.O19]-1))" office:value-type="float" office:value="9" calcext:value-type="float">
            <text:p>9</text:p>
          </table:table-cell>
          <table:table-cell table:style-name="ce18" table:formula="of:=MAX(0;[.P20]-2;[.Q19]-2;IF([.$A20]=[.Q$1];[.P19]+1;[.P19]-1))" office:value-type="float" office:value="10" calcext:value-type="float">
            <text:p>10</text:p>
          </table:table-cell>
          <table:table-cell table:style-name="ce18" table:formula="of:=MAX(0;[.Q20]-2;[.R19]-2;IF([.$A20]=[.R$1];[.Q19]+1;[.Q19]-1))" office:value-type="float" office:value="11" calcext:value-type="float">
            <text:p>11</text:p>
          </table:table-cell>
          <table:table-cell table:style-name="ce18" table:formula="of:=MAX(0;[.R20]-2;[.S19]-2;IF([.$A20]=[.S$1];[.R19]+1;[.R19]-1))" office:value-type="float" office:value="12" calcext:value-type="float">
            <text:p>12</text:p>
          </table:table-cell>
          <table:table-cell table:style-name="ce18" table:formula="of:=MAX(0;[.S20]-2;[.T19]-2;IF([.$A20]=[.T$1];[.S19]+1;[.S19]-1))" office:value-type="float" office:value="13" calcext:value-type="float">
            <text:p>13</text:p>
          </table:table-cell>
          <table:table-cell table:style-name="ce18" table:formula="of:=MAX(0;[.T20]-2;[.U19]-2;IF([.$A20]=[.U$1];[.T19]+1;[.T19]-1))" office:value-type="float" office:value="14" calcext:value-type="float">
            <text:p>14</text:p>
          </table:table-cell>
          <table:table-cell table:style-name="ce18" table:formula="of:=MAX(0;[.U20]-2;[.V19]-2;IF([.$A20]=[.V$1];[.U19]+1;[.U19]-1))" office:value-type="float" office:value="14" calcext:value-type="float">
            <text:p>14</text:p>
          </table:table-cell>
          <table:table-cell table:style-name="ce18" table:formula="of:=MAX(0;[.V20]-2;[.W19]-2;IF([.$A20]=[.W$1];[.V19]+1;[.V19]-1))" office:value-type="float" office:value="14" calcext:value-type="float">
            <text:p>14</text:p>
          </table:table-cell>
          <table:table-cell table:style-name="ce18" table:formula="of:=MAX(0;[.W20]-2;[.X19]-2;IF([.$A20]=[.X$1];[.W19]+1;[.W19]-1))" office:value-type="float" office:value="14" calcext:value-type="float">
            <text:p>14</text:p>
          </table:table-cell>
          <table:table-cell table:style-name="ce18" table:formula="of:=MAX(0;[.X20]-2;[.Y19]-2;IF([.$A20]=[.Y$1];[.X19]+1;[.X19]-1))" office:value-type="float" office:value="14" calcext:value-type="float">
            <text:p>14</text:p>
          </table:table-cell>
          <table:table-cell table:style-name="ce18" table:formula="of:=MAX(0;[.Y20]-2;[.Z19]-2;IF([.$A20]=[.Z$1];[.Y19]+1;[.Y19]-1))" office:value-type="float" office:value="14" calcext:value-type="float">
            <text:p>14</text:p>
          </table:table-cell>
          <table:table-cell table:style-name="ce18" table:formula="of:=MAX(0;[.Z20]-2;[.AA19]-2;IF([.$A20]=[.AA$1];[.Z19]+1;[.Z19]-1))" office:value-type="float" office:value="14" calcext:value-type="float">
            <text:p>14</text:p>
          </table:table-cell>
          <table:table-cell table:style-name="ce18" table:formula="of:=MAX(0;[.AA20]-2;[.AB19]-2;IF([.$A20]=[.AB$1];[.AA19]+1;[.AA19]-1))" office:value-type="float" office:value="14" calcext:value-type="float">
            <text:p>14</text:p>
          </table:table-cell>
          <table:table-cell table:style-name="ce18" table:formula="of:=MAX(0;[.AB20]-2;[.AC19]-2;IF([.$A20]=[.AC$1];[.AB19]+1;[.AB19]-1))" office:value-type="float" office:value="14" calcext:value-type="float">
            <text:p>14</text:p>
          </table:table-cell>
          <table:table-cell table:style-name="ce18" table:formula="of:=MAX(0;[.AC20]-2;[.AD19]-2;IF([.$A20]=[.AD$1];[.AC19]+1;[.AC19]-1))" office:value-type="float" office:value="14" calcext:value-type="float">
            <text:p>14</text:p>
          </table:table-cell>
          <table:table-cell table:style-name="ce18" table:formula="of:=MAX(0;[.AD20]-2;[.AE19]-2;IF([.$A20]=[.AE$1];[.AD19]+1;[.AD19]-1))" office:value-type="float" office:value="14" calcext:value-type="float">
            <text:p>1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1]-2;[.C20]-2;IF([.$A21]=[.C$1];[.B20]+1;[.B20]-1))" office:value-type="float" office:value="0" calcext:value-type="float">
            <text:p>0</text:p>
          </table:table-cell>
          <table:table-cell table:style-name="ce18" table:formula="of:=MAX(0;[.C21]-2;[.D20]-2;IF([.$A21]=[.D$1];[.C20]+1;[.C20]-1))" office:value-type="float" office:value="1" calcext:value-type="float">
            <text:p>1</text:p>
          </table:table-cell>
          <table:table-cell table:style-name="ce18" table:formula="of:=MAX(0;[.D21]-2;[.E20]-2;IF([.$A21]=[.E$1];[.D20]+1;[.D20]-1))" office:value-type="float" office:value="2" calcext:value-type="float">
            <text:p>2</text:p>
          </table:table-cell>
          <table:table-cell table:style-name="ce18" table:formula="of:=MAX(0;[.E21]-2;[.F20]-2;IF([.$A21]=[.F$1];[.E20]+1;[.E20]-1))" office:value-type="float" office:value="3" calcext:value-type="float">
            <text:p>3</text:p>
          </table:table-cell>
          <table:table-cell table:style-name="ce18" table:formula="of:=MAX(0;[.F21]-2;[.G20]-2;IF([.$A21]=[.G$1];[.F20]+1;[.F20]-1))" office:value-type="float" office:value="4" calcext:value-type="float">
            <text:p>4</text:p>
          </table:table-cell>
          <table:table-cell table:style-name="ce18" table:formula="of:=MAX(0;[.G21]-2;[.H20]-2;IF([.$A21]=[.H$1];[.G20]+1;[.G20]-1))" office:value-type="float" office:value="5" calcext:value-type="float">
            <text:p>5</text:p>
          </table:table-cell>
          <table:table-cell table:style-name="ce18" table:formula="of:=MAX(0;[.H21]-2;[.I20]-2;IF([.$A21]=[.I$1];[.H20]+1;[.H20]-1))" office:value-type="float" office:value="7" calcext:value-type="float">
            <text:p>7</text:p>
          </table:table-cell>
          <table:table-cell table:style-name="ce18" table:formula="of:=MAX(0;[.I21]-2;[.J20]-2;IF([.$A21]=[.J$1];[.I20]+1;[.I20]-1))" office:value-type="float" office:value="6" calcext:value-type="float">
            <text:p>6</text:p>
          </table:table-cell>
          <table:table-cell table:style-name="ce18" table:formula="of:=MAX(0;[.J21]-2;[.K20]-2;IF([.$A21]=[.K$1];[.J20]+1;[.J20]-1))" office:value-type="float" office:value="7" calcext:value-type="float">
            <text:p>7</text:p>
          </table:table-cell>
          <table:table-cell table:style-name="ce18" table:formula="of:=MAX(0;[.K21]-2;[.L20]-2;IF([.$A21]=[.L$1];[.K20]+1;[.K20]-1))" office:value-type="float" office:value="6" calcext:value-type="float">
            <text:p>6</text:p>
          </table:table-cell>
          <table:table-cell table:style-name="ce18" table:formula="of:=MAX(0;[.L21]-2;[.M20]-2;IF([.$A21]=[.M$1];[.L20]+1;[.L20]-1))" office:value-type="float" office:value="6" calcext:value-type="float">
            <text:p>6</text:p>
          </table:table-cell>
          <table:table-cell table:style-name="ce18" table:formula="of:=MAX(0;[.M21]-2;[.N20]-2;IF([.$A21]=[.N$1];[.M20]+1;[.M20]-1))" office:value-type="float" office:value="7" calcext:value-type="float">
            <text:p>7</text:p>
          </table:table-cell>
          <table:table-cell table:style-name="ce18" table:formula="of:=MAX(0;[.N21]-2;[.O20]-2;IF([.$A21]=[.O$1];[.N20]+1;[.N20]-1))" office:value-type="float" office:value="8" calcext:value-type="float">
            <text:p>8</text:p>
          </table:table-cell>
          <table:table-cell table:style-name="ce18" table:formula="of:=MAX(0;[.O21]-2;[.P20]-2;IF([.$A21]=[.P$1];[.O20]+1;[.O20]-1))" office:value-type="float" office:value="9" calcext:value-type="float">
            <text:p>9</text:p>
          </table:table-cell>
          <table:table-cell table:style-name="ce18" table:formula="of:=MAX(0;[.P21]-2;[.Q20]-2;IF([.$A21]=[.Q$1];[.P20]+1;[.P20]-1))" office:value-type="float" office:value="10" calcext:value-type="float">
            <text:p>10</text:p>
          </table:table-cell>
          <table:table-cell table:style-name="ce18" table:formula="of:=MAX(0;[.Q21]-2;[.R20]-2;IF([.$A21]=[.R$1];[.Q20]+1;[.Q20]-1))" office:value-type="float" office:value="11" calcext:value-type="float">
            <text:p>11</text:p>
          </table:table-cell>
          <table:table-cell table:style-name="ce18" table:formula="of:=MAX(0;[.R21]-2;[.S20]-2;IF([.$A21]=[.S$1];[.R20]+1;[.R20]-1))" office:value-type="float" office:value="12" calcext:value-type="float">
            <text:p>12</text:p>
          </table:table-cell>
          <table:table-cell table:style-name="ce18" table:formula="of:=MAX(0;[.S21]-2;[.T20]-2;IF([.$A21]=[.T$1];[.S20]+1;[.S20]-1))" office:value-type="float" office:value="13" calcext:value-type="float">
            <text:p>13</text:p>
          </table:table-cell>
          <table:table-cell table:style-name="ce18" table:formula="of:=MAX(0;[.T21]-2;[.U20]-2;IF([.$A21]=[.U$1];[.T20]+1;[.T20]-1))" office:value-type="float" office:value="14" calcext:value-type="float">
            <text:p>14</text:p>
          </table:table-cell>
          <table:table-cell table:style-name="ce18" table:formula="of:=MAX(0;[.U21]-2;[.V20]-2;IF([.$A21]=[.V$1];[.U20]+1;[.U20]-1))" office:value-type="float" office:value="15" calcext:value-type="float">
            <text:p>15</text:p>
          </table:table-cell>
          <table:table-cell table:style-name="ce18" table:formula="of:=MAX(0;[.V21]-2;[.W20]-2;IF([.$A21]=[.W$1];[.V20]+1;[.V20]-1))" office:value-type="float" office:value="15" calcext:value-type="float">
            <text:p>15</text:p>
          </table:table-cell>
          <table:table-cell table:style-name="ce18" table:formula="of:=MAX(0;[.W21]-2;[.X20]-2;IF([.$A21]=[.X$1];[.W20]+1;[.W20]-1))" office:value-type="float" office:value="15" calcext:value-type="float">
            <text:p>15</text:p>
          </table:table-cell>
          <table:table-cell table:style-name="ce18" table:formula="of:=MAX(0;[.X21]-2;[.Y20]-2;IF([.$A21]=[.Y$1];[.X20]+1;[.X20]-1))" office:value-type="float" office:value="15" calcext:value-type="float">
            <text:p>15</text:p>
          </table:table-cell>
          <table:table-cell table:style-name="ce18" table:formula="of:=MAX(0;[.Y21]-2;[.Z20]-2;IF([.$A21]=[.Z$1];[.Y20]+1;[.Y20]-1))" office:value-type="float" office:value="15" calcext:value-type="float">
            <text:p>15</text:p>
          </table:table-cell>
          <table:table-cell table:style-name="ce18" table:formula="of:=MAX(0;[.Z21]-2;[.AA20]-2;IF([.$A21]=[.AA$1];[.Z20]+1;[.Z20]-1))" office:value-type="float" office:value="15" calcext:value-type="float">
            <text:p>15</text:p>
          </table:table-cell>
          <table:table-cell table:style-name="ce18" table:formula="of:=MAX(0;[.AA21]-2;[.AB20]-2;IF([.$A21]=[.AB$1];[.AA20]+1;[.AA20]-1))" office:value-type="float" office:value="15" calcext:value-type="float">
            <text:p>15</text:p>
          </table:table-cell>
          <table:table-cell table:style-name="ce18" table:formula="of:=MAX(0;[.AB21]-2;[.AC20]-2;IF([.$A21]=[.AC$1];[.AB20]+1;[.AB20]-1))" office:value-type="float" office:value="15" calcext:value-type="float">
            <text:p>15</text:p>
          </table:table-cell>
          <table:table-cell table:style-name="ce18" table:formula="of:=MAX(0;[.AC21]-2;[.AD20]-2;IF([.$A21]=[.AD$1];[.AC20]+1;[.AC20]-1))" office:value-type="float" office:value="15" calcext:value-type="float">
            <text:p>15</text:p>
          </table:table-cell>
          <table:table-cell table:style-name="ce18" table:formula="of:=MAX(0;[.AD21]-2;[.AE20]-2;IF([.$A21]=[.AE$1];[.AD20]+1;[.AD20]-1))" office:value-type="float" office:value="15" calcext:value-type="float">
            <text:p>1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2]-2;[.C21]-2;IF([.$A22]=[.C$1];[.B21]+1;[.B21]-1))" office:value-type="float" office:value="0" calcext:value-type="float">
            <text:p>0</text:p>
          </table:table-cell>
          <table:table-cell table:style-name="ce18" table:formula="of:=MAX(0;[.C22]-2;[.D21]-2;IF([.$A22]=[.D$1];[.C21]+1;[.C21]-1))" office:value-type="float" office:value="1" calcext:value-type="float">
            <text:p>1</text:p>
          </table:table-cell>
          <table:table-cell table:style-name="ce18" table:formula="of:=MAX(0;[.D22]-2;[.E21]-2;IF([.$A22]=[.E$1];[.D21]+1;[.D21]-1))" office:value-type="float" office:value="2" calcext:value-type="float">
            <text:p>2</text:p>
          </table:table-cell>
          <table:table-cell table:style-name="ce18" table:formula="of:=MAX(0;[.E22]-2;[.F21]-2;IF([.$A22]=[.F$1];[.E21]+1;[.E21]-1))" office:value-type="float" office:value="3" calcext:value-type="float">
            <text:p>3</text:p>
          </table:table-cell>
          <table:table-cell table:style-name="ce18" table:formula="of:=MAX(0;[.F22]-2;[.G21]-2;IF([.$A22]=[.G$1];[.F21]+1;[.F21]-1))" office:value-type="float" office:value="4" calcext:value-type="float">
            <text:p>4</text:p>
          </table:table-cell>
          <table:table-cell table:style-name="ce18" table:formula="of:=MAX(0;[.G22]-2;[.H21]-2;IF([.$A22]=[.H$1];[.G21]+1;[.G21]-1))" office:value-type="float" office:value="5" calcext:value-type="float">
            <text:p>5</text:p>
          </table:table-cell>
          <table:table-cell table:style-name="ce18" table:formula="of:=MAX(0;[.H22]-2;[.I21]-2;IF([.$A22]=[.I$1];[.H21]+1;[.H21]-1))" office:value-type="float" office:value="6" calcext:value-type="float">
            <text:p>6</text:p>
          </table:table-cell>
          <table:table-cell table:style-name="ce18" table:formula="of:=MAX(0;[.I22]-2;[.J21]-2;IF([.$A22]=[.J$1];[.I21]+1;[.I21]-1))" office:value-type="float" office:value="8" calcext:value-type="float">
            <text:p>8</text:p>
          </table:table-cell>
          <table:table-cell table:style-name="ce18" table:formula="of:=MAX(0;[.J22]-2;[.K21]-2;IF([.$A22]=[.K$1];[.J21]+1;[.J21]-1))" office:value-type="float" office:value="7" calcext:value-type="float">
            <text:p>7</text:p>
          </table:table-cell>
          <table:table-cell table:style-name="ce18" table:formula="of:=MAX(0;[.K22]-2;[.L21]-2;IF([.$A22]=[.L$1];[.K21]+1;[.K21]-1))" office:value-type="float" office:value="8" calcext:value-type="float">
            <text:p>8</text:p>
          </table:table-cell>
          <table:table-cell table:style-name="ce18" table:formula="of:=MAX(0;[.L22]-2;[.M21]-2;IF([.$A22]=[.M$1];[.L21]+1;[.L21]-1))" office:value-type="float" office:value="7" calcext:value-type="float">
            <text:p>7</text:p>
          </table:table-cell>
          <table:table-cell table:style-name="ce18" table:formula="of:=MAX(0;[.M22]-2;[.N21]-2;IF([.$A22]=[.N$1];[.M21]+1;[.M21]-1))" office:value-type="float" office:value="7" calcext:value-type="float">
            <text:p>7</text:p>
          </table:table-cell>
          <table:table-cell table:style-name="ce18" table:formula="of:=MAX(0;[.N22]-2;[.O21]-2;IF([.$A22]=[.O$1];[.N21]+1;[.N21]-1))" office:value-type="float" office:value="8" calcext:value-type="float">
            <text:p>8</text:p>
          </table:table-cell>
          <table:table-cell table:style-name="ce18" table:formula="of:=MAX(0;[.O22]-2;[.P21]-2;IF([.$A22]=[.P$1];[.O21]+1;[.O21]-1))" office:value-type="float" office:value="9" calcext:value-type="float">
            <text:p>9</text:p>
          </table:table-cell>
          <table:table-cell table:style-name="ce18" table:formula="of:=MAX(0;[.P22]-2;[.Q21]-2;IF([.$A22]=[.Q$1];[.P21]+1;[.P21]-1))" office:value-type="float" office:value="10" calcext:value-type="float">
            <text:p>10</text:p>
          </table:table-cell>
          <table:table-cell table:style-name="ce18" table:formula="of:=MAX(0;[.Q22]-2;[.R21]-2;IF([.$A22]=[.R$1];[.Q21]+1;[.Q21]-1))" office:value-type="float" office:value="11" calcext:value-type="float">
            <text:p>11</text:p>
          </table:table-cell>
          <table:table-cell table:style-name="ce18" table:formula="of:=MAX(0;[.R22]-2;[.S21]-2;IF([.$A22]=[.S$1];[.R21]+1;[.R21]-1))" office:value-type="float" office:value="12" calcext:value-type="float">
            <text:p>12</text:p>
          </table:table-cell>
          <table:table-cell table:style-name="ce18" table:formula="of:=MAX(0;[.S22]-2;[.T21]-2;IF([.$A22]=[.T$1];[.S21]+1;[.S21]-1))" office:value-type="float" office:value="13" calcext:value-type="float">
            <text:p>13</text:p>
          </table:table-cell>
          <table:table-cell table:style-name="ce18" table:formula="of:=MAX(0;[.T22]-2;[.U21]-2;IF([.$A22]=[.U$1];[.T21]+1;[.T21]-1))" office:value-type="float" office:value="14" calcext:value-type="float">
            <text:p>14</text:p>
          </table:table-cell>
          <table:table-cell table:style-name="ce18" table:formula="of:=MAX(0;[.U22]-2;[.V21]-2;IF([.$A22]=[.V$1];[.U21]+1;[.U21]-1))" office:value-type="float" office:value="15" calcext:value-type="float">
            <text:p>15</text:p>
          </table:table-cell>
          <table:table-cell table:style-name="ce18" table:formula="of:=MAX(0;[.V22]-2;[.W21]-2;IF([.$A22]=[.W$1];[.V21]+1;[.V21]-1))" office:value-type="float" office:value="16" calcext:value-type="float">
            <text:p>16</text:p>
          </table:table-cell>
          <table:table-cell table:style-name="ce18" table:formula="of:=MAX(0;[.W22]-2;[.X21]-2;IF([.$A22]=[.X$1];[.W21]+1;[.W21]-1))" office:value-type="float" office:value="16" calcext:value-type="float">
            <text:p>16</text:p>
          </table:table-cell>
          <table:table-cell table:style-name="ce18" table:formula="of:=MAX(0;[.X22]-2;[.Y21]-2;IF([.$A22]=[.Y$1];[.X21]+1;[.X21]-1))" office:value-type="float" office:value="16" calcext:value-type="float">
            <text:p>16</text:p>
          </table:table-cell>
          <table:table-cell table:style-name="ce18" table:formula="of:=MAX(0;[.Y22]-2;[.Z21]-2;IF([.$A22]=[.Z$1];[.Y21]+1;[.Y21]-1))" office:value-type="float" office:value="16" calcext:value-type="float">
            <text:p>16</text:p>
          </table:table-cell>
          <table:table-cell table:style-name="ce18" table:formula="of:=MAX(0;[.Z22]-2;[.AA21]-2;IF([.$A22]=[.AA$1];[.Z21]+1;[.Z21]-1))" office:value-type="float" office:value="16" calcext:value-type="float">
            <text:p>16</text:p>
          </table:table-cell>
          <table:table-cell table:style-name="ce18" table:formula="of:=MAX(0;[.AA22]-2;[.AB21]-2;IF([.$A22]=[.AB$1];[.AA21]+1;[.AA21]-1))" office:value-type="float" office:value="16" calcext:value-type="float">
            <text:p>16</text:p>
          </table:table-cell>
          <table:table-cell table:style-name="ce18" table:formula="of:=MAX(0;[.AB22]-2;[.AC21]-2;IF([.$A22]=[.AC$1];[.AB21]+1;[.AB21]-1))" office:value-type="float" office:value="16" calcext:value-type="float">
            <text:p>16</text:p>
          </table:table-cell>
          <table:table-cell table:style-name="ce18" table:formula="of:=MAX(0;[.AC22]-2;[.AD21]-2;IF([.$A22]=[.AD$1];[.AC21]+1;[.AC21]-1))" office:value-type="float" office:value="16" calcext:value-type="float">
            <text:p>16</text:p>
          </table:table-cell>
          <table:table-cell table:style-name="ce18" table:formula="of:=MAX(0;[.AD22]-2;[.AE21]-2;IF([.$A22]=[.AE$1];[.AD21]+1;[.AD21]-1))" office:value-type="float" office:value="16" calcext:value-type="float">
            <text:p>1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3]-2;[.C22]-2;IF([.$A23]=[.C$1];[.B22]+1;[.B22]-1))" office:value-type="float" office:value="0" calcext:value-type="float">
            <text:p>0</text:p>
          </table:table-cell>
          <table:table-cell table:style-name="ce18" table:formula="of:=MAX(0;[.C23]-2;[.D22]-2;IF([.$A23]=[.D$1];[.C22]+1;[.C22]-1))" office:value-type="float" office:value="1" calcext:value-type="float">
            <text:p>1</text:p>
          </table:table-cell>
          <table:table-cell table:style-name="ce18" table:formula="of:=MAX(0;[.D23]-2;[.E22]-2;IF([.$A23]=[.E$1];[.D22]+1;[.D22]-1))" office:value-type="float" office:value="2" calcext:value-type="float">
            <text:p>2</text:p>
          </table:table-cell>
          <table:table-cell table:style-name="ce18" table:formula="of:=MAX(0;[.E23]-2;[.F22]-2;IF([.$A23]=[.F$1];[.E22]+1;[.E22]-1))" office:value-type="float" office:value="3" calcext:value-type="float">
            <text:p>3</text:p>
          </table:table-cell>
          <table:table-cell table:style-name="ce18" table:formula="of:=MAX(0;[.F23]-2;[.G22]-2;IF([.$A23]=[.G$1];[.F22]+1;[.F22]-1))" office:value-type="float" office:value="4" calcext:value-type="float">
            <text:p>4</text:p>
          </table:table-cell>
          <table:table-cell table:style-name="ce18" table:formula="of:=MAX(0;[.G23]-2;[.H22]-2;IF([.$A23]=[.H$1];[.G22]+1;[.G22]-1))" office:value-type="float" office:value="5" calcext:value-type="float">
            <text:p>5</text:p>
          </table:table-cell>
          <table:table-cell table:style-name="ce18" table:formula="of:=MAX(0;[.H23]-2;[.I22]-2;IF([.$A23]=[.I$1];[.H22]+1;[.H22]-1))" office:value-type="float" office:value="6" calcext:value-type="float">
            <text:p>6</text:p>
          </table:table-cell>
          <table:table-cell table:style-name="ce18" table:formula="of:=MAX(0;[.I23]-2;[.J22]-2;IF([.$A23]=[.J$1];[.I22]+1;[.I22]-1))" office:value-type="float" office:value="7" calcext:value-type="float">
            <text:p>7</text:p>
          </table:table-cell>
          <table:table-cell table:style-name="ce18" table:formula="of:=MAX(0;[.J23]-2;[.K22]-2;IF([.$A23]=[.K$1];[.J22]+1;[.J22]-1))" office:value-type="float" office:value="9" calcext:value-type="float">
            <text:p>9</text:p>
          </table:table-cell>
          <table:table-cell table:style-name="ce18" table:formula="of:=MAX(0;[.K23]-2;[.L22]-2;IF([.$A23]=[.L$1];[.K22]+1;[.K22]-1))" office:value-type="float" office:value="8" calcext:value-type="float">
            <text:p>8</text:p>
          </table:table-cell>
          <table:table-cell table:style-name="ce18" table:formula="of:=MAX(0;[.L23]-2;[.M22]-2;IF([.$A23]=[.M$1];[.L22]+1;[.L22]-1))" office:value-type="float" office:value="9" calcext:value-type="float">
            <text:p>9</text:p>
          </table:table-cell>
          <table:table-cell table:style-name="ce18" table:formula="of:=MAX(0;[.M23]-2;[.N22]-2;IF([.$A23]=[.N$1];[.M22]+1;[.M22]-1))" office:value-type="float" office:value="8" calcext:value-type="float">
            <text:p>8</text:p>
          </table:table-cell>
          <table:table-cell table:style-name="ce18" table:formula="of:=MAX(0;[.N23]-2;[.O22]-2;IF([.$A23]=[.O$1];[.N22]+1;[.N22]-1))" office:value-type="float" office:value="8" calcext:value-type="float">
            <text:p>8</text:p>
          </table:table-cell>
          <table:table-cell table:style-name="ce18" table:formula="of:=MAX(0;[.O23]-2;[.P22]-2;IF([.$A23]=[.P$1];[.O22]+1;[.O22]-1))" office:value-type="float" office:value="9" calcext:value-type="float">
            <text:p>9</text:p>
          </table:table-cell>
          <table:table-cell table:style-name="ce18" table:formula="of:=MAX(0;[.P23]-2;[.Q22]-2;IF([.$A23]=[.Q$1];[.P22]+1;[.P22]-1))" office:value-type="float" office:value="10" calcext:value-type="float">
            <text:p>10</text:p>
          </table:table-cell>
          <table:table-cell table:style-name="ce18" table:formula="of:=MAX(0;[.Q23]-2;[.R22]-2;IF([.$A23]=[.R$1];[.Q22]+1;[.Q22]-1))" office:value-type="float" office:value="11" calcext:value-type="float">
            <text:p>11</text:p>
          </table:table-cell>
          <table:table-cell table:style-name="ce18" table:formula="of:=MAX(0;[.R23]-2;[.S22]-2;IF([.$A23]=[.S$1];[.R22]+1;[.R22]-1))" office:value-type="float" office:value="12" calcext:value-type="float">
            <text:p>12</text:p>
          </table:table-cell>
          <table:table-cell table:style-name="ce18" table:formula="of:=MAX(0;[.S23]-2;[.T22]-2;IF([.$A23]=[.T$1];[.S22]+1;[.S22]-1))" office:value-type="float" office:value="13" calcext:value-type="float">
            <text:p>13</text:p>
          </table:table-cell>
          <table:table-cell table:style-name="ce18" table:formula="of:=MAX(0;[.T23]-2;[.U22]-2;IF([.$A23]=[.U$1];[.T22]+1;[.T22]-1))" office:value-type="float" office:value="14" calcext:value-type="float">
            <text:p>14</text:p>
          </table:table-cell>
          <table:table-cell table:style-name="ce18" table:formula="of:=MAX(0;[.U23]-2;[.V22]-2;IF([.$A23]=[.V$1];[.U22]+1;[.U22]-1))" office:value-type="float" office:value="15" calcext:value-type="float">
            <text:p>15</text:p>
          </table:table-cell>
          <table:table-cell table:style-name="ce18" table:formula="of:=MAX(0;[.V23]-2;[.W22]-2;IF([.$A23]=[.W$1];[.V22]+1;[.V22]-1))" office:value-type="float" office:value="16" calcext:value-type="float">
            <text:p>16</text:p>
          </table:table-cell>
          <table:table-cell table:style-name="ce18" table:formula="of:=MAX(0;[.W23]-2;[.X22]-2;IF([.$A23]=[.X$1];[.W22]+1;[.W22]-1))" office:value-type="float" office:value="17" calcext:value-type="float">
            <text:p>17</text:p>
          </table:table-cell>
          <table:table-cell table:style-name="ce18" table:formula="of:=MAX(0;[.X23]-2;[.Y22]-2;IF([.$A23]=[.Y$1];[.X22]+1;[.X22]-1))" office:value-type="float" office:value="17" calcext:value-type="float">
            <text:p>17</text:p>
          </table:table-cell>
          <table:table-cell table:style-name="ce18" table:formula="of:=MAX(0;[.Y23]-2;[.Z22]-2;IF([.$A23]=[.Z$1];[.Y22]+1;[.Y22]-1))" office:value-type="float" office:value="17" calcext:value-type="float">
            <text:p>17</text:p>
          </table:table-cell>
          <table:table-cell table:style-name="ce18" table:formula="of:=MAX(0;[.Z23]-2;[.AA22]-2;IF([.$A23]=[.AA$1];[.Z22]+1;[.Z22]-1))" office:value-type="float" office:value="17" calcext:value-type="float">
            <text:p>17</text:p>
          </table:table-cell>
          <table:table-cell table:style-name="ce18" table:formula="of:=MAX(0;[.AA23]-2;[.AB22]-2;IF([.$A23]=[.AB$1];[.AA22]+1;[.AA22]-1))" office:value-type="float" office:value="17" calcext:value-type="float">
            <text:p>17</text:p>
          </table:table-cell>
          <table:table-cell table:style-name="ce18" table:formula="of:=MAX(0;[.AB23]-2;[.AC22]-2;IF([.$A23]=[.AC$1];[.AB22]+1;[.AB22]-1))" office:value-type="float" office:value="17" calcext:value-type="float">
            <text:p>17</text:p>
          </table:table-cell>
          <table:table-cell table:style-name="ce18" table:formula="of:=MAX(0;[.AC23]-2;[.AD22]-2;IF([.$A23]=[.AD$1];[.AC22]+1;[.AC22]-1))" office:value-type="float" office:value="17" calcext:value-type="float">
            <text:p>17</text:p>
          </table:table-cell>
          <table:table-cell table:style-name="ce18" table:formula="of:=MAX(0;[.AD23]-2;[.AE22]-2;IF([.$A23]=[.AE$1];[.AD22]+1;[.AD22]-1))" office:value-type="float" office:value="17" calcext:value-type="float">
            <text:p>1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4]-2;[.C23]-2;IF([.$A24]=[.C$1];[.B23]+1;[.B23]-1))" office:value-type="float" office:value="0" calcext:value-type="float">
            <text:p>0</text:p>
          </table:table-cell>
          <table:table-cell table:style-name="ce18" table:formula="of:=MAX(0;[.C24]-2;[.D23]-2;IF([.$A24]=[.D$1];[.C23]+1;[.C23]-1))" office:value-type="float" office:value="1" calcext:value-type="float">
            <text:p>1</text:p>
          </table:table-cell>
          <table:table-cell table:style-name="ce18" table:formula="of:=MAX(0;[.D24]-2;[.E23]-2;IF([.$A24]=[.E$1];[.D23]+1;[.D23]-1))" office:value-type="float" office:value="2" calcext:value-type="float">
            <text:p>2</text:p>
          </table:table-cell>
          <table:table-cell table:style-name="ce18" table:formula="of:=MAX(0;[.E24]-2;[.F23]-2;IF([.$A24]=[.F$1];[.E23]+1;[.E23]-1))" office:value-type="float" office:value="3" calcext:value-type="float">
            <text:p>3</text:p>
          </table:table-cell>
          <table:table-cell table:style-name="ce18" table:formula="of:=MAX(0;[.F24]-2;[.G23]-2;IF([.$A24]=[.G$1];[.F23]+1;[.F23]-1))" office:value-type="float" office:value="4" calcext:value-type="float">
            <text:p>4</text:p>
          </table:table-cell>
          <table:table-cell table:style-name="ce18" table:formula="of:=MAX(0;[.G24]-2;[.H23]-2;IF([.$A24]=[.H$1];[.G23]+1;[.G23]-1))" office:value-type="float" office:value="5" calcext:value-type="float">
            <text:p>5</text:p>
          </table:table-cell>
          <table:table-cell table:style-name="ce18" table:formula="of:=MAX(0;[.H24]-2;[.I23]-2;IF([.$A24]=[.I$1];[.H23]+1;[.H23]-1))" office:value-type="float" office:value="6" calcext:value-type="float">
            <text:p>6</text:p>
          </table:table-cell>
          <table:table-cell table:style-name="ce18" table:formula="of:=MAX(0;[.I24]-2;[.J23]-2;IF([.$A24]=[.J$1];[.I23]+1;[.I23]-1))" office:value-type="float" office:value="7" calcext:value-type="float">
            <text:p>7</text:p>
          </table:table-cell>
          <table:table-cell table:style-name="ce18" table:formula="of:=MAX(0;[.J24]-2;[.K23]-2;IF([.$A24]=[.K$1];[.J23]+1;[.J23]-1))" office:value-type="float" office:value="8" calcext:value-type="float">
            <text:p>8</text:p>
          </table:table-cell>
          <table:table-cell table:style-name="ce18" table:formula="of:=MAX(0;[.K24]-2;[.L23]-2;IF([.$A24]=[.L$1];[.K23]+1;[.K23]-1))" office:value-type="float" office:value="10" calcext:value-type="float">
            <text:p>10</text:p>
          </table:table-cell>
          <table:table-cell table:style-name="ce18" table:formula="of:=MAX(0;[.L24]-2;[.M23]-2;IF([.$A24]=[.M$1];[.L23]+1;[.L23]-1))" office:value-type="float" office:value="9" calcext:value-type="float">
            <text:p>9</text:p>
          </table:table-cell>
          <table:table-cell table:style-name="ce18" table:formula="of:=MAX(0;[.M24]-2;[.N23]-2;IF([.$A24]=[.N$1];[.M23]+1;[.M23]-1))" office:value-type="float" office:value="10" calcext:value-type="float">
            <text:p>10</text:p>
          </table:table-cell>
          <table:table-cell table:style-name="ce18" table:formula="of:=MAX(0;[.N24]-2;[.O23]-2;IF([.$A24]=[.O$1];[.N23]+1;[.N23]-1))" office:value-type="float" office:value="9" calcext:value-type="float">
            <text:p>9</text:p>
          </table:table-cell>
          <table:table-cell table:style-name="ce18" table:formula="of:=MAX(0;[.O24]-2;[.P23]-2;IF([.$A24]=[.P$1];[.O23]+1;[.O23]-1))" office:value-type="float" office:value="9" calcext:value-type="float">
            <text:p>9</text:p>
          </table:table-cell>
          <table:table-cell table:style-name="ce18" table:formula="of:=MAX(0;[.P24]-2;[.Q23]-2;IF([.$A24]=[.Q$1];[.P23]+1;[.P23]-1))" office:value-type="float" office:value="10" calcext:value-type="float">
            <text:p>10</text:p>
          </table:table-cell>
          <table:table-cell table:style-name="ce18" table:formula="of:=MAX(0;[.Q24]-2;[.R23]-2;IF([.$A24]=[.R$1];[.Q23]+1;[.Q23]-1))" office:value-type="float" office:value="11" calcext:value-type="float">
            <text:p>11</text:p>
          </table:table-cell>
          <table:table-cell table:style-name="ce18" table:formula="of:=MAX(0;[.R24]-2;[.S23]-2;IF([.$A24]=[.S$1];[.R23]+1;[.R23]-1))" office:value-type="float" office:value="12" calcext:value-type="float">
            <text:p>12</text:p>
          </table:table-cell>
          <table:table-cell table:style-name="ce18" table:formula="of:=MAX(0;[.S24]-2;[.T23]-2;IF([.$A24]=[.T$1];[.S23]+1;[.S23]-1))" office:value-type="float" office:value="13" calcext:value-type="float">
            <text:p>13</text:p>
          </table:table-cell>
          <table:table-cell table:style-name="ce18" table:formula="of:=MAX(0;[.T24]-2;[.U23]-2;IF([.$A24]=[.U$1];[.T23]+1;[.T23]-1))" office:value-type="float" office:value="14" calcext:value-type="float">
            <text:p>14</text:p>
          </table:table-cell>
          <table:table-cell table:style-name="ce18" table:formula="of:=MAX(0;[.U24]-2;[.V23]-2;IF([.$A24]=[.V$1];[.U23]+1;[.U23]-1))" office:value-type="float" office:value="15" calcext:value-type="float">
            <text:p>15</text:p>
          </table:table-cell>
          <table:table-cell table:style-name="ce18" table:formula="of:=MAX(0;[.V24]-2;[.W23]-2;IF([.$A24]=[.W$1];[.V23]+1;[.V23]-1))" office:value-type="float" office:value="16" calcext:value-type="float">
            <text:p>16</text:p>
          </table:table-cell>
          <table:table-cell table:style-name="ce18" table:formula="of:=MAX(0;[.W24]-2;[.X23]-2;IF([.$A24]=[.X$1];[.W23]+1;[.W23]-1))" office:value-type="float" office:value="17" calcext:value-type="float">
            <text:p>17</text:p>
          </table:table-cell>
          <table:table-cell table:style-name="ce18" table:formula="of:=MAX(0;[.X24]-2;[.Y23]-2;IF([.$A24]=[.Y$1];[.X23]+1;[.X23]-1))" office:value-type="float" office:value="18" calcext:value-type="float">
            <text:p>18</text:p>
          </table:table-cell>
          <table:table-cell table:style-name="ce18" table:formula="of:=MAX(0;[.Y24]-2;[.Z23]-2;IF([.$A24]=[.Z$1];[.Y23]+1;[.Y23]-1))" office:value-type="float" office:value="18" calcext:value-type="float">
            <text:p>18</text:p>
          </table:table-cell>
          <table:table-cell table:style-name="ce18" table:formula="of:=MAX(0;[.Z24]-2;[.AA23]-2;IF([.$A24]=[.AA$1];[.Z23]+1;[.Z23]-1))" office:value-type="float" office:value="18" calcext:value-type="float">
            <text:p>18</text:p>
          </table:table-cell>
          <table:table-cell table:style-name="ce18" table:formula="of:=MAX(0;[.AA24]-2;[.AB23]-2;IF([.$A24]=[.AB$1];[.AA23]+1;[.AA23]-1))" office:value-type="float" office:value="18" calcext:value-type="float">
            <text:p>18</text:p>
          </table:table-cell>
          <table:table-cell table:style-name="ce18" table:formula="of:=MAX(0;[.AB24]-2;[.AC23]-2;IF([.$A24]=[.AC$1];[.AB23]+1;[.AB23]-1))" office:value-type="float" office:value="18" calcext:value-type="float">
            <text:p>18</text:p>
          </table:table-cell>
          <table:table-cell table:style-name="ce18" table:formula="of:=MAX(0;[.AC24]-2;[.AD23]-2;IF([.$A24]=[.AD$1];[.AC23]+1;[.AC23]-1))" office:value-type="float" office:value="18" calcext:value-type="float">
            <text:p>18</text:p>
          </table:table-cell>
          <table:table-cell table:style-name="ce18" table:formula="of:=MAX(0;[.AD24]-2;[.AE23]-2;IF([.$A24]=[.AE$1];[.AD23]+1;[.AD23]-1))" office:value-type="float" office:value="18" calcext:value-type="float">
            <text:p>1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5]-2;[.C24]-2;IF([.$A25]=[.C$1];[.B24]+1;[.B24]-1))" office:value-type="float" office:value="0" calcext:value-type="float">
            <text:p>0</text:p>
          </table:table-cell>
          <table:table-cell table:style-name="ce18" table:formula="of:=MAX(0;[.C25]-2;[.D24]-2;IF([.$A25]=[.D$1];[.C24]+1;[.C24]-1))" office:value-type="float" office:value="1" calcext:value-type="float">
            <text:p>1</text:p>
          </table:table-cell>
          <table:table-cell table:style-name="ce18" table:formula="of:=MAX(0;[.D25]-2;[.E24]-2;IF([.$A25]=[.E$1];[.D24]+1;[.D24]-1))" office:value-type="float" office:value="2" calcext:value-type="float">
            <text:p>2</text:p>
          </table:table-cell>
          <table:table-cell table:style-name="ce18" table:formula="of:=MAX(0;[.E25]-2;[.F24]-2;IF([.$A25]=[.F$1];[.E24]+1;[.E24]-1))" office:value-type="float" office:value="3" calcext:value-type="float">
            <text:p>3</text:p>
          </table:table-cell>
          <table:table-cell table:style-name="ce18" table:formula="of:=MAX(0;[.F25]-2;[.G24]-2;IF([.$A25]=[.G$1];[.F24]+1;[.F24]-1))" office:value-type="float" office:value="4" calcext:value-type="float">
            <text:p>4</text:p>
          </table:table-cell>
          <table:table-cell table:style-name="ce18" table:formula="of:=MAX(0;[.G25]-2;[.H24]-2;IF([.$A25]=[.H$1];[.G24]+1;[.G24]-1))" office:value-type="float" office:value="5" calcext:value-type="float">
            <text:p>5</text:p>
          </table:table-cell>
          <table:table-cell table:style-name="ce18" table:formula="of:=MAX(0;[.H25]-2;[.I24]-2;IF([.$A25]=[.I$1];[.H24]+1;[.H24]-1))" office:value-type="float" office:value="6" calcext:value-type="float">
            <text:p>6</text:p>
          </table:table-cell>
          <table:table-cell table:style-name="ce18" table:formula="of:=MAX(0;[.I25]-2;[.J24]-2;IF([.$A25]=[.J$1];[.I24]+1;[.I24]-1))" office:value-type="float" office:value="7" calcext:value-type="float">
            <text:p>7</text:p>
          </table:table-cell>
          <table:table-cell table:style-name="ce18" table:formula="of:=MAX(0;[.J25]-2;[.K24]-2;IF([.$A25]=[.K$1];[.J24]+1;[.J24]-1))" office:value-type="float" office:value="8" calcext:value-type="float">
            <text:p>8</text:p>
          </table:table-cell>
          <table:table-cell table:style-name="ce18" table:formula="of:=MAX(0;[.K25]-2;[.L24]-2;IF([.$A25]=[.L$1];[.K24]+1;[.K24]-1))" office:value-type="float" office:value="9" calcext:value-type="float">
            <text:p>9</text:p>
          </table:table-cell>
          <table:table-cell table:style-name="ce18" table:formula="of:=MAX(0;[.L25]-2;[.M24]-2;IF([.$A25]=[.M$1];[.L24]+1;[.L24]-1))" office:value-type="float" office:value="11" calcext:value-type="float">
            <text:p>11</text:p>
          </table:table-cell>
          <table:table-cell table:style-name="ce18" table:formula="of:=MAX(0;[.M25]-2;[.N24]-2;IF([.$A25]=[.N$1];[.M24]+1;[.M24]-1))" office:value-type="float" office:value="10" calcext:value-type="float">
            <text:p>10</text:p>
          </table:table-cell>
          <table:table-cell table:style-name="ce18" table:formula="of:=MAX(0;[.N25]-2;[.O24]-2;IF([.$A25]=[.O$1];[.N24]+1;[.N24]-1))" office:value-type="float" office:value="11" calcext:value-type="float">
            <text:p>11</text:p>
          </table:table-cell>
          <table:table-cell table:style-name="ce18" table:formula="of:=MAX(0;[.O25]-2;[.P24]-2;IF([.$A25]=[.P$1];[.O24]+1;[.O24]-1))" office:value-type="float" office:value="10" calcext:value-type="float">
            <text:p>10</text:p>
          </table:table-cell>
          <table:table-cell table:style-name="ce18" table:formula="of:=MAX(0;[.P25]-2;[.Q24]-2;IF([.$A25]=[.Q$1];[.P24]+1;[.P24]-1))" office:value-type="float" office:value="10" calcext:value-type="float">
            <text:p>10</text:p>
          </table:table-cell>
          <table:table-cell table:style-name="ce18" table:formula="of:=MAX(0;[.Q25]-2;[.R24]-2;IF([.$A25]=[.R$1];[.Q24]+1;[.Q24]-1))" office:value-type="float" office:value="11" calcext:value-type="float">
            <text:p>11</text:p>
          </table:table-cell>
          <table:table-cell table:style-name="ce18" table:formula="of:=MAX(0;[.R25]-2;[.S24]-2;IF([.$A25]=[.S$1];[.R24]+1;[.R24]-1))" office:value-type="float" office:value="12" calcext:value-type="float">
            <text:p>12</text:p>
          </table:table-cell>
          <table:table-cell table:style-name="ce18" table:formula="of:=MAX(0;[.S25]-2;[.T24]-2;IF([.$A25]=[.T$1];[.S24]+1;[.S24]-1))" office:value-type="float" office:value="13" calcext:value-type="float">
            <text:p>13</text:p>
          </table:table-cell>
          <table:table-cell table:style-name="ce18" table:formula="of:=MAX(0;[.T25]-2;[.U24]-2;IF([.$A25]=[.U$1];[.T24]+1;[.T24]-1))" office:value-type="float" office:value="14" calcext:value-type="float">
            <text:p>14</text:p>
          </table:table-cell>
          <table:table-cell table:style-name="ce18" table:formula="of:=MAX(0;[.U25]-2;[.V24]-2;IF([.$A25]=[.V$1];[.U24]+1;[.U24]-1))" office:value-type="float" office:value="15" calcext:value-type="float">
            <text:p>15</text:p>
          </table:table-cell>
          <table:table-cell table:style-name="ce18" table:formula="of:=MAX(0;[.V25]-2;[.W24]-2;IF([.$A25]=[.W$1];[.V24]+1;[.V24]-1))" office:value-type="float" office:value="16" calcext:value-type="float">
            <text:p>16</text:p>
          </table:table-cell>
          <table:table-cell table:style-name="ce18" table:formula="of:=MAX(0;[.W25]-2;[.X24]-2;IF([.$A25]=[.X$1];[.W24]+1;[.W24]-1))" office:value-type="float" office:value="17" calcext:value-type="float">
            <text:p>17</text:p>
          </table:table-cell>
          <table:table-cell table:style-name="ce18" table:formula="of:=MAX(0;[.X25]-2;[.Y24]-2;IF([.$A25]=[.Y$1];[.X24]+1;[.X24]-1))" office:value-type="float" office:value="18" calcext:value-type="float">
            <text:p>18</text:p>
          </table:table-cell>
          <table:table-cell table:style-name="ce18" table:formula="of:=MAX(0;[.Y25]-2;[.Z24]-2;IF([.$A25]=[.Z$1];[.Y24]+1;[.Y24]-1))" office:value-type="float" office:value="19" calcext:value-type="float">
            <text:p>19</text:p>
          </table:table-cell>
          <table:table-cell table:style-name="ce18" table:formula="of:=MAX(0;[.Z25]-2;[.AA24]-2;IF([.$A25]=[.AA$1];[.Z24]+1;[.Z24]-1))" office:value-type="float" office:value="19" calcext:value-type="float">
            <text:p>19</text:p>
          </table:table-cell>
          <table:table-cell table:style-name="ce18" table:formula="of:=MAX(0;[.AA25]-2;[.AB24]-2;IF([.$A25]=[.AB$1];[.AA24]+1;[.AA24]-1))" office:value-type="float" office:value="19" calcext:value-type="float">
            <text:p>19</text:p>
          </table:table-cell>
          <table:table-cell table:style-name="ce18" table:formula="of:=MAX(0;[.AB25]-2;[.AC24]-2;IF([.$A25]=[.AC$1];[.AB24]+1;[.AB24]-1))" office:value-type="float" office:value="19" calcext:value-type="float">
            <text:p>19</text:p>
          </table:table-cell>
          <table:table-cell table:style-name="ce18" table:formula="of:=MAX(0;[.AC25]-2;[.AD24]-2;IF([.$A25]=[.AD$1];[.AC24]+1;[.AC24]-1))" office:value-type="float" office:value="19" calcext:value-type="float">
            <text:p>19</text:p>
          </table:table-cell>
          <table:table-cell table:style-name="ce18" table:formula="of:=MAX(0;[.AD25]-2;[.AE24]-2;IF([.$A25]=[.AE$1];[.AD24]+1;[.AD24]-1))" office:value-type="float" office:value="19" calcext:value-type="float">
            <text:p>1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6]-2;[.C25]-2;IF([.$A26]=[.C$1];[.B25]+1;[.B25]-1))" office:value-type="float" office:value="0" calcext:value-type="float">
            <text:p>0</text:p>
          </table:table-cell>
          <table:table-cell table:style-name="ce18" table:formula="of:=MAX(0;[.C26]-2;[.D25]-2;IF([.$A26]=[.D$1];[.C25]+1;[.C25]-1))" office:value-type="float" office:value="1" calcext:value-type="float">
            <text:p>1</text:p>
          </table:table-cell>
          <table:table-cell table:style-name="ce18" table:formula="of:=MAX(0;[.D26]-2;[.E25]-2;IF([.$A26]=[.E$1];[.D25]+1;[.D25]-1))" office:value-type="float" office:value="2" calcext:value-type="float">
            <text:p>2</text:p>
          </table:table-cell>
          <table:table-cell table:style-name="ce18" table:formula="of:=MAX(0;[.E26]-2;[.F25]-2;IF([.$A26]=[.F$1];[.E25]+1;[.E25]-1))" office:value-type="float" office:value="3" calcext:value-type="float">
            <text:p>3</text:p>
          </table:table-cell>
          <table:table-cell table:style-name="ce18" table:formula="of:=MAX(0;[.F26]-2;[.G25]-2;IF([.$A26]=[.G$1];[.F25]+1;[.F25]-1))" office:value-type="float" office:value="4" calcext:value-type="float">
            <text:p>4</text:p>
          </table:table-cell>
          <table:table-cell table:style-name="ce18" table:formula="of:=MAX(0;[.G26]-2;[.H25]-2;IF([.$A26]=[.H$1];[.G25]+1;[.G25]-1))" office:value-type="float" office:value="5" calcext:value-type="float">
            <text:p>5</text:p>
          </table:table-cell>
          <table:table-cell table:style-name="ce18" table:formula="of:=MAX(0;[.H26]-2;[.I25]-2;IF([.$A26]=[.I$1];[.H25]+1;[.H25]-1))" office:value-type="float" office:value="6" calcext:value-type="float">
            <text:p>6</text:p>
          </table:table-cell>
          <table:table-cell table:style-name="ce18" table:formula="of:=MAX(0;[.I26]-2;[.J25]-2;IF([.$A26]=[.J$1];[.I25]+1;[.I25]-1))" office:value-type="float" office:value="7" calcext:value-type="float">
            <text:p>7</text:p>
          </table:table-cell>
          <table:table-cell table:style-name="ce18" table:formula="of:=MAX(0;[.J26]-2;[.K25]-2;IF([.$A26]=[.K$1];[.J25]+1;[.J25]-1))" office:value-type="float" office:value="8" calcext:value-type="float">
            <text:p>8</text:p>
          </table:table-cell>
          <table:table-cell table:style-name="ce18" table:formula="of:=MAX(0;[.K26]-2;[.L25]-2;IF([.$A26]=[.L$1];[.K25]+1;[.K25]-1))" office:value-type="float" office:value="9" calcext:value-type="float">
            <text:p>9</text:p>
          </table:table-cell>
          <table:table-cell table:style-name="ce18" table:formula="of:=MAX(0;[.L26]-2;[.M25]-2;IF([.$A26]=[.M$1];[.L25]+1;[.L25]-1))" office:value-type="float" office:value="10" calcext:value-type="float">
            <text:p>10</text:p>
          </table:table-cell>
          <table:table-cell table:style-name="ce18" table:formula="of:=MAX(0;[.M26]-2;[.N25]-2;IF([.$A26]=[.N$1];[.M25]+1;[.M25]-1))" office:value-type="float" office:value="12" calcext:value-type="float">
            <text:p>12</text:p>
          </table:table-cell>
          <table:table-cell table:style-name="ce18" table:formula="of:=MAX(0;[.N26]-2;[.O25]-2;IF([.$A26]=[.O$1];[.N25]+1;[.N25]-1))" office:value-type="float" office:value="11" calcext:value-type="float">
            <text:p>11</text:p>
          </table:table-cell>
          <table:table-cell table:style-name="ce18" table:formula="of:=MAX(0;[.O26]-2;[.P25]-2;IF([.$A26]=[.P$1];[.O25]+1;[.O25]-1))" office:value-type="float" office:value="12" calcext:value-type="float">
            <text:p>12</text:p>
          </table:table-cell>
          <table:table-cell table:style-name="ce18" table:formula="of:=MAX(0;[.P26]-2;[.Q25]-2;IF([.$A26]=[.Q$1];[.P25]+1;[.P25]-1))" office:value-type="float" office:value="11" calcext:value-type="float">
            <text:p>11</text:p>
          </table:table-cell>
          <table:table-cell table:style-name="ce18" table:formula="of:=MAX(0;[.Q26]-2;[.R25]-2;IF([.$A26]=[.R$1];[.Q25]+1;[.Q25]-1))" office:value-type="float" office:value="11" calcext:value-type="float">
            <text:p>11</text:p>
          </table:table-cell>
          <table:table-cell table:style-name="ce18" table:formula="of:=MAX(0;[.R26]-2;[.S25]-2;IF([.$A26]=[.S$1];[.R25]+1;[.R25]-1))" office:value-type="float" office:value="12" calcext:value-type="float">
            <text:p>12</text:p>
          </table:table-cell>
          <table:table-cell table:style-name="ce18" table:formula="of:=MAX(0;[.S26]-2;[.T25]-2;IF([.$A26]=[.T$1];[.S25]+1;[.S25]-1))" office:value-type="float" office:value="13" calcext:value-type="float">
            <text:p>13</text:p>
          </table:table-cell>
          <table:table-cell table:style-name="ce18" table:formula="of:=MAX(0;[.T26]-2;[.U25]-2;IF([.$A26]=[.U$1];[.T25]+1;[.T25]-1))" office:value-type="float" office:value="14" calcext:value-type="float">
            <text:p>14</text:p>
          </table:table-cell>
          <table:table-cell table:style-name="ce18" table:formula="of:=MAX(0;[.U26]-2;[.V25]-2;IF([.$A26]=[.V$1];[.U25]+1;[.U25]-1))" office:value-type="float" office:value="15" calcext:value-type="float">
            <text:p>15</text:p>
          </table:table-cell>
          <table:table-cell table:style-name="ce18" table:formula="of:=MAX(0;[.V26]-2;[.W25]-2;IF([.$A26]=[.W$1];[.V25]+1;[.V25]-1))" office:value-type="float" office:value="16" calcext:value-type="float">
            <text:p>16</text:p>
          </table:table-cell>
          <table:table-cell table:style-name="ce18" table:formula="of:=MAX(0;[.W26]-2;[.X25]-2;IF([.$A26]=[.X$1];[.W25]+1;[.W25]-1))" office:value-type="float" office:value="17" calcext:value-type="float">
            <text:p>17</text:p>
          </table:table-cell>
          <table:table-cell table:style-name="ce18" table:formula="of:=MAX(0;[.X26]-2;[.Y25]-2;IF([.$A26]=[.Y$1];[.X25]+1;[.X25]-1))" office:value-type="float" office:value="18" calcext:value-type="float">
            <text:p>18</text:p>
          </table:table-cell>
          <table:table-cell table:style-name="ce18" table:formula="of:=MAX(0;[.Y26]-2;[.Z25]-2;IF([.$A26]=[.Z$1];[.Y25]+1;[.Y25]-1))" office:value-type="float" office:value="19" calcext:value-type="float">
            <text:p>19</text:p>
          </table:table-cell>
          <table:table-cell table:style-name="ce18" table:formula="of:=MAX(0;[.Z26]-2;[.AA25]-2;IF([.$A26]=[.AA$1];[.Z25]+1;[.Z25]-1))" office:value-type="float" office:value="20" calcext:value-type="float">
            <text:p>20</text:p>
          </table:table-cell>
          <table:table-cell table:style-name="ce18" table:formula="of:=MAX(0;[.AA26]-2;[.AB25]-2;IF([.$A26]=[.AB$1];[.AA25]+1;[.AA25]-1))" office:value-type="float" office:value="20" calcext:value-type="float">
            <text:p>20</text:p>
          </table:table-cell>
          <table:table-cell table:style-name="ce18" table:formula="of:=MAX(0;[.AB26]-2;[.AC25]-2;IF([.$A26]=[.AC$1];[.AB25]+1;[.AB25]-1))" office:value-type="float" office:value="20" calcext:value-type="float">
            <text:p>20</text:p>
          </table:table-cell>
          <table:table-cell table:style-name="ce18" table:formula="of:=MAX(0;[.AC26]-2;[.AD25]-2;IF([.$A26]=[.AD$1];[.AC25]+1;[.AC25]-1))" office:value-type="float" office:value="20" calcext:value-type="float">
            <text:p>20</text:p>
          </table:table-cell>
          <table:table-cell table:style-name="ce18" table:formula="of:=MAX(0;[.AD26]-2;[.AE25]-2;IF([.$A26]=[.AE$1];[.AD25]+1;[.AD25]-1))" office:value-type="float" office:value="20" calcext:value-type="float">
            <text:p>2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5" table:number-columns-repeated="45"/>
          <table:table-cell table:number-columns-repeated="97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Alignment_NW_changeVar" table:style-name="ta1">
        <table:table-column table:style-name="co7" table:default-cell-style-name="ce2"/>
        <table:table-column table:style-name="co8" table:default-cell-style-name="ce3"/>
        <table:table-column table:style-name="co7" table:number-columns-repeated="11" table:default-cell-style-name="ce5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06" table:default-cell-style-name="Default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/>
          <table:table-cell table:style-name="ce49"/>
          <table:table-cell table:style-name="ce49" office:value-type="string" calcext:value-type="string">
            <text:p>sco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3" table:formula="of:=[.B2]+[.$R$2]" office:value-type="float" office:value="-1" calcext:value-type="float">
            <text:p>-1</text:p>
          </table:table-cell>
          <table:table-cell table:style-name="ce3" table:formula="of:=[.C2]+[.$R$2]" office:value-type="float" office:value="-2" calcext:value-type="float">
            <text:p>-2</text:p>
          </table:table-cell>
          <table:table-cell table:style-name="ce3" table:formula="of:=[.D2]+[.$R$2]" office:value-type="float" office:value="-3" calcext:value-type="float">
            <text:p>-3</text:p>
          </table:table-cell>
          <table:table-cell table:style-name="ce3" table:formula="of:=[.E2]+[.$R$2]" office:value-type="float" office:value="-4" calcext:value-type="float">
            <text:p>-4</text:p>
          </table:table-cell>
          <table:table-cell table:style-name="ce3" table:formula="of:=[.F2]+[.$R$2]" office:value-type="float" office:value="-5" calcext:value-type="float">
            <text:p>-5</text:p>
          </table:table-cell>
          <table:table-cell table:style-name="ce3" table:formula="of:=[.G2]+[.$R$2]" office:value-type="float" office:value="-6" calcext:value-type="float">
            <text:p>-6</text:p>
          </table:table-cell>
          <table:table-cell table:style-name="ce3" table:formula="of:=[.H2]+[.$R$2]" office:value-type="float" office:value="-7" calcext:value-type="float">
            <text:p>-7</text:p>
          </table:table-cell>
          <table:table-cell table:style-name="ce3" table:formula="of:=[.I2]+[.$R$2]" office:value-type="float" office:value="-8" calcext:value-type="float">
            <text:p>-8</text:p>
          </table:table-cell>
          <table:table-cell table:style-name="ce3" table:formula="of:=[.J2]+[.$R$2]" office:value-type="float" office:value="-9" calcext:value-type="float">
            <text:p>-9</text:p>
          </table:table-cell>
          <table:table-cell table:style-name="ce3" table:formula="of:=[.K2]+[.$R$2]" office:value-type="float" office:value="-10" calcext:value-type="float">
            <text:p>-10</text:p>
          </table:table-cell>
          <table:table-cell table:style-name="ce3" table:formula="of:=[.L2]+[.$R$2]" office:value-type="float" office:value="-11" calcext:value-type="float">
            <text:p>-11</text:p>
          </table:table-cell>
          <table:table-cell table:number-columns-repeated="3"/>
          <table:table-cell table:style-name="ce49" office:value-type="string" calcext:value-type="string">
            <text:p>gap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</text:p>
          </table:table-cell>
          <table:table-cell table:formula="of:=[.B2]+[.$R$2]" office:value-type="float" office:value="-1" calcext:value-type="float">
            <text:p>-1</text:p>
          </table:table-cell>
          <table:table-cell table:formula="of:=MAX([.B3]+[.$R$2];[.C2]+[.$R$2];IF([.$A3]=[.C$1];[.B2]+[.$R$3];[.B2]+[.$R$4]))" office:value-type="float" office:value="1" calcext:value-type="float">
            <text:p>1</text:p>
          </table:table-cell>
          <table:table-cell table:formula="of:=MAX([.C3]+[.$R$2];[.D2]+[.$R$2];IF([.$A3]=[.D$1];[.C2]+[.$R$3];[.C2]+[.$R$4]))" office:value-type="float" office:value="0" calcext:value-type="float">
            <text:p>0</text:p>
          </table:table-cell>
          <table:table-cell table:formula="of:=MAX([.D3]+[.$R$2];[.E2]+[.$R$2];IF([.$A3]=[.E$1];[.D2]+[.$R$3];[.D2]+[.$R$4]))" office:value-type="float" office:value="-1" calcext:value-type="float">
            <text:p>-1</text:p>
          </table:table-cell>
          <table:table-cell table:formula="of:=MAX([.E3]+[.$R$2];[.F2]+[.$R$2];IF([.$A3]=[.F$1];[.E2]+[.$R$3];[.E2]+[.$R$4]))" office:value-type="float" office:value="-2" calcext:value-type="float">
            <text:p>-2</text:p>
          </table:table-cell>
          <table:table-cell table:formula="of:=MAX([.F3]+[.$R$2];[.G2]+[.$R$2];IF([.$A3]=[.G$1];[.F2]+[.$R$3];[.F2]+[.$R$4]))" office:value-type="float" office:value="-3" calcext:value-type="float">
            <text:p>-3</text:p>
          </table:table-cell>
          <table:table-cell table:formula="of:=MAX([.G3]+[.$R$2];[.H2]+[.$R$2];IF([.$A3]=[.H$1];[.G2]+[.$R$3];[.G2]+[.$R$4]))" office:value-type="float" office:value="-4" calcext:value-type="float">
            <text:p>-4</text:p>
          </table:table-cell>
          <table:table-cell table:formula="of:=MAX([.H3]+[.$R$2];[.I2]+[.$R$2];IF([.$A3]=[.I$1];[.H2]+[.$R$3];[.H2]+[.$R$4]))" office:value-type="float" office:value="-5" calcext:value-type="float">
            <text:p>-5</text:p>
          </table:table-cell>
          <table:table-cell table:formula="of:=MAX([.I3]+[.$R$2];[.J2]+[.$R$2];IF([.$A3]=[.J$1];[.I2]+[.$R$3];[.I2]+[.$R$4]))" office:value-type="float" office:value="-6" calcext:value-type="float">
            <text:p>-6</text:p>
          </table:table-cell>
          <table:table-cell table:formula="of:=MAX([.J3]+[.$R$2];[.K2]+[.$R$2];IF([.$A3]=[.K$1];[.J2]+[.$R$3];[.J2]+[.$R$4]))" office:value-type="float" office:value="-7" calcext:value-type="float">
            <text:p>-7</text:p>
          </table:table-cell>
          <table:table-cell table:formula="of:=MAX([.K3]+[.$R$2];[.L2]+[.$R$2];IF([.$A3]=[.L$1];[.K2]+[.$R$3];[.K2]+[.$R$4]))" office:value-type="float" office:value="-8" calcext:value-type="float">
            <text:p>-8</text:p>
          </table:table-cell>
          <table:table-cell table:formula="of:=MAX([.L3]+[.$R$2];[.M2]+[.$R$2];IF([.$A3]=[.M$1];[.L2]+[.$R$3];[.L2]+[.$R$4]))" office:value-type="float" office:value="-9" calcext:value-type="float">
            <text:p>-9</text:p>
          </table:table-cell>
          <table:table-cell table:number-columns-repeated="3"/>
          <table:table-cell table:style-name="ce49" office:value-type="string" calcext:value-type="string">
            <text:p>mat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</text:p>
          </table:table-cell>
          <table:table-cell table:formula="of:=[.B3]+[.$R$2]" office:value-type="float" office:value="-2" calcext:value-type="float">
            <text:p>-2</text:p>
          </table:table-cell>
          <table:table-cell table:formula="of:=MAX([.B4]+[.$R$2];[.C3]+[.$R$2];IF([.$A4]=[.C$1];[.B3]+[.$R$3];[.B3]+[.$R$4]))" office:value-type="float" office:value="0" calcext:value-type="float">
            <text:p>0</text:p>
          </table:table-cell>
          <table:table-cell table:formula="of:=MAX([.C4]+[.$R$2];[.D3]+[.$R$2];IF([.$A4]=[.D$1];[.C3]+[.$R$3];[.C3]+[.$R$4]))" office:value-type="float" office:value="1" calcext:value-type="float">
            <text:p>1</text:p>
          </table:table-cell>
          <table:table-cell table:formula="of:=MAX([.D4]+[.$R$2];[.E3]+[.$R$2];IF([.$A4]=[.E$1];[.D3]+[.$R$3];[.D3]+[.$R$4]))" office:value-type="float" office:value="0" calcext:value-type="float">
            <text:p>0</text:p>
          </table:table-cell>
          <table:table-cell table:formula="of:=MAX([.E4]+[.$R$2];[.F3]+[.$R$2];IF([.$A4]=[.F$1];[.E3]+[.$R$3];[.E3]+[.$R$4]))" office:value-type="float" office:value="0" calcext:value-type="float">
            <text:p>0</text:p>
          </table:table-cell>
          <table:table-cell table:formula="of:=MAX([.F4]+[.$R$2];[.G3]+[.$R$2];IF([.$A4]=[.G$1];[.F3]+[.$R$3];[.F3]+[.$R$4]))" office:value-type="float" office:value="-1" calcext:value-type="float">
            <text:p>-1</text:p>
          </table:table-cell>
          <table:table-cell table:formula="of:=MAX([.G4]+[.$R$2];[.H3]+[.$R$2];IF([.$A4]=[.H$1];[.G3]+[.$R$3];[.G3]+[.$R$4]))" office:value-type="float" office:value="-2" calcext:value-type="float">
            <text:p>-2</text:p>
          </table:table-cell>
          <table:table-cell table:formula="of:=MAX([.H4]+[.$R$2];[.I3]+[.$R$2];IF([.$A4]=[.I$1];[.H3]+[.$R$3];[.H3]+[.$R$4]))" office:value-type="float" office:value="-3" calcext:value-type="float">
            <text:p>-3</text:p>
          </table:table-cell>
          <table:table-cell table:formula="of:=MAX([.I4]+[.$R$2];[.J3]+[.$R$2];IF([.$A4]=[.J$1];[.I3]+[.$R$3];[.I3]+[.$R$4]))" office:value-type="float" office:value="-4" calcext:value-type="float">
            <text:p>-4</text:p>
          </table:table-cell>
          <table:table-cell table:formula="of:=MAX([.J4]+[.$R$2];[.K3]+[.$R$2];IF([.$A4]=[.K$1];[.J3]+[.$R$3];[.J3]+[.$R$4]))" office:value-type="float" office:value="-5" calcext:value-type="float">
            <text:p>-5</text:p>
          </table:table-cell>
          <table:table-cell table:formula="of:=MAX([.K4]+[.$R$2];[.L3]+[.$R$2];IF([.$A4]=[.L$1];[.K3]+[.$R$3];[.K3]+[.$R$4]))" office:value-type="float" office:value="-6" calcext:value-type="float">
            <text:p>-6</text:p>
          </table:table-cell>
          <table:table-cell table:formula="of:=MAX([.L4]+[.$R$2];[.M3]+[.$R$2];IF([.$A4]=[.M$1];[.L3]+[.$R$3];[.L3]+[.$R$4]))" office:value-type="float" office:value="-7" calcext:value-type="float">
            <text:p>-7</text:p>
          </table:table-cell>
          <table:table-cell table:number-columns-repeated="3"/>
          <table:table-cell table:style-name="ce49" office:value-type="string" calcext:value-type="string">
            <text:p>mismatch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</text:p>
          </table:table-cell>
          <table:table-cell table:formula="of:=[.B4]+[.$R$2]" office:value-type="float" office:value="-3" calcext:value-type="float">
            <text:p>-3</text:p>
          </table:table-cell>
          <table:table-cell table:formula="of:=MAX([.B5]+[.$R$2];[.C4]+[.$R$2];IF([.$A5]=[.C$1];[.B4]+[.$R$3];[.B4]+[.$R$4]))" office:value-type="float" office:value="-1" calcext:value-type="float">
            <text:p>-1</text:p>
          </table:table-cell>
          <table:table-cell table:formula="of:=MAX([.C5]+[.$R$2];[.D4]+[.$R$2];IF([.$A5]=[.D$1];[.C4]+[.$R$3];[.C4]+[.$R$4]))" office:value-type="float" office:value="0" calcext:value-type="float">
            <text:p>0</text:p>
          </table:table-cell>
          <table:table-cell table:formula="of:=MAX([.D5]+[.$R$2];[.E4]+[.$R$2];IF([.$A5]=[.E$1];[.D4]+[.$R$3];[.D4]+[.$R$4]))" office:value-type="float" office:value="2" calcext:value-type="float">
            <text:p>2</text:p>
          </table:table-cell>
          <table:table-cell table:formula="of:=MAX([.E5]+[.$R$2];[.F4]+[.$R$2];IF([.$A5]=[.F$1];[.E4]+[.$R$3];[.E4]+[.$R$4]))" office:value-type="float" office:value="1" calcext:value-type="float">
            <text:p>1</text:p>
          </table:table-cell>
          <table:table-cell table:formula="of:=MAX([.F5]+[.$R$2];[.G4]+[.$R$2];IF([.$A5]=[.G$1];[.F4]+[.$R$3];[.F4]+[.$R$4]))" office:value-type="float" office:value="0" calcext:value-type="float">
            <text:p>0</text:p>
          </table:table-cell>
          <table:table-cell table:formula="of:=MAX([.G5]+[.$R$2];[.H4]+[.$R$2];IF([.$A5]=[.H$1];[.G4]+[.$R$3];[.G4]+[.$R$4]))" office:value-type="float" office:value="-1" calcext:value-type="float">
            <text:p>-1</text:p>
          </table:table-cell>
          <table:table-cell table:formula="of:=MAX([.H5]+[.$R$2];[.I4]+[.$R$2];IF([.$A5]=[.I$1];[.H4]+[.$R$3];[.H4]+[.$R$4]))" office:value-type="float" office:value="-2" calcext:value-type="float">
            <text:p>-2</text:p>
          </table:table-cell>
          <table:table-cell table:formula="of:=MAX([.I5]+[.$R$2];[.J4]+[.$R$2];IF([.$A5]=[.J$1];[.I4]+[.$R$3];[.I4]+[.$R$4]))" office:value-type="float" office:value="-3" calcext:value-type="float">
            <text:p>-3</text:p>
          </table:table-cell>
          <table:table-cell table:formula="of:=MAX([.J5]+[.$R$2];[.K4]+[.$R$2];IF([.$A5]=[.K$1];[.J4]+[.$R$3];[.J4]+[.$R$4]))" office:value-type="float" office:value="-4" calcext:value-type="float">
            <text:p>-4</text:p>
          </table:table-cell>
          <table:table-cell table:formula="of:=MAX([.K5]+[.$R$2];[.L4]+[.$R$2];IF([.$A5]=[.L$1];[.K4]+[.$R$3];[.K4]+[.$R$4]))" office:value-type="float" office:value="-5" calcext:value-type="float">
            <text:p>-5</text:p>
          </table:table-cell>
          <table:table-cell table:formula="of:=MAX([.L5]+[.$R$2];[.M4]+[.$R$2];IF([.$A5]=[.M$1];[.L4]+[.$R$3];[.L4]+[.$R$4]))" office:value-type="float" office:value="-6" calcext:value-type="float">
            <text:p>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5]+[.$R$2]" office:value-type="float" office:value="-4" calcext:value-type="float">
            <text:p>-4</text:p>
          </table:table-cell>
          <table:table-cell table:formula="of:=MAX([.B6]+[.$R$2];[.C5]+[.$R$2];IF([.$A6]=[.C$1];[.B5]+[.$R$3];[.B5]+[.$R$4]))" office:value-type="float" office:value="-2" calcext:value-type="float">
            <text:p>-2</text:p>
          </table:table-cell>
          <table:table-cell table:formula="of:=MAX([.C6]+[.$R$2];[.D5]+[.$R$2];IF([.$A6]=[.D$1];[.C5]+[.$R$3];[.C5]+[.$R$4]))" office:value-type="float" office:value="0" calcext:value-type="float">
            <text:p>0</text:p>
          </table:table-cell>
          <table:table-cell table:formula="of:=MAX([.D6]+[.$R$2];[.E5]+[.$R$2];IF([.$A6]=[.E$1];[.D5]+[.$R$3];[.D5]+[.$R$4]))" office:value-type="float" office:value="1" calcext:value-type="float">
            <text:p>1</text:p>
          </table:table-cell>
          <table:table-cell table:formula="of:=MAX([.E6]+[.$R$2];[.F5]+[.$R$2];IF([.$A6]=[.F$1];[.E5]+[.$R$3];[.E5]+[.$R$4]))" office:value-type="float" office:value="2" calcext:value-type="float">
            <text:p>2</text:p>
          </table:table-cell>
          <table:table-cell table:formula="of:=MAX([.F6]+[.$R$2];[.G5]+[.$R$2];IF([.$A6]=[.G$1];[.F5]+[.$R$3];[.F5]+[.$R$4]))" office:value-type="float" office:value="1" calcext:value-type="float">
            <text:p>1</text:p>
          </table:table-cell>
          <table:table-cell table:formula="of:=MAX([.G6]+[.$R$2];[.H5]+[.$R$2];IF([.$A6]=[.H$1];[.G5]+[.$R$3];[.G5]+[.$R$4]))" office:value-type="float" office:value="1" calcext:value-type="float">
            <text:p>1</text:p>
          </table:table-cell>
          <table:table-cell table:formula="of:=MAX([.H6]+[.$R$2];[.I5]+[.$R$2];IF([.$A6]=[.I$1];[.H5]+[.$R$3];[.H5]+[.$R$4]))" office:value-type="float" office:value="0" calcext:value-type="float">
            <text:p>0</text:p>
          </table:table-cell>
          <table:table-cell table:formula="of:=MAX([.I6]+[.$R$2];[.J5]+[.$R$2];IF([.$A6]=[.J$1];[.I5]+[.$R$3];[.I5]+[.$R$4]))" office:value-type="float" office:value="-1" calcext:value-type="float">
            <text:p>-1</text:p>
          </table:table-cell>
          <table:table-cell table:formula="of:=MAX([.J6]+[.$R$2];[.K5]+[.$R$2];IF([.$A6]=[.K$1];[.J5]+[.$R$3];[.J5]+[.$R$4]))" office:value-type="float" office:value="-2" calcext:value-type="float">
            <text:p>-2</text:p>
          </table:table-cell>
          <table:table-cell table:formula="of:=MAX([.K6]+[.$R$2];[.L5]+[.$R$2];IF([.$A6]=[.L$1];[.K5]+[.$R$3];[.K5]+[.$R$4]))" office:value-type="float" office:value="-3" calcext:value-type="float">
            <text:p>-3</text:p>
          </table:table-cell>
          <table:table-cell table:formula="of:=MAX([.L6]+[.$R$2];[.M5]+[.$R$2];IF([.$A6]=[.M$1];[.L5]+[.$R$3];[.L5]+[.$R$4]))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6]+[.$R$2]" office:value-type="float" office:value="-5" calcext:value-type="float">
            <text:p>-5</text:p>
          </table:table-cell>
          <table:table-cell table:formula="of:=MAX([.B7]+[.$R$2];[.C6]+[.$R$2];IF([.$A7]=[.C$1];[.B6]+[.$R$3];[.B6]+[.$R$4]))" office:value-type="float" office:value="-3" calcext:value-type="float">
            <text:p>-3</text:p>
          </table:table-cell>
          <table:table-cell table:formula="of:=MAX([.C7]+[.$R$2];[.D6]+[.$R$2];IF([.$A7]=[.D$1];[.C6]+[.$R$3];[.C6]+[.$R$4]))" office:value-type="float" office:value="-1" calcext:value-type="float">
            <text:p>-1</text:p>
          </table:table-cell>
          <table:table-cell table:formula="of:=MAX([.D7]+[.$R$2];[.E6]+[.$R$2];IF([.$A7]=[.E$1];[.D6]+[.$R$3];[.D6]+[.$R$4]))" office:value-type="float" office:value="0" calcext:value-type="float">
            <text:p>0</text:p>
          </table:table-cell>
          <table:table-cell table:formula="of:=MAX([.E7]+[.$R$2];[.F6]+[.$R$2];IF([.$A7]=[.F$1];[.E6]+[.$R$3];[.E6]+[.$R$4]))" office:value-type="float" office:value="1" calcext:value-type="float">
            <text:p>1</text:p>
          </table:table-cell>
          <table:table-cell table:formula="of:=MAX([.F7]+[.$R$2];[.G6]+[.$R$2];IF([.$A7]=[.G$1];[.F6]+[.$R$3];[.F6]+[.$R$4]))" office:value-type="float" office:value="2" calcext:value-type="float">
            <text:p>2</text:p>
          </table:table-cell>
          <table:table-cell table:formula="of:=MAX([.G7]+[.$R$2];[.H6]+[.$R$2];IF([.$A7]=[.H$1];[.G6]+[.$R$3];[.G6]+[.$R$4]))" office:value-type="float" office:value="2" calcext:value-type="float">
            <text:p>2</text:p>
          </table:table-cell>
          <table:table-cell table:formula="of:=MAX([.H7]+[.$R$2];[.I6]+[.$R$2];IF([.$A7]=[.I$1];[.H6]+[.$R$3];[.H6]+[.$R$4]))" office:value-type="float" office:value="1" calcext:value-type="float">
            <text:p>1</text:p>
          </table:table-cell>
          <table:table-cell table:formula="of:=MAX([.I7]+[.$R$2];[.J6]+[.$R$2];IF([.$A7]=[.J$1];[.I6]+[.$R$3];[.I6]+[.$R$4]))" office:value-type="float" office:value="1" calcext:value-type="float">
            <text:p>1</text:p>
          </table:table-cell>
          <table:table-cell table:formula="of:=MAX([.J7]+[.$R$2];[.K6]+[.$R$2];IF([.$A7]=[.K$1];[.J6]+[.$R$3];[.J6]+[.$R$4]))" office:value-type="float" office:value="0" calcext:value-type="float">
            <text:p>0</text:p>
          </table:table-cell>
          <table:table-cell table:formula="of:=MAX([.K7]+[.$R$2];[.L6]+[.$R$2];IF([.$A7]=[.L$1];[.K6]+[.$R$3];[.K6]+[.$R$4]))" office:value-type="float" office:value="-1" calcext:value-type="float">
            <text:p>-1</text:p>
          </table:table-cell>
          <table:table-cell table:formula="of:=MAX([.L7]+[.$R$2];[.M6]+[.$R$2];IF([.$A7]=[.M$1];[.L6]+[.$R$3];[.L6]+[.$R$4]))" office:value-type="float" office:value="-2" calcext:value-type="float">
            <text:p>-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table:formula="of:=[.B7]+[.$R$2]" office:value-type="float" office:value="-6" calcext:value-type="float">
            <text:p>-6</text:p>
          </table:table-cell>
          <table:table-cell table:formula="of:=MAX([.B8]+[.$R$2];[.C7]+[.$R$2];IF([.$A8]=[.C$1];[.B7]+[.$R$3];[.B7]+[.$R$4]))" office:value-type="float" office:value="-4" calcext:value-type="float">
            <text:p>-4</text:p>
          </table:table-cell>
          <table:table-cell table:formula="of:=MAX([.C8]+[.$R$2];[.D7]+[.$R$2];IF([.$A8]=[.D$1];[.C7]+[.$R$3];[.C7]+[.$R$4]))" office:value-type="float" office:value="-2" calcext:value-type="float">
            <text:p>-2</text:p>
          </table:table-cell>
          <table:table-cell table:formula="of:=MAX([.D8]+[.$R$2];[.E7]+[.$R$2];IF([.$A8]=[.E$1];[.D7]+[.$R$3];[.D7]+[.$R$4]))" office:value-type="float" office:value="-1" calcext:value-type="float">
            <text:p>-1</text:p>
          </table:table-cell>
          <table:table-cell table:formula="of:=MAX([.E8]+[.$R$2];[.F7]+[.$R$2];IF([.$A8]=[.F$1];[.E7]+[.$R$3];[.E7]+[.$R$4]))" office:value-type="float" office:value="0" calcext:value-type="float">
            <text:p>0</text:p>
          </table:table-cell>
          <table:table-cell table:formula="of:=MAX([.F8]+[.$R$2];[.G7]+[.$R$2];IF([.$A8]=[.G$1];[.F7]+[.$R$3];[.F7]+[.$R$4]))" office:value-type="float" office:value="2" calcext:value-type="float">
            <text:p>2</text:p>
          </table:table-cell>
          <table:table-cell table:formula="of:=MAX([.G8]+[.$R$2];[.H7]+[.$R$2];IF([.$A8]=[.H$1];[.G7]+[.$R$3];[.G7]+[.$R$4]))" office:value-type="float" office:value="2" calcext:value-type="float">
            <text:p>2</text:p>
          </table:table-cell>
          <table:table-cell table:formula="of:=MAX([.H8]+[.$R$2];[.I7]+[.$R$2];IF([.$A8]=[.I$1];[.H7]+[.$R$3];[.H7]+[.$R$4]))" office:value-type="float" office:value="3" calcext:value-type="float">
            <text:p>3</text:p>
          </table:table-cell>
          <table:table-cell table:formula="of:=MAX([.I8]+[.$R$2];[.J7]+[.$R$2];IF([.$A8]=[.J$1];[.I7]+[.$R$3];[.I7]+[.$R$4]))" office:value-type="float" office:value="2" calcext:value-type="float">
            <text:p>2</text:p>
          </table:table-cell>
          <table:table-cell table:formula="of:=MAX([.J8]+[.$R$2];[.K7]+[.$R$2];IF([.$A8]=[.K$1];[.J7]+[.$R$3];[.J7]+[.$R$4]))" office:value-type="float" office:value="1" calcext:value-type="float">
            <text:p>1</text:p>
          </table:table-cell>
          <table:table-cell table:formula="of:=MAX([.K8]+[.$R$2];[.L7]+[.$R$2];IF([.$A8]=[.L$1];[.K7]+[.$R$3];[.K7]+[.$R$4]))" office:value-type="float" office:value="1" calcext:value-type="float">
            <text:p>1</text:p>
          </table:table-cell>
          <table:table-cell table:formula="of:=MAX([.L8]+[.$R$2];[.M7]+[.$R$2];IF([.$A8]=[.M$1];[.L7]+[.$R$3];[.L7]+[.$R$4]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table:formula="of:=[.B8]+[.$R$2]" office:value-type="float" office:value="-7" calcext:value-type="float">
            <text:p>-7</text:p>
          </table:table-cell>
          <table:table-cell table:formula="of:=MAX([.B9]+[.$R$2];[.C8]+[.$R$2];IF([.$A9]=[.C$1];[.B8]+[.$R$3];[.B8]+[.$R$4]))" office:value-type="float" office:value="-5" calcext:value-type="float">
            <text:p>-5</text:p>
          </table:table-cell>
          <table:table-cell table:formula="of:=MAX([.C9]+[.$R$2];[.D8]+[.$R$2];IF([.$A9]=[.D$1];[.C8]+[.$R$3];[.C8]+[.$R$4]))" office:value-type="float" office:value="-3" calcext:value-type="float">
            <text:p>-3</text:p>
          </table:table-cell>
          <table:table-cell table:formula="of:=MAX([.D9]+[.$R$2];[.E8]+[.$R$2];IF([.$A9]=[.E$1];[.D8]+[.$R$3];[.D8]+[.$R$4]))" office:value-type="float" office:value="-2" calcext:value-type="float">
            <text:p>-2</text:p>
          </table:table-cell>
          <table:table-cell table:formula="of:=MAX([.E9]+[.$R$2];[.F8]+[.$R$2];IF([.$A9]=[.F$1];[.E8]+[.$R$3];[.E8]+[.$R$4]))" office:value-type="float" office:value="0" calcext:value-type="float">
            <text:p>0</text:p>
          </table:table-cell>
          <table:table-cell table:formula="of:=MAX([.F9]+[.$R$2];[.G8]+[.$R$2];IF([.$A9]=[.G$1];[.F8]+[.$R$3];[.F8]+[.$R$4]))" office:value-type="float" office:value="1" calcext:value-type="float">
            <text:p>1</text:p>
          </table:table-cell>
          <table:table-cell table:formula="of:=MAX([.G9]+[.$R$2];[.H8]+[.$R$2];IF([.$A9]=[.H$1];[.G8]+[.$R$3];[.G8]+[.$R$4]))" office:value-type="float" office:value="2" calcext:value-type="float">
            <text:p>2</text:p>
          </table:table-cell>
          <table:table-cell table:formula="of:=MAX([.H9]+[.$R$2];[.I8]+[.$R$2];IF([.$A9]=[.I$1];[.H8]+[.$R$3];[.H8]+[.$R$4]))" office:value-type="float" office:value="2" calcext:value-type="float">
            <text:p>2</text:p>
          </table:table-cell>
          <table:table-cell table:formula="of:=MAX([.I9]+[.$R$2];[.J8]+[.$R$2];IF([.$A9]=[.J$1];[.I8]+[.$R$3];[.I8]+[.$R$4]))" office:value-type="float" office:value="3" calcext:value-type="float">
            <text:p>3</text:p>
          </table:table-cell>
          <table:table-cell table:formula="of:=MAX([.J9]+[.$R$2];[.K8]+[.$R$2];IF([.$A9]=[.K$1];[.J8]+[.$R$3];[.J8]+[.$R$4]))" office:value-type="float" office:value="3" calcext:value-type="float">
            <text:p>3</text:p>
          </table:table-cell>
          <table:table-cell table:formula="of:=MAX([.K9]+[.$R$2];[.L8]+[.$R$2];IF([.$A9]=[.L$1];[.K8]+[.$R$3];[.K8]+[.$R$4]))" office:value-type="float" office:value="2" calcext:value-type="float">
            <text:p>2</text:p>
          </table:table-cell>
          <table:table-cell table:formula="of:=MAX([.L9]+[.$R$2];[.M8]+[.$R$2];IF([.$A9]=[.M$1];[.L8]+[.$R$3];[.L8]+[.$R$4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9]+[.$R$2]" office:value-type="float" office:value="-8" calcext:value-type="float">
            <text:p>-8</text:p>
          </table:table-cell>
          <table:table-cell table:formula="of:=MAX([.B10]+[.$R$2];[.C9]+[.$R$2];IF([.$A10]=[.C$1];[.B9]+[.$R$3];[.B9]+[.$R$4]))" office:value-type="float" office:value="-6" calcext:value-type="float">
            <text:p>-6</text:p>
          </table:table-cell>
          <table:table-cell table:formula="of:=MAX([.C10]+[.$R$2];[.D9]+[.$R$2];IF([.$A10]=[.D$1];[.C9]+[.$R$3];[.C9]+[.$R$4]))" office:value-type="float" office:value="-4" calcext:value-type="float">
            <text:p>-4</text:p>
          </table:table-cell>
          <table:table-cell table:formula="of:=MAX([.D10]+[.$R$2];[.E9]+[.$R$2];IF([.$A10]=[.E$1];[.D9]+[.$R$3];[.D9]+[.$R$4]))" office:value-type="float" office:value="-3" calcext:value-type="float">
            <text:p>-3</text:p>
          </table:table-cell>
          <table:table-cell table:formula="of:=MAX([.E10]+[.$R$2];[.F9]+[.$R$2];IF([.$A10]=[.F$1];[.E9]+[.$R$3];[.E9]+[.$R$4]))" office:value-type="float" office:value="-1" calcext:value-type="float">
            <text:p>-1</text:p>
          </table:table-cell>
          <table:table-cell table:formula="of:=MAX([.F10]+[.$R$2];[.G9]+[.$R$2];IF([.$A10]=[.G$1];[.F9]+[.$R$3];[.F9]+[.$R$4]))" office:value-type="float" office:value="0" calcext:value-type="float">
            <text:p>0</text:p>
          </table:table-cell>
          <table:table-cell table:formula="of:=MAX([.G10]+[.$R$2];[.H9]+[.$R$2];IF([.$A10]=[.H$1];[.G9]+[.$R$3];[.G9]+[.$R$4]))" office:value-type="float" office:value="2" calcext:value-type="float">
            <text:p>2</text:p>
          </table:table-cell>
          <table:table-cell table:formula="of:=MAX([.H10]+[.$R$2];[.I9]+[.$R$2];IF([.$A10]=[.I$1];[.H9]+[.$R$3];[.H9]+[.$R$4]))" office:value-type="float" office:value="2" calcext:value-type="float">
            <text:p>2</text:p>
          </table:table-cell>
          <table:table-cell table:formula="of:=MAX([.I10]+[.$R$2];[.J9]+[.$R$2];IF([.$A10]=[.J$1];[.I9]+[.$R$3];[.I9]+[.$R$4]))" office:value-type="float" office:value="3" calcext:value-type="float">
            <text:p>3</text:p>
          </table:table-cell>
          <table:table-cell table:formula="of:=MAX([.J10]+[.$R$2];[.K9]+[.$R$2];IF([.$A10]=[.K$1];[.J9]+[.$R$3];[.J9]+[.$R$4]))" office:value-type="float" office:value="3" calcext:value-type="float">
            <text:p>3</text:p>
          </table:table-cell>
          <table:table-cell table:formula="of:=MAX([.K10]+[.$R$2];[.L9]+[.$R$2];IF([.$A10]=[.L$1];[.K9]+[.$R$3];[.K9]+[.$R$4]))" office:value-type="float" office:value="3" calcext:value-type="float">
            <text:p>3</text:p>
          </table:table-cell>
          <table:table-cell table:formula="of:=MAX([.L10]+[.$R$2];[.M9]+[.$R$2];IF([.$A10]=[.M$1];[.L9]+[.$R$3];[.L9]+[.$R$4])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table:formula="of:=[.B10]+[.$R$2]" office:value-type="float" office:value="-9" calcext:value-type="float">
            <text:p>-9</text:p>
          </table:table-cell>
          <table:table-cell table:formula="of:=MAX([.B11]+[.$R$2];[.C10]+[.$R$2];IF([.$A11]=[.C$1];[.B10]+[.$R$3];[.B10]+[.$R$4]))" office:value-type="float" office:value="-7" calcext:value-type="float">
            <text:p>-7</text:p>
          </table:table-cell>
          <table:table-cell table:formula="of:=MAX([.C11]+[.$R$2];[.D10]+[.$R$2];IF([.$A11]=[.D$1];[.C10]+[.$R$3];[.C10]+[.$R$4]))" office:value-type="float" office:value="-5" calcext:value-type="float">
            <text:p>-5</text:p>
          </table:table-cell>
          <table:table-cell table:formula="of:=MAX([.D11]+[.$R$2];[.E10]+[.$R$2];IF([.$A11]=[.E$1];[.D10]+[.$R$3];[.D10]+[.$R$4]))" office:value-type="float" office:value="-4" calcext:value-type="float">
            <text:p>-4</text:p>
          </table:table-cell>
          <table:table-cell table:formula="of:=MAX([.E11]+[.$R$2];[.F10]+[.$R$2];IF([.$A11]=[.F$1];[.E10]+[.$R$3];[.E10]+[.$R$4]))" office:value-type="float" office:value="-2" calcext:value-type="float">
            <text:p>-2</text:p>
          </table:table-cell>
          <table:table-cell table:formula="of:=MAX([.F11]+[.$R$2];[.G10]+[.$R$2];IF([.$A11]=[.G$1];[.F10]+[.$R$3];[.F10]+[.$R$4]))" office:value-type="float" office:value="-1" calcext:value-type="float">
            <text:p>-1</text:p>
          </table:table-cell>
          <table:table-cell table:formula="of:=MAX([.G11]+[.$R$2];[.H10]+[.$R$2];IF([.$A11]=[.H$1];[.G10]+[.$R$3];[.G10]+[.$R$4]))" office:value-type="float" office:value="1" calcext:value-type="float">
            <text:p>1</text:p>
          </table:table-cell>
          <table:table-cell table:formula="of:=MAX([.H11]+[.$R$2];[.I10]+[.$R$2];IF([.$A11]=[.I$1];[.H10]+[.$R$3];[.H10]+[.$R$4]))" office:value-type="float" office:value="2" calcext:value-type="float">
            <text:p>2</text:p>
          </table:table-cell>
          <table:table-cell table:formula="of:=MAX([.I11]+[.$R$2];[.J10]+[.$R$2];IF([.$A11]=[.J$1];[.I10]+[.$R$3];[.I10]+[.$R$4]))" office:value-type="float" office:value="2" calcext:value-type="float">
            <text:p>2</text:p>
          </table:table-cell>
          <table:table-cell table:formula="of:=MAX([.J11]+[.$R$2];[.K10]+[.$R$2];IF([.$A11]=[.K$1];[.J10]+[.$R$3];[.J10]+[.$R$4]))" office:value-type="float" office:value="4" calcext:value-type="float">
            <text:p>4</text:p>
          </table:table-cell>
          <table:table-cell table:formula="of:=MAX([.K11]+[.$R$2];[.L10]+[.$R$2];IF([.$A11]=[.L$1];[.K10]+[.$R$3];[.K10]+[.$R$4]))" office:value-type="float" office:value="3" calcext:value-type="float">
            <text:p>3</text:p>
          </table:table-cell>
          <table:table-cell table:formula="of:=MAX([.L11]+[.$R$2];[.M10]+[.$R$2];IF([.$A11]=[.M$1];[.L10]+[.$R$3];[.L10]+[.$R$4])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table:formula="of:=[.B11]+[.$R$2]" office:value-type="float" office:value="-10" calcext:value-type="float">
            <text:p>-10</text:p>
          </table:table-cell>
          <table:table-cell table:formula="of:=MAX([.B12]+[.$R$2];[.C11]+[.$R$2];IF([.$A12]=[.C$1];[.B11]+[.$R$3];[.B11]+[.$R$4]))" office:value-type="float" office:value="-8" calcext:value-type="float">
            <text:p>-8</text:p>
          </table:table-cell>
          <table:table-cell table:formula="of:=MAX([.C12]+[.$R$2];[.D11]+[.$R$2];IF([.$A12]=[.D$1];[.C11]+[.$R$3];[.C11]+[.$R$4]))" office:value-type="float" office:value="-6" calcext:value-type="float">
            <text:p>-6</text:p>
          </table:table-cell>
          <table:table-cell table:formula="of:=MAX([.D12]+[.$R$2];[.E11]+[.$R$2];IF([.$A12]=[.E$1];[.D11]+[.$R$3];[.D11]+[.$R$4]))" office:value-type="float" office:value="-5" calcext:value-type="float">
            <text:p>-5</text:p>
          </table:table-cell>
          <table:table-cell table:formula="of:=MAX([.E12]+[.$R$2];[.F11]+[.$R$2];IF([.$A12]=[.F$1];[.E11]+[.$R$3];[.E11]+[.$R$4]))" office:value-type="float" office:value="-3" calcext:value-type="float">
            <text:p>-3</text:p>
          </table:table-cell>
          <table:table-cell table:formula="of:=MAX([.F12]+[.$R$2];[.G11]+[.$R$2];IF([.$A12]=[.G$1];[.F11]+[.$R$3];[.F11]+[.$R$4]))" office:value-type="float" office:value="-1" calcext:value-type="float">
            <text:p>-1</text:p>
          </table:table-cell>
          <table:table-cell table:formula="of:=MAX([.G12]+[.$R$2];[.H11]+[.$R$2];IF([.$A12]=[.H$1];[.G11]+[.$R$3];[.G11]+[.$R$4]))" office:value-type="float" office:value="0" calcext:value-type="float">
            <text:p>0</text:p>
          </table:table-cell>
          <table:table-cell table:formula="of:=MAX([.H12]+[.$R$2];[.I11]+[.$R$2];IF([.$A12]=[.I$1];[.H11]+[.$R$3];[.H11]+[.$R$4]))" office:value-type="float" office:value="2" calcext:value-type="float">
            <text:p>2</text:p>
          </table:table-cell>
          <table:table-cell table:formula="of:=MAX([.I12]+[.$R$2];[.J11]+[.$R$2];IF([.$A12]=[.J$1];[.I11]+[.$R$3];[.I11]+[.$R$4]))" office:value-type="float" office:value="2" calcext:value-type="float">
            <text:p>2</text:p>
          </table:table-cell>
          <table:table-cell table:formula="of:=MAX([.J12]+[.$R$2];[.K11]+[.$R$2];IF([.$A12]=[.K$1];[.J11]+[.$R$3];[.J11]+[.$R$4]))" office:value-type="float" office:value="3" calcext:value-type="float">
            <text:p>3</text:p>
          </table:table-cell>
          <table:table-cell table:formula="of:=MAX([.K12]+[.$R$2];[.L11]+[.$R$2];IF([.$A12]=[.L$1];[.K11]+[.$R$3];[.K11]+[.$R$4]))" office:value-type="float" office:value="5" calcext:value-type="float">
            <text:p>5</text:p>
          </table:table-cell>
          <table:table-cell table:formula="of:=MAX([.L12]+[.$R$2];[.M11]+[.$R$2];IF([.$A12]=[.M$1];[.L11]+[.$R$3];[.L11]+[.$R$4]))" office:value-type="float" office:value="4" calcext:value-type="float">
            <text:p>4</text:p>
          </table:table-cell>
          <table:table-cell table:number-columns-repeated="1011"/>
        </table:table-row>
      </table:table>
      <table:table table:name="localAlignement_SW_changeVar" table:style-name="ta1">
        <table:table-column table:style-name="co11" table:default-cell-style-name="ce2"/>
        <table:table-column table:style-name="co12" table:default-cell-style-name="ce3"/>
        <table:table-column table:style-name="co12" table:number-columns-repeated="11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C</text:p>
          </table:table-cell>
          <table:table-cell table:number-columns-repeated="4" table:style-name="ce4" office:value-type="string" calcext:value-type="string">
            <text:p>T</text:p>
          </table:table-cell>
          <table:table-cell table:number-columns-repeated="4" table:style-name="ce4" office:value-type="string" calcext:value-type="string">
            <text:p>C</text:p>
          </table:table-cell>
          <table:table-cell table:number-columns-repeated="3"/>
          <table:table-cell table:style-name="ce49"/>
          <table:table-cell table:style-name="ce49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3"/>
          <table:table-cell table:style-name="ce49" office:value-type="string" calcext:value-type="string">
            <text:p>gap</text:p>
          </table:table-cell>
          <table:table-cell table:style-name="ce49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3]+[.$R$2];[.C2]+[.$R$2];IF([.$A3]=[.C$1];[.B2]+[.$R$3];[.B2]+[.$R$4]))" office:value-type="float" office:value="0" calcext:value-type="float">
            <text:p>0</text:p>
          </table:table-cell>
          <table:table-cell table:formula="of:=MAX(0;[.C3]+[.$R$2];[.D2]+[.$R$2];IF([.$A3]=[.D$1];[.C2]+[.$R$3];[.C2]+[.$R$4]))" office:value-type="float" office:value="0" calcext:value-type="float">
            <text:p>0</text:p>
          </table:table-cell>
          <table:table-cell table:formula="of:=MAX(0;[.D3]+[.$R$2];[.E2]+[.$R$2];IF([.$A3]=[.E$1];[.D2]+[.$R$3];[.D2]+[.$R$4]))" office:value-type="float" office:value="0" calcext:value-type="float">
            <text:p>0</text:p>
          </table:table-cell>
          <table:table-cell table:formula="of:=MAX(0;[.E3]+[.$R$2];[.F2]+[.$R$2];IF([.$A3]=[.F$1];[.E2]+[.$R$3];[.E2]+[.$R$4]))" office:value-type="float" office:value="0" calcext:value-type="float">
            <text:p>0</text:p>
          </table:table-cell>
          <table:table-cell table:formula="of:=MAX(0;[.F3]+[.$R$2];[.G2]+[.$R$2];IF([.$A3]=[.G$1];[.F2]+[.$R$3];[.F2]+[.$R$4]))" office:value-type="float" office:value="0" calcext:value-type="float">
            <text:p>0</text:p>
          </table:table-cell>
          <table:table-cell table:formula="of:=MAX(0;[.G3]+[.$R$2];[.H2]+[.$R$2];IF([.$A3]=[.H$1];[.G2]+[.$R$3];[.G2]+[.$R$4]))" office:value-type="float" office:value="0" calcext:value-type="float">
            <text:p>0</text:p>
          </table:table-cell>
          <table:table-cell table:formula="of:=MAX(0;[.H3]+[.$R$2];[.I2]+[.$R$2];IF([.$A3]=[.I$1];[.H2]+[.$R$3];[.H2]+[.$R$4]))" office:value-type="float" office:value="0" calcext:value-type="float">
            <text:p>0</text:p>
          </table:table-cell>
          <table:table-cell table:formula="of:=MAX(0;[.I3]+[.$R$2];[.J2]+[.$R$2];IF([.$A3]=[.J$1];[.I2]+[.$R$3];[.I2]+[.$R$4]))" office:value-type="float" office:value="0" calcext:value-type="float">
            <text:p>0</text:p>
          </table:table-cell>
          <table:table-cell table:formula="of:=MAX(0;[.J3]+[.$R$2];[.K2]+[.$R$2];IF([.$A3]=[.K$1];[.J2]+[.$R$3];[.J2]+[.$R$4]))" office:value-type="float" office:value="0" calcext:value-type="float">
            <text:p>0</text:p>
          </table:table-cell>
          <table:table-cell table:formula="of:=MAX(0;[.K3]+[.$R$2];[.L2]+[.$R$2];IF([.$A3]=[.L$1];[.K2]+[.$R$3];[.K2]+[.$R$4]))" office:value-type="float" office:value="0" calcext:value-type="float">
            <text:p>0</text:p>
          </table:table-cell>
          <table:table-cell table:formula="of:=MAX(0;[.L3]+[.$R$2];[.M2]+[.$R$2];IF([.$A3]=[.M$1];[.L2]+[.$R$3];[.L2]+[.$R$4]))" office:value-type="float" office:value="0" calcext:value-type="float">
            <text:p>0</text:p>
          </table:table-cell>
          <table:table-cell table:number-columns-repeated="3"/>
          <table:table-cell table:style-name="ce49" office:value-type="string" calcext:value-type="string">
            <text:p>match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4]+[.$R$2];[.C3]+[.$R$2];IF([.$A4]=[.C$1];[.B3]+[.$R$3];[.B3]+[.$R$4]))" office:value-type="float" office:value="0" calcext:value-type="float">
            <text:p>0</text:p>
          </table:table-cell>
          <table:table-cell table:formula="of:=MAX(0;[.C4]+[.$R$2];[.D3]+[.$R$2];IF([.$A4]=[.D$1];[.C3]+[.$R$3];[.C3]+[.$R$4]))" office:value-type="float" office:value="0" calcext:value-type="float">
            <text:p>0</text:p>
          </table:table-cell>
          <table:table-cell table:formula="of:=MAX(0;[.D4]+[.$R$2];[.E3]+[.$R$2];IF([.$A4]=[.E$1];[.D3]+[.$R$3];[.D3]+[.$R$4]))" office:value-type="float" office:value="0" calcext:value-type="float">
            <text:p>0</text:p>
          </table:table-cell>
          <table:table-cell table:formula="of:=MAX(0;[.E4]+[.$R$2];[.F3]+[.$R$2];IF([.$A4]=[.F$1];[.E3]+[.$R$3];[.E3]+[.$R$4]))" office:value-type="float" office:value="0" calcext:value-type="float">
            <text:p>0</text:p>
          </table:table-cell>
          <table:table-cell table:formula="of:=MAX(0;[.F4]+[.$R$2];[.G3]+[.$R$2];IF([.$A4]=[.G$1];[.F3]+[.$R$3];[.F3]+[.$R$4]))" office:value-type="float" office:value="0" calcext:value-type="float">
            <text:p>0</text:p>
          </table:table-cell>
          <table:table-cell table:formula="of:=MAX(0;[.G4]+[.$R$2];[.H3]+[.$R$2];IF([.$A4]=[.H$1];[.G3]+[.$R$3];[.G3]+[.$R$4]))" office:value-type="float" office:value="0" calcext:value-type="float">
            <text:p>0</text:p>
          </table:table-cell>
          <table:table-cell table:formula="of:=MAX(0;[.H4]+[.$R$2];[.I3]+[.$R$2];IF([.$A4]=[.I$1];[.H3]+[.$R$3];[.H3]+[.$R$4]))" office:value-type="float" office:value="0" calcext:value-type="float">
            <text:p>0</text:p>
          </table:table-cell>
          <table:table-cell table:formula="of:=MAX(0;[.I4]+[.$R$2];[.J3]+[.$R$2];IF([.$A4]=[.J$1];[.I3]+[.$R$3];[.I3]+[.$R$4]))" office:value-type="float" office:value="0" calcext:value-type="float">
            <text:p>0</text:p>
          </table:table-cell>
          <table:table-cell table:formula="of:=MAX(0;[.J4]+[.$R$2];[.K3]+[.$R$2];IF([.$A4]=[.K$1];[.J3]+[.$R$3];[.J3]+[.$R$4]))" office:value-type="float" office:value="0" calcext:value-type="float">
            <text:p>0</text:p>
          </table:table-cell>
          <table:table-cell table:formula="of:=MAX(0;[.K4]+[.$R$2];[.L3]+[.$R$2];IF([.$A4]=[.L$1];[.K3]+[.$R$3];[.K3]+[.$R$4]))" office:value-type="float" office:value="0" calcext:value-type="float">
            <text:p>0</text:p>
          </table:table-cell>
          <table:table-cell table:formula="of:=MAX(0;[.L4]+[.$R$2];[.M3]+[.$R$2];IF([.$A4]=[.M$1];[.L3]+[.$R$3];[.L3]+[.$R$4]))" office:value-type="float" office:value="0" calcext:value-type="float">
            <text:p>0</text:p>
          </table:table-cell>
          <table:table-cell table:number-columns-repeated="3"/>
          <table:table-cell table:style-name="ce49" office:value-type="string" calcext:value-type="string">
            <text:p>mismatch</text:p>
          </table:table-cell>
          <table:table-cell table:style-name="ce49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5]+[.$R$2];[.C4]+[.$R$2];IF([.$A5]=[.C$1];[.B4]+[.$R$3];[.B4]+[.$R$4]))" office:value-type="float" office:value="0" calcext:value-type="float">
            <text:p>0</text:p>
          </table:table-cell>
          <table:table-cell table:formula="of:=MAX(0;[.C5]+[.$R$2];[.D4]+[.$R$2];IF([.$A5]=[.D$1];[.C4]+[.$R$3];[.C4]+[.$R$4]))" office:value-type="float" office:value="0" calcext:value-type="float">
            <text:p>0</text:p>
          </table:table-cell>
          <table:table-cell table:formula="of:=MAX(0;[.D5]+[.$R$2];[.E4]+[.$R$2];IF([.$A5]=[.E$1];[.D4]+[.$R$3];[.D4]+[.$R$4]))" office:value-type="float" office:value="0" calcext:value-type="float">
            <text:p>0</text:p>
          </table:table-cell>
          <table:table-cell table:formula="of:=MAX(0;[.E5]+[.$R$2];[.F4]+[.$R$2];IF([.$A5]=[.F$1];[.E4]+[.$R$3];[.E4]+[.$R$4]))" office:value-type="float" office:value="0" calcext:value-type="float">
            <text:p>0</text:p>
          </table:table-cell>
          <table:table-cell table:formula="of:=MAX(0;[.F5]+[.$R$2];[.G4]+[.$R$2];IF([.$A5]=[.G$1];[.F4]+[.$R$3];[.F4]+[.$R$4]))" office:value-type="float" office:value="0" calcext:value-type="float">
            <text:p>0</text:p>
          </table:table-cell>
          <table:table-cell table:formula="of:=MAX(0;[.G5]+[.$R$2];[.H4]+[.$R$2];IF([.$A5]=[.H$1];[.G4]+[.$R$3];[.G4]+[.$R$4]))" office:value-type="float" office:value="0" calcext:value-type="float">
            <text:p>0</text:p>
          </table:table-cell>
          <table:table-cell table:formula="of:=MAX(0;[.H5]+[.$R$2];[.I4]+[.$R$2];IF([.$A5]=[.I$1];[.H4]+[.$R$3];[.H4]+[.$R$4]))" office:value-type="float" office:value="0" calcext:value-type="float">
            <text:p>0</text:p>
          </table:table-cell>
          <table:table-cell table:formula="of:=MAX(0;[.I5]+[.$R$2];[.J4]+[.$R$2];IF([.$A5]=[.J$1];[.I4]+[.$R$3];[.I4]+[.$R$4]))" office:value-type="float" office:value="0" calcext:value-type="float">
            <text:p>0</text:p>
          </table:table-cell>
          <table:table-cell table:formula="of:=MAX(0;[.J5]+[.$R$2];[.K4]+[.$R$2];IF([.$A5]=[.K$1];[.J4]+[.$R$3];[.J4]+[.$R$4]))" office:value-type="float" office:value="0" calcext:value-type="float">
            <text:p>0</text:p>
          </table:table-cell>
          <table:table-cell table:formula="of:=MAX(0;[.K5]+[.$R$2];[.L4]+[.$R$2];IF([.$A5]=[.L$1];[.K4]+[.$R$3];[.K4]+[.$R$4]))" office:value-type="float" office:value="0" calcext:value-type="float">
            <text:p>0</text:p>
          </table:table-cell>
          <table:table-cell table:formula="of:=MAX(0;[.L5]+[.$R$2];[.M4]+[.$R$2];IF([.$A5]=[.M$1];[.L4]+[.$R$3];[.L4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6]+[.$R$2];[.C5]+[.$R$2];IF([.$A6]=[.C$1];[.B5]+[.$R$3];[.B5]+[.$R$4]))" office:value-type="float" office:value="0" calcext:value-type="float">
            <text:p>0</text:p>
          </table:table-cell>
          <table:table-cell table:formula="of:=MAX(0;[.C6]+[.$R$2];[.D5]+[.$R$2];IF([.$A6]=[.D$1];[.C5]+[.$R$3];[.C5]+[.$R$4]))" office:value-type="float" office:value="0" calcext:value-type="float">
            <text:p>0</text:p>
          </table:table-cell>
          <table:table-cell table:formula="of:=MAX(0;[.D6]+[.$R$2];[.E5]+[.$R$2];IF([.$A6]=[.E$1];[.D5]+[.$R$3];[.D5]+[.$R$4]))" office:value-type="float" office:value="0" calcext:value-type="float">
            <text:p>0</text:p>
          </table:table-cell>
          <table:table-cell table:formula="of:=MAX(0;[.E6]+[.$R$2];[.F5]+[.$R$2];IF([.$A6]=[.F$1];[.E5]+[.$R$3];[.E5]+[.$R$4]))" office:value-type="float" office:value="1" calcext:value-type="float">
            <text:p>1</text:p>
          </table:table-cell>
          <table:table-cell table:formula="of:=MAX(0;[.F6]+[.$R$2];[.G5]+[.$R$2];IF([.$A6]=[.G$1];[.F5]+[.$R$3];[.F5]+[.$R$4]))" office:value-type="float" office:value="1" calcext:value-type="float">
            <text:p>1</text:p>
          </table:table-cell>
          <table:table-cell table:formula="of:=MAX(0;[.G6]+[.$R$2];[.H5]+[.$R$2];IF([.$A6]=[.H$1];[.G5]+[.$R$3];[.G5]+[.$R$4]))" office:value-type="float" office:value="1" calcext:value-type="float">
            <text:p>1</text:p>
          </table:table-cell>
          <table:table-cell table:formula="of:=MAX(0;[.H6]+[.$R$2];[.I5]+[.$R$2];IF([.$A6]=[.I$1];[.H5]+[.$R$3];[.H5]+[.$R$4]))" office:value-type="float" office:value="1" calcext:value-type="float">
            <text:p>1</text:p>
          </table:table-cell>
          <table:table-cell table:formula="of:=MAX(0;[.I6]+[.$R$2];[.J5]+[.$R$2];IF([.$A6]=[.J$1];[.I5]+[.$R$3];[.I5]+[.$R$4]))" office:value-type="float" office:value="0" calcext:value-type="float">
            <text:p>0</text:p>
          </table:table-cell>
          <table:table-cell table:formula="of:=MAX(0;[.J6]+[.$R$2];[.K5]+[.$R$2];IF([.$A6]=[.K$1];[.J5]+[.$R$3];[.J5]+[.$R$4]))" office:value-type="float" office:value="0" calcext:value-type="float">
            <text:p>0</text:p>
          </table:table-cell>
          <table:table-cell table:formula="of:=MAX(0;[.K6]+[.$R$2];[.L5]+[.$R$2];IF([.$A6]=[.L$1];[.K5]+[.$R$3];[.K5]+[.$R$4]))" office:value-type="float" office:value="0" calcext:value-type="float">
            <text:p>0</text:p>
          </table:table-cell>
          <table:table-cell table:formula="of:=MAX(0;[.L6]+[.$R$2];[.M5]+[.$R$2];IF([.$A6]=[.M$1];[.L5]+[.$R$3];[.L5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7]+[.$R$2];[.C6]+[.$R$2];IF([.$A7]=[.C$1];[.B6]+[.$R$3];[.B6]+[.$R$4]))" office:value-type="float" office:value="0" calcext:value-type="float">
            <text:p>0</text:p>
          </table:table-cell>
          <table:table-cell table:formula="of:=MAX(0;[.C7]+[.$R$2];[.D6]+[.$R$2];IF([.$A7]=[.D$1];[.C6]+[.$R$3];[.C6]+[.$R$4]))" office:value-type="float" office:value="0" calcext:value-type="float">
            <text:p>0</text:p>
          </table:table-cell>
          <table:table-cell table:formula="of:=MAX(0;[.D7]+[.$R$2];[.E6]+[.$R$2];IF([.$A7]=[.E$1];[.D6]+[.$R$3];[.D6]+[.$R$4]))" office:value-type="float" office:value="0" calcext:value-type="float">
            <text:p>0</text:p>
          </table:table-cell>
          <table:table-cell table:formula="of:=MAX(0;[.E7]+[.$R$2];[.F6]+[.$R$2];IF([.$A7]=[.F$1];[.E6]+[.$R$3];[.E6]+[.$R$4]))" office:value-type="float" office:value="1" calcext:value-type="float">
            <text:p>1</text:p>
          </table:table-cell>
          <table:table-cell table:formula="of:=MAX(0;[.F7]+[.$R$2];[.G6]+[.$R$2];IF([.$A7]=[.G$1];[.F6]+[.$R$3];[.F6]+[.$R$4]))" office:value-type="float" office:value="2" calcext:value-type="float">
            <text:p>2</text:p>
          </table:table-cell>
          <table:table-cell table:formula="of:=MAX(0;[.G7]+[.$R$2];[.H6]+[.$R$2];IF([.$A7]=[.H$1];[.G6]+[.$R$3];[.G6]+[.$R$4]))" office:value-type="float" office:value="2" calcext:value-type="float">
            <text:p>2</text:p>
          </table:table-cell>
          <table:table-cell table:formula="of:=MAX(0;[.H7]+[.$R$2];[.I6]+[.$R$2];IF([.$A7]=[.I$1];[.H6]+[.$R$3];[.H6]+[.$R$4]))" office:value-type="float" office:value="2" calcext:value-type="float">
            <text:p>2</text:p>
          </table:table-cell>
          <table:table-cell table:formula="of:=MAX(0;[.I7]+[.$R$2];[.J6]+[.$R$2];IF([.$A7]=[.J$1];[.I6]+[.$R$3];[.I6]+[.$R$4]))" office:value-type="float" office:value="0" calcext:value-type="float">
            <text:p>0</text:p>
          </table:table-cell>
          <table:table-cell table:formula="of:=MAX(0;[.J7]+[.$R$2];[.K6]+[.$R$2];IF([.$A7]=[.K$1];[.J6]+[.$R$3];[.J6]+[.$R$4]))" office:value-type="float" office:value="0" calcext:value-type="float">
            <text:p>0</text:p>
          </table:table-cell>
          <table:table-cell table:formula="of:=MAX(0;[.K7]+[.$R$2];[.L6]+[.$R$2];IF([.$A7]=[.L$1];[.K6]+[.$R$3];[.K6]+[.$R$4]))" office:value-type="float" office:value="0" calcext:value-type="float">
            <text:p>0</text:p>
          </table:table-cell>
          <table:table-cell table:formula="of:=MAX(0;[.L7]+[.$R$2];[.M6]+[.$R$2];IF([.$A7]=[.M$1];[.L6]+[.$R$3];[.L6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8]+[.$R$2];[.C7]+[.$R$2];IF([.$A8]=[.C$1];[.B7]+[.$R$3];[.B7]+[.$R$4]))" office:value-type="float" office:value="0" calcext:value-type="float">
            <text:p>0</text:p>
          </table:table-cell>
          <table:table-cell table:formula="of:=MAX(0;[.C8]+[.$R$2];[.D7]+[.$R$2];IF([.$A8]=[.D$1];[.C7]+[.$R$3];[.C7]+[.$R$4]))" office:value-type="float" office:value="0" calcext:value-type="float">
            <text:p>0</text:p>
          </table:table-cell>
          <table:table-cell table:formula="of:=MAX(0;[.D8]+[.$R$2];[.E7]+[.$R$2];IF([.$A8]=[.E$1];[.D7]+[.$R$3];[.D7]+[.$R$4]))" office:value-type="float" office:value="0" calcext:value-type="float">
            <text:p>0</text:p>
          </table:table-cell>
          <table:table-cell table:formula="of:=MAX(0;[.E8]+[.$R$2];[.F7]+[.$R$2];IF([.$A8]=[.F$1];[.E7]+[.$R$3];[.E7]+[.$R$4]))" office:value-type="float" office:value="1" calcext:value-type="float">
            <text:p>1</text:p>
          </table:table-cell>
          <table:table-cell table:formula="of:=MAX(0;[.F8]+[.$R$2];[.G7]+[.$R$2];IF([.$A8]=[.G$1];[.F7]+[.$R$3];[.F7]+[.$R$4]))" office:value-type="float" office:value="2" calcext:value-type="float">
            <text:p>2</text:p>
          </table:table-cell>
          <table:table-cell table:formula="of:=MAX(0;[.G8]+[.$R$2];[.H7]+[.$R$2];IF([.$A8]=[.H$1];[.G7]+[.$R$3];[.G7]+[.$R$4]))" office:value-type="float" office:value="3" calcext:value-type="float">
            <text:p>3</text:p>
          </table:table-cell>
          <table:table-cell table:formula="of:=MAX(0;[.H8]+[.$R$2];[.I7]+[.$R$2];IF([.$A8]=[.I$1];[.H7]+[.$R$3];[.H7]+[.$R$4]))" office:value-type="float" office:value="3" calcext:value-type="float">
            <text:p>3</text:p>
          </table:table-cell>
          <table:table-cell table:formula="of:=MAX(0;[.I8]+[.$R$2];[.J7]+[.$R$2];IF([.$A8]=[.J$1];[.I7]+[.$R$3];[.I7]+[.$R$4]))" office:value-type="float" office:value="1" calcext:value-type="float">
            <text:p>1</text:p>
          </table:table-cell>
          <table:table-cell table:formula="of:=MAX(0;[.J8]+[.$R$2];[.K7]+[.$R$2];IF([.$A8]=[.K$1];[.J7]+[.$R$3];[.J7]+[.$R$4]))" office:value-type="float" office:value="0" calcext:value-type="float">
            <text:p>0</text:p>
          </table:table-cell>
          <table:table-cell table:formula="of:=MAX(0;[.K8]+[.$R$2];[.L7]+[.$R$2];IF([.$A8]=[.L$1];[.K7]+[.$R$3];[.K7]+[.$R$4]))" office:value-type="float" office:value="0" calcext:value-type="float">
            <text:p>0</text:p>
          </table:table-cell>
          <table:table-cell table:formula="of:=MAX(0;[.L8]+[.$R$2];[.M7]+[.$R$2];IF([.$A8]=[.M$1];[.L7]+[.$R$3];[.L7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9]+[.$R$2];[.C8]+[.$R$2];IF([.$A9]=[.C$1];[.B8]+[.$R$3];[.B8]+[.$R$4]))" office:value-type="float" office:value="0" calcext:value-type="float">
            <text:p>0</text:p>
          </table:table-cell>
          <table:table-cell table:formula="of:=MAX(0;[.C9]+[.$R$2];[.D8]+[.$R$2];IF([.$A9]=[.D$1];[.C8]+[.$R$3];[.C8]+[.$R$4]))" office:value-type="float" office:value="0" calcext:value-type="float">
            <text:p>0</text:p>
          </table:table-cell>
          <table:table-cell table:formula="of:=MAX(0;[.D9]+[.$R$2];[.E8]+[.$R$2];IF([.$A9]=[.E$1];[.D8]+[.$R$3];[.D8]+[.$R$4]))" office:value-type="float" office:value="0" calcext:value-type="float">
            <text:p>0</text:p>
          </table:table-cell>
          <table:table-cell table:formula="of:=MAX(0;[.E9]+[.$R$2];[.F8]+[.$R$2];IF([.$A9]=[.F$1];[.E8]+[.$R$3];[.E8]+[.$R$4]))" office:value-type="float" office:value="1" calcext:value-type="float">
            <text:p>1</text:p>
          </table:table-cell>
          <table:table-cell table:formula="of:=MAX(0;[.F9]+[.$R$2];[.G8]+[.$R$2];IF([.$A9]=[.G$1];[.F8]+[.$R$3];[.F8]+[.$R$4]))" office:value-type="float" office:value="2" calcext:value-type="float">
            <text:p>2</text:p>
          </table:table-cell>
          <table:table-cell table:formula="of:=MAX(0;[.G9]+[.$R$2];[.H8]+[.$R$2];IF([.$A9]=[.H$1];[.G8]+[.$R$3];[.G8]+[.$R$4]))" office:value-type="float" office:value="3" calcext:value-type="float">
            <text:p>3</text:p>
          </table:table-cell>
          <table:table-cell table:formula="of:=MAX(0;[.H9]+[.$R$2];[.I8]+[.$R$2];IF([.$A9]=[.I$1];[.H8]+[.$R$3];[.H8]+[.$R$4]))" office:value-type="float" office:value="4" calcext:value-type="float">
            <text:p>4</text:p>
          </table:table-cell>
          <table:table-cell table:formula="of:=MAX(0;[.I9]+[.$R$2];[.J8]+[.$R$2];IF([.$A9]=[.J$1];[.I8]+[.$R$3];[.I8]+[.$R$4]))" office:value-type="float" office:value="2" calcext:value-type="float">
            <text:p>2</text:p>
          </table:table-cell>
          <table:table-cell table:formula="of:=MAX(0;[.J9]+[.$R$2];[.K8]+[.$R$2];IF([.$A9]=[.K$1];[.J8]+[.$R$3];[.J8]+[.$R$4]))" office:value-type="float" office:value="0" calcext:value-type="float">
            <text:p>0</text:p>
          </table:table-cell>
          <table:table-cell table:formula="of:=MAX(0;[.K9]+[.$R$2];[.L8]+[.$R$2];IF([.$A9]=[.L$1];[.K8]+[.$R$3];[.K8]+[.$R$4]))" office:value-type="float" office:value="0" calcext:value-type="float">
            <text:p>0</text:p>
          </table:table-cell>
          <table:table-cell table:formula="of:=MAX(0;[.L9]+[.$R$2];[.M8]+[.$R$2];IF([.$A9]=[.M$1];[.L8]+[.$R$3];[.L8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10]+[.$R$2];[.C9]+[.$R$2];IF([.$A10]=[.C$1];[.B9]+[.$R$3];[.B9]+[.$R$4]))" office:value-type="float" office:value="0" calcext:value-type="float">
            <text:p>0</text:p>
          </table:table-cell>
          <table:table-cell table:formula="of:=MAX(0;[.C10]+[.$R$2];[.D9]+[.$R$2];IF([.$A10]=[.D$1];[.C9]+[.$R$3];[.C9]+[.$R$4]))" office:value-type="float" office:value="0" calcext:value-type="float">
            <text:p>0</text:p>
          </table:table-cell>
          <table:table-cell table:formula="of:=MAX(0;[.D10]+[.$R$2];[.E9]+[.$R$2];IF([.$A10]=[.E$1];[.D9]+[.$R$3];[.D9]+[.$R$4]))" office:value-type="float" office:value="0" calcext:value-type="float">
            <text:p>0</text:p>
          </table:table-cell>
          <table:table-cell table:formula="of:=MAX(0;[.E10]+[.$R$2];[.F9]+[.$R$2];IF([.$A10]=[.F$1];[.E9]+[.$R$3];[.E9]+[.$R$4]))" office:value-type="float" office:value="0" calcext:value-type="float">
            <text:p>0</text:p>
          </table:table-cell>
          <table:table-cell table:formula="of:=MAX(0;[.F10]+[.$R$2];[.G9]+[.$R$2];IF([.$A10]=[.G$1];[.F9]+[.$R$3];[.F9]+[.$R$4]))" office:value-type="float" office:value="0" calcext:value-type="float">
            <text:p>0</text:p>
          </table:table-cell>
          <table:table-cell table:formula="of:=MAX(0;[.G10]+[.$R$2];[.H9]+[.$R$2];IF([.$A10]=[.H$1];[.G9]+[.$R$3];[.G9]+[.$R$4]))" office:value-type="float" office:value="1" calcext:value-type="float">
            <text:p>1</text:p>
          </table:table-cell>
          <table:table-cell table:formula="of:=MAX(0;[.H10]+[.$R$2];[.I9]+[.$R$2];IF([.$A10]=[.I$1];[.H9]+[.$R$3];[.H9]+[.$R$4]))" office:value-type="float" office:value="2" calcext:value-type="float">
            <text:p>2</text:p>
          </table:table-cell>
          <table:table-cell table:formula="of:=MAX(0;[.I10]+[.$R$2];[.J9]+[.$R$2];IF([.$A10]=[.J$1];[.I9]+[.$R$3];[.I9]+[.$R$4]))" office:value-type="float" office:value="3" calcext:value-type="float">
            <text:p>3</text:p>
          </table:table-cell>
          <table:table-cell table:formula="of:=MAX(0;[.J10]+[.$R$2];[.K9]+[.$R$2];IF([.$A10]=[.K$1];[.J9]+[.$R$3];[.J9]+[.$R$4]))" office:value-type="float" office:value="1" calcext:value-type="float">
            <text:p>1</text:p>
          </table:table-cell>
          <table:table-cell table:formula="of:=MAX(0;[.K10]+[.$R$2];[.L9]+[.$R$2];IF([.$A10]=[.L$1];[.K9]+[.$R$3];[.K9]+[.$R$4]))" office:value-type="float" office:value="0" calcext:value-type="float">
            <text:p>0</text:p>
          </table:table-cell>
          <table:table-cell table:formula="of:=MAX(0;[.L10]+[.$R$2];[.M9]+[.$R$2];IF([.$A10]=[.M$1];[.L9]+[.$R$3];[.L9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11]+[.$R$2];[.C10]+[.$R$2];IF([.$A11]=[.C$1];[.B10]+[.$R$3];[.B10]+[.$R$4]))" office:value-type="float" office:value="0" calcext:value-type="float">
            <text:p>0</text:p>
          </table:table-cell>
          <table:table-cell table:formula="of:=MAX(0;[.C11]+[.$R$2];[.D10]+[.$R$2];IF([.$A11]=[.D$1];[.C10]+[.$R$3];[.C10]+[.$R$4]))" office:value-type="float" office:value="0" calcext:value-type="float">
            <text:p>0</text:p>
          </table:table-cell>
          <table:table-cell table:formula="of:=MAX(0;[.D11]+[.$R$2];[.E10]+[.$R$2];IF([.$A11]=[.E$1];[.D10]+[.$R$3];[.D10]+[.$R$4]))" office:value-type="float" office:value="0" calcext:value-type="float">
            <text:p>0</text:p>
          </table:table-cell>
          <table:table-cell table:formula="of:=MAX(0;[.E11]+[.$R$2];[.F10]+[.$R$2];IF([.$A11]=[.F$1];[.E10]+[.$R$3];[.E10]+[.$R$4]))" office:value-type="float" office:value="0" calcext:value-type="float">
            <text:p>0</text:p>
          </table:table-cell>
          <table:table-cell table:formula="of:=MAX(0;[.F11]+[.$R$2];[.G10]+[.$R$2];IF([.$A11]=[.G$1];[.F10]+[.$R$3];[.F10]+[.$R$4]))" office:value-type="float" office:value="0" calcext:value-type="float">
            <text:p>0</text:p>
          </table:table-cell>
          <table:table-cell table:formula="of:=MAX(0;[.G11]+[.$R$2];[.H10]+[.$R$2];IF([.$A11]=[.H$1];[.G10]+[.$R$3];[.G10]+[.$R$4]))" office:value-type="float" office:value="0" calcext:value-type="float">
            <text:p>0</text:p>
          </table:table-cell>
          <table:table-cell table:formula="of:=MAX(0;[.H11]+[.$R$2];[.I10]+[.$R$2];IF([.$A11]=[.I$1];[.H10]+[.$R$3];[.H10]+[.$R$4]))" office:value-type="float" office:value="0" calcext:value-type="float">
            <text:p>0</text:p>
          </table:table-cell>
          <table:table-cell table:formula="of:=MAX(0;[.I11]+[.$R$2];[.J10]+[.$R$2];IF([.$A11]=[.J$1];[.I10]+[.$R$3];[.I10]+[.$R$4]))" office:value-type="float" office:value="1" calcext:value-type="float">
            <text:p>1</text:p>
          </table:table-cell>
          <table:table-cell table:formula="of:=MAX(0;[.J11]+[.$R$2];[.K10]+[.$R$2];IF([.$A11]=[.K$1];[.J10]+[.$R$3];[.J10]+[.$R$4]))" office:value-type="float" office:value="2" calcext:value-type="float">
            <text:p>2</text:p>
          </table:table-cell>
          <table:table-cell table:formula="of:=MAX(0;[.K11]+[.$R$2];[.L10]+[.$R$2];IF([.$A11]=[.L$1];[.K10]+[.$R$3];[.K10]+[.$R$4]))" office:value-type="float" office:value="0" calcext:value-type="float">
            <text:p>0</text:p>
          </table:table-cell>
          <table:table-cell table:formula="of:=MAX(0;[.L11]+[.$R$2];[.M10]+[.$R$2];IF([.$A11]=[.M$1];[.L10]+[.$R$3];[.L10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12]+[.$R$2];[.C11]+[.$R$2];IF([.$A12]=[.C$1];[.B11]+[.$R$3];[.B11]+[.$R$4]))" office:value-type="float" office:value="0" calcext:value-type="float">
            <text:p>0</text:p>
          </table:table-cell>
          <table:table-cell table:formula="of:=MAX(0;[.C12]+[.$R$2];[.D11]+[.$R$2];IF([.$A12]=[.D$1];[.C11]+[.$R$3];[.C11]+[.$R$4]))" office:value-type="float" office:value="0" calcext:value-type="float">
            <text:p>0</text:p>
          </table:table-cell>
          <table:table-cell table:formula="of:=MAX(0;[.D12]+[.$R$2];[.E11]+[.$R$2];IF([.$A12]=[.E$1];[.D11]+[.$R$3];[.D11]+[.$R$4]))" office:value-type="float" office:value="0" calcext:value-type="float">
            <text:p>0</text:p>
          </table:table-cell>
          <table:table-cell table:formula="of:=MAX(0;[.E12]+[.$R$2];[.F11]+[.$R$2];IF([.$A12]=[.F$1];[.E11]+[.$R$3];[.E11]+[.$R$4]))" office:value-type="float" office:value="0" calcext:value-type="float">
            <text:p>0</text:p>
          </table:table-cell>
          <table:table-cell table:formula="of:=MAX(0;[.F12]+[.$R$2];[.G11]+[.$R$2];IF([.$A12]=[.G$1];[.F11]+[.$R$3];[.F11]+[.$R$4]))" office:value-type="float" office:value="0" calcext:value-type="float">
            <text:p>0</text:p>
          </table:table-cell>
          <table:table-cell table:formula="of:=MAX(0;[.G12]+[.$R$2];[.H11]+[.$R$2];IF([.$A12]=[.H$1];[.G11]+[.$R$3];[.G11]+[.$R$4]))" office:value-type="float" office:value="0" calcext:value-type="float">
            <text:p>0</text:p>
          </table:table-cell>
          <table:table-cell table:formula="of:=MAX(0;[.H12]+[.$R$2];[.I11]+[.$R$2];IF([.$A12]=[.I$1];[.H11]+[.$R$3];[.H11]+[.$R$4]))" office:value-type="float" office:value="0" calcext:value-type="float">
            <text:p>0</text:p>
          </table:table-cell>
          <table:table-cell table:formula="of:=MAX(0;[.I12]+[.$R$2];[.J11]+[.$R$2];IF([.$A12]=[.J$1];[.I11]+[.$R$3];[.I11]+[.$R$4]))" office:value-type="float" office:value="0" calcext:value-type="float">
            <text:p>0</text:p>
          </table:table-cell>
          <table:table-cell table:formula="of:=MAX(0;[.J12]+[.$R$2];[.K11]+[.$R$2];IF([.$A12]=[.K$1];[.J11]+[.$R$3];[.J11]+[.$R$4]))" office:value-type="float" office:value="0" calcext:value-type="float">
            <text:p>0</text:p>
          </table:table-cell>
          <table:table-cell table:formula="of:=MAX(0;[.K12]+[.$R$2];[.L11]+[.$R$2];IF([.$A12]=[.L$1];[.K11]+[.$R$3];[.K11]+[.$R$4]))" office:value-type="float" office:value="1" calcext:value-type="float">
            <text:p>1</text:p>
          </table:table-cell>
          <table:table-cell table:formula="of:=MAX(0;[.L12]+[.$R$2];[.M11]+[.$R$2];IF([.$A12]=[.M$1];[.L11]+[.$R$3];[.L11]+[.$R$4])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9:54:24.96463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carter </meta:initial-creator>
    <meta:creation-date>2013-12-17T15:15:02</meta:creation-date>
    <dc:date>2019-10-01T10:08:40.676371525</dc:date>
    <meta:editing-duration>PT56M49S</meta:editing-duration>
    <meta:editing-cycles>32</meta:editing-cycles>
    <meta:generator>LibreOffice/6.0.7.3$Linux_X86_64 LibreOffice_project/00m0$Build-3</meta:generator>
    <meta:document-statistic meta:table-count="4" meta:cell-count="1329" meta:object-count="0"/>
  </office:meta>
</office:document-meta>
</file>